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VR" svg:font-family="'Times VR'" style:font-adornments="Regular" style:font-pitch="variable"/>
    <style:font-face style:name="Times New Roman" svg:font-family="'Times New Roman'" style:font-family-generic="roman" style:font-pitch="variable"/>
    <style:font-face style:name="TimesLT" svg:font-family="TimesLT"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pacer" style:master-page-name="Body">
      <style:paragraph-properties style:page-number="auto"/>
    </style:style>
    <style:style style:name="T1" style:family="text"/>
    <style:style style:name="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flow-with-text="false"/>
    </style:style>
    <style:style style:name="fr2" style:family="graphic" style:parent-style-name="Frame">
      <style:graphic-properties fo:margin-left="0in" fo:margin-right="0in" fo:margin-top="0in" fo:margin-bottom="0in" style:vertical-pos="from-top" style:vertical-rel="page-content" style:horizontal-pos="left" style:horizontal-rel="page-content" fo:padding="0in" fo:border="none" style:shadow="none"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05in">
          <style:column-sep style:width="0.0008in" style:color="#000000" style:height="100%" style:style="solid"/>
          <style:column style:rel-width="32767*" fo:start-indent="0in" fo:end-indent="0.0252in"/>
          <style:column style:rel-width="32768*" fo:start-indent="0.0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13"/>
      </text:user-field-decls>
      <text:p text:style-name="P1"/>
      <text:section text:style-name="Sect1" text:name="Section1">
        <text:p text:style-name="Head1NI">Ante divinum Officium</text:p>
        <text:p text:style-name="BodyLDrop">APERI, Dómine, os me­um ad benedicéndum nomen sanctum tu­um: munda quoque cor me­um ab ómnibus vanis, pervérsis et aliénis cogitatiónibus; intelléctum illúmina, afféctum inflámma, ut digne, atténte ac devóte hoc Offícium recitáre váleam, et exaudíri mérear ante conspéctum divínæ Majestátis tuæ. Per Christum, Dóminum nostrum. <text:tab/><text:span text:style-name="VR">R. </text:span>Amen.</text:p>
        <text:p text:style-name="BodyLIndent">Dómine, in unióne illíus divínæ intentiónis, qua ipse in terris laudes Deo persolvísti, has ti­bi Horas <text:span text:style-name="Rubric">(vel </text:span>hanc ti­bi Horam<text:span text:style-name="Rubric">)</text:span> persólvo.</text:p>
        <text:p text:style-name="BodySm"/>
        <text:p text:style-name="BodyLDrop">PATER noster, qui es in cælis, sanctificétur nomen tu­um. Advéniat regnum tu­um. Fiat volúntas tua, sicut in cælo et in terra. Panem nostrum quotidiánum da nobis hódie. Et dimítte nobis débita nostra, sicut et nos dimíttimus debitóribus nostris. Et ne nos indúcas in tentatiónem: sed líbera nos a malo. Amen.</text:p>
        <text:p text:style-name="BodyLDrop">AVE, María, grátia plena; Dóminus tecum: benedícta tu in muliéribus, et benedíctus fructus ventris tui Jesus. Sancta María, Mater Dei, ora pro nobis peccatóribus, nunc et in hora mortis nostræ. Amen.</text:p>
        <text:p text:style-name="BodyLDrop">CREDO in Deum, Patrem omnipoténtem, Creatórem cæli et terræ. Et in Jesum Christum, Fílium ejus únicum, Dóminum nostrum: qui concéptus est de Spíritu Sancto, natus ex María Vírgine, passus sub Póntio Piláto, crucifíxus, mórtuus, et sepúltus: descéndit ad ínferos; tértia die resurréxit a mórtuis; ascéndit ad cælos; sedet ad déxteram Dei Patris omnipoténtis: inde ventúrus est judicáre vivos et mórtuos. Credo in Spíritum Sanctum, sanctam Ecclésiam cathólicam, Sanctórum communiónem, remissiónem peccatórum, carnis resurrectiónem, vitam ætérnam. Amen.</text:p>
        <text:p text:style-name="Head1NI">Post divinum Officium</text:p>
        <text:p text:style-name="BodyLDrop">SACROSÁNCTÆ et indivíduæ Trinitáti, crucifíxi Dómini nostri Jesu Christi humanitáti, beatíssimæ et gloriosíssimæ sempérque Vírginis Maríæ fôcúndæ integritáti, et ómnium Sanctórum universitáti sit sempitérna laus, honor, virtus et glória ab omni creatúra, nobísque remíssio ómnium peccatórum, per infiníta sãcula sæculórum. <text:tab/><text:span text:style-name="VR">R. </text:span>Amen.</text:p>
        <text:p text:style-name="BodyL"><text:span text:style-name="VR">V. </text:span>Beáta víscera Maríæ Vírginis, quæ portavérunt ætérni Patris Fílium. <text:span text:style-name="VR">R. </text:span>Et beáta úbera, quæ lactavérunt Christum Dóminum.</text:p>
        <text:p text:style-name="Rubric">Pater noster. Ave María.</text:p>
        <text:p text:style-name="BodyLDrop">O CLEMENTÍSSIME Jesu, grátias ago ti­bi ex toto corde meo. Propítius esto mi­hi vilíssimo peccatóri. Ego hanc actiónem óffero divíno Cordi tuo emendándam atque perficiéndam, ad laudem et glóriam sanctíssimi nóminis tui et beatíssimæ Matris tuæ, ad salútem ánimæ meæ totiúsque Ecclésiæ tuæ. <text:tab/><text:span text:style-name="VR">R. </text:span>Amen.</text:p>
        <text:p text:style-name="BodySm"/>
        <text:p text:style-name="Head1NI">Common Forms</text:p>
        <text:p text:style-name="Head2">The Collect</text:p>
        <text:p text:style-name="RubricH">To a Prayer addressed to God the Father:</text:p>
        <text:p text:style-name="BodyLIndent">Per <text:span text:style-name="Rubric">[eúmdem]</text:span> Dóminum nostrum, Jesum Christum, Fílium tu­um, qui tecum vivit et regnat, in unitáte <text:span text:style-name="Rubric">[ejúsdem]</text:span> Spíritus Sancti De­us, per ómnia sãcula sæculórum.</text:p>
        <text:p text:style-name="RubricH"><text:soft-page-break/>To a Prayer addressed to God the Father, which makes mention of God the Son in the final clause:</text:p>
        <text:p text:style-name="BodyLIndent">Qui tecum vivit et regnat in unitáte <text:span text:style-name="Rubric">[ejúsdem]</text:span> Spíritus Sancti, De­us per ómnia sãcula sæculórum.</text:p>
        <text:p text:style-name="RubricH">To a Prayer addressed to God the Son:</text:p>
        <text:p text:style-name="BodyLIndent">Qui vivis et regnas cum Deo Patre, in unitáte <text:span text:style-name="Rubric">[ejúsdem]</text:span> Spíritus Sancti De­us, per ómnia sãcula sæculórum.</text:p>
      </text:section>
      <text:p text:style-name="BodySm"/>
      <text:p text:style-name="Head3"><draw:frame draw:style-name="fr3" draw:name="graphics1" text:anchor-type="as-char" svg:width="0.5339in" style:rel-width="100%" svg:height="0.1547in" style:rel-height="scale" draw:z-index="90"><draw:image xlink:href="../Images/Saints/0908_nativity_of_bvm.png" xlink:type="simple" xlink:show="embed" xlink:actuate="onLoad"/></draw:frame></text:p>
      <text:p text:style-name="RubricH"/>
      <text:p text:style-name="BkHidden"><text:bookmark text:name="csBVMp"/></text:p>
      <text:h text:style-name="Hidden1" text:outline-level="1">Little Office BVM</text:h>
      <text:p text:style-name="Head1">Officium parvum B. Mariæ Virginis</text:p>
      <text:section text:style-name="Sect1" text:name="Section2">
        <text:p text:style-name="Head4">I. Extra Adventum.</text:p>
        <text:p text:style-name="BodyL"><text:span text:style-name="Rubric">Quod dicitur a Matutino diei 3 februarii usque ad Nonam Sabbati sancti inclusive, præterquam in festo Annuntiationis; et a Vesperis sabbati post octavam Pentecostes usque ad Nonam sabbati ante dominicam I Adventus inclusive.</text:span></text:p>
        <text:p text:style-name="Head4">II. In Adventu.</text:p>
        <text:p text:style-name="BodyL"><text:span text:style-name="Rubric">Quod dicitur a I Vesperis dominicæ I Adventus usque ad Nonam vigiliæ Nativitatis Domini inclusive, et in festo Annuntiationis.</text:span></text:p>
        <text:p text:style-name="Head4">III. Post Adventum.</text:p>
        <text:p text:style-name="BodyL"><text:span text:style-name="Rubric">Quod dicitur a Vesperis diei 24 decembris usque ad Completorium diei 2 februarii inclusive.</text:span></text:p>
        <text:p text:style-name="Head4">IV. Tempore Paschali.</text:p>
        <text:p text:style-name="BodyL"><text:span text:style-name="Rubric">Quod dicitur a Matutino dominicæ Resurrectionis usque ad Nonam sabbati Quatuor Temporum Pentecostes inclusive.</text:span></text:p>
        <text:p text:style-name="BodySm"/>
        <text:h text:style-name="Hidden2" text:outline-level="2">Matins</text:h>
        <text:p text:style-name="Head2">ad Matutínum</text:p>
        <text:p text:style-name="BodyL"><text:span text:style-name="VR">V. </text:span>Dómine, + lábia mea apéries.<text:tab/> <text:span text:style-name="VR">R. </text:span>Et os me­um annuntiábit laudem tu­am.</text:p>
        <text:p text:style-name="RubricHidden"><text:tab/>Ps 69:2</text:p>
        <text:p text:style-name="BodyL"><text:span text:style-name="VR">V. </text:span>De­us in adjutórium me­um inténde. <text:span text:style-name="VR">R. </text:span>Dómine ad adjuvándum me festína.</text:p>
        <text:p text:style-name="BodyL"><text:span text:style-name="BoldR">G</text:span>lória Patri, et Fílio, * et Spirítui Sancto. <text:span text:style-name="BoldR">S</text:span>icut erat in princípio, et nunc, et semper, * et in sãcula sæculórum. Amen.</text:p>
        <text:p text:style-name="BodyLSm"><text:span text:style-name="Rubric">(</text:span>Allelúja <text:span text:style-name="Rubric">vel</text:span> Laus ti­bi Dómine, Rex ætérnæ glóriæ.<text:span text:style-name="Rubric">)</text:span></text:p>
        <text:p text:style-name="BodySm"/>
        <text:p text:style-name="BodyL"><text:span text:style-name="Rubric">Invit.</text:span> Ave María, grátia plena; * Dóminus tecum.</text:p>
        <text:p text:style-name="Head2Ps">Psalmus 94</text:p>
        <text:p text:style-name="BodyL"><text:span text:style-name="Rubric">Dicitur conveniens Invitatorium, quod ante Psalmum bis integrum recitatur.</text:span></text:p>
        <text:p text:style-name="BodyLDrop">VENÍTE, exsultémus Dómino, jubilémus Deo, salutári nostro: præoccupémus fáciem ejus in confessióne, et in psalmis jubilémus ei.<text:tab/><text:line-break/><text:span text:style-name="Rubric">Repetitur integrum Invitatorium.</text:span></text:p>
        <text:p text:style-name="BodyL"><text:span text:style-name="Bold">Q</text:span>uóniam De­us magnus Dóminus, et Rex magnus super omnes deos: quóniam non repéllet Dóminus plebem suam: quia in manu ejus sunt omnes fines terræ, et altitúdines móntium ipse cónspicit.</text:p>
        <text:p text:style-name="BodyL"><text:span text:style-name="Rubric">Repetitur altera pars Invitatorii.</text:span></text:p>
        <text:p text:style-name="BodyL"><text:span text:style-name="Rubric">Ad verba </text:span>veníte, adorémus, et procidámus ante Deum<text:span text:style-name="Rubric">, genuflectitur.</text:span></text:p>
        <text:p text:style-name="BodyL"><text:soft-page-break/><text:span text:style-name="Bold">Q</text:span>uóniam ipsíus est mare, et ipse fecit illud, et áridam fundavérunt manus ejus: VENÍTE, ADORÉMUS, ET PROCIDÁMUS ANTE DEUM: plorémus coram Dómino, qui fecit nos, quia ipse est Dóminus De­us noster; nos autem pópulus ejus, et oves páscuæ ejus.</text:p>
        <text:p text:style-name="BodyL"><text:span text:style-name="Rubric">Repetitur integrum Invitatorium.</text:span></text:p>
        <text:p text:style-name="BodyL"><text:span text:style-name="Bold">H</text:span>ódie, si vocem ejus audiéritis, nolíte obduráre corda vestra, sicut in exacerbatióne, secúndum diem tentatiónis in desérto: ubi tentavérunt me patres vestri, probavérunt et vidérunt ópera mea.</text:p>
        <text:p text:style-name="BodyL"><text:span text:style-name="Rubric">Repetitur altera pars Invitatorii.</text:span></text:p>
        <text:p text:style-name="BodyL"><text:span text:style-name="Bold">Q</text:span>uadragínta annis próximus fui generatióni huic, et dixi: Semper hi errant corde; ipsi vero non cognovérunt vias meas: quibus jurávi in ira mea: Si introíbunt in réquiem me­am.</text:p>
        <text:p text:style-name="BodyL"><text:span text:style-name="Rubric">Repetitur integrum Invitatorium.</text:span></text:p>
        <text:p text:style-name="BodyL"><text:span text:style-name="Bold">G</text:span>lória Patri, et Fílio, et Spirítui Sancto. Sicut erat in princípio, et nunc, et semper, et in sãcula sæculórum. Amen.</text:p>
        <text:p text:style-name="BodyL"><text:span text:style-name="Rubric">Repetitur altera pars Invitatorii, deinque repetitur integrum Invitatorium.</text:span></text:p>
        <text:p text:style-name="BodySm"/>
        <text:p text:style-name="Head4">Hymnus</text:p>
        <text:p text:style-name="HymnL1"><text:span text:style-name="HymnR">Q</text:span>uem terra, pontus, sídera</text:p>
        <text:p text:style-name="HymnL">Colunt, adórant, prãdicant,</text:p>
        <text:p text:style-name="HymnL">Trinam regéntem máchinam,</text:p>
        <text:p text:style-name="HymnL">Claustrum Maríæ bájulat.</text:p>
        <text:p text:style-name="HymnS"/>
        <text:p text:style-name="HymnL"><text:span text:style-name="HymnR">C</text:span>ui luna, sol et ómnia</text:p>
        <text:p text:style-name="HymnL">Desérviunt per témpora,</text:p>
        <text:p text:style-name="HymnL">Perfúsa cæli grátia,</text:p>
        <text:p text:style-name="HymnL">Gestant puéllæ víscera.</text:p>
        <text:p text:style-name="HymnS"/>
        <text:p text:style-name="HymnL"><text:span text:style-name="HymnR">B</text:span>eáta Mater múnere,</text:p>
        <text:p text:style-name="HymnL">Cujus, supérnus Artifex</text:p>
        <text:p text:style-name="HymnL">Mundum pugíllo cóntinens,</text:p>
        <text:p text:style-name="HymnL">Ventris sub arca clausus est.</text:p>
        <text:p text:style-name="HymnS"/>
        <text:p text:style-name="HymnL"><text:span text:style-name="HymnR">B</text:span>eáta cæli núntio,</text:p>
        <text:p text:style-name="HymnL">Fôcúnda Sancto Spíritu,</text:p>
        <text:p text:style-name="HymnL">Desiderátus géntibus</text:p>
        <text:p text:style-name="HymnL">Cujus per alvum fusus est.</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text:span></text:p>
        <text:p text:style-name="BodySm"/>
        <text:p text:style-name="Head4">Dominica, Feria II et V:</text:p>
        <text:p text:style-name="Head2">In I Nocturno</text:p>
        <text:p text:style-name="BodyL"><text:span text:style-name="Rubric">Ant 1.</text:span> Benedícta tu * in muliéribus, et benedíctus fructus ventris tui.</text:p>
        <text:p text:style-name="Head2Ps">Psalmus 8</text:p>
        <text:p text:style-name="BodyLDrop">DÓMINE, Dóminus noster, * quam admirábile est nomen tu­um in univérsa terra!<text:tab/><text:line-break/><text:span text:style-name="Bold">Q</text:span>uóniam eleváta est magnificéntia tua, * super cælos.</text:p>
        <text:p text:style-name="BodyL"><text:span text:style-name="Bold">E</text:span>x ore infántium et lacténtium perfecísti laudem propter inimícos tuos, * ut déstruas inimícum et ultórem.</text:p>
        <text:p text:style-name="BodyL"><text:span text:style-name="Bold">Q</text:span>uóniam vidébo cælos tuos, ópera digitórum tuórum: * lunam et stellas, quæ tu fundásti.</text:p>
        <text:p text:style-name="BodyL"><text:span text:style-name="Bold">Q</text:span>uid est homo quod memor es ejus? * aut fílius hóminis, quóniam vísitas eum?</text:p>
        <text:p text:style-name="BodyL"><text:span text:style-name="Bold">M</text:span>inuísti eum paulo minus ab Angelis, glória et honóre coronásti eum: * et constituísti eum super ópera mánuum tuárum.</text:p>
        <text:p text:style-name="BodyL"><text:span text:style-name="Bold">O</text:span>mnia subjecísti sub pédibus ejus, * oves et boves univérsas: ínsuper et pécora campi.</text:p>
        <text:p text:style-name="BodyL"><text:span text:style-name="Bold">V</text:span>ólucres cæli, et pisces maris, * qui perámbulant sémitas maris.</text:p>
        <text:p text:style-name="BodyL"><text:span text:style-name="Bold">D</text:span>ómine, Dóminus noster, * quam admirábile est nomen tu­um in univérsa terra!</text:p>
        <text:p text:style-name="Spacer"/>
        <text:p text:style-name="BodyL"><text:span text:style-name="Rubric">Ant.</text:span> Benedícta tu in muliéribus, et benedíctus fructus ventris tui.</text:p>
        <text:p text:style-name="BodyL"><text:span text:style-name="Rubric">Ant 2.</text:span> Sicut myrrha * elécta, odórem dedísti suavitátis, sancta Dei Génitrix.</text:p>
        <text:p text:style-name="Head2Ps"><text:soft-page-break/>Psalmus 18</text:p>
        <text:p text:style-name="BodyLDrop">CÆLI enárrant glóriam Dei: * et ópera mánuum ejus annúntiat firmaméntum.<text:tab/><text:line-break/><text:span text:style-name="Bold">D</text:span>ies diéi erúctat verbum, * et nox nocti índicat sciéntiam.</text:p>
        <text:p text:style-name="BodyL"><text:span text:style-name="Bold">N</text:span>on sunt loquélæ, neque sermónes, * quorum non audiántur voces eórum.</text:p>
        <text:p text:style-name="BodyL"><text:span text:style-name="Bold">I</text:span>n omnem terram exívit sonus eórum: * et in fines orbis terræ verba eórum.</text:p>
        <text:p text:style-name="BodyL"><text:span text:style-name="Bold">I</text:span>n sole pósuit tabernáculum suum: * et ipse tamquam sponsus procédens de thálamo suo:</text:p>
        <text:p text:style-name="BodyL"><text:span text:style-name="Bold">E</text:span>xsultávit ut gigas ad curréndam viam, * a summo cælo egréssio ejus:</text:p>
        <text:p text:style-name="BodyL"><text:span text:style-name="Bold">E</text:span>t occúrsus ejus usque ad summum ejus: * nec est qui se abscóndat a calóre ejus.</text:p>
        <text:p text:style-name="BodyL"><text:span text:style-name="Bold">L</text:span>ex Dómini immaculáta, convértens ánimas: * testimónium Dómini fidéle, sapiéntiam præstans párvulis.</text:p>
        <text:p text:style-name="BodyL"><text:span text:style-name="Bold">J</text:span>ustítiæ Dómini rectæ, lætificántes corda: * præcéptum Dómini lúcidum; illúminans óculos.</text:p>
        <text:p text:style-name="BodyL"><text:span text:style-name="Bold">T</text:span>imor Dómini sanctus, pérmanens in sãculum sãculi: * judícia Dómini vera, justificáta in semetípsa.</text:p>
        <text:p text:style-name="BodyL"><text:span text:style-name="Bold">D</text:span>esiderabília super aurum et lápidem pretiósum multum: * et dulcióra super mel et favum.</text:p>
        <text:p text:style-name="BodyL"><text:span text:style-name="Bold">E</text:span>tenim servus tuus custódit ea, * in custodiéndis illis retribútio multa.</text:p>
        <text:p text:style-name="BodyL"><text:span text:style-name="Bold">D</text:span>elícta quis intélligit? ab occúltis meis munda me: * et ab aliénis parce servo tuo.</text:p>
        <text:p text:style-name="BodyL"><text:span text:style-name="Bold">S</text:span>i mei non fúerint domináti, tunc immaculátus ero: * et emundábor a delícto máximo.</text:p>
        <text:p text:style-name="BodyL"><text:span text:style-name="Bold">E</text:span>t erunt ut compláceant elóquia oris mei: * et meditátio cordis mei in conspéctu tuo semper.</text:p>
        <text:p text:style-name="BodyL"><text:span text:style-name="Bold">D</text:span>ómine, adjútor me­us, * et redémptor me­us.</text:p>
        <text:p text:style-name="Spacer"/>
        <text:p text:style-name="BodyL"><text:span text:style-name="Rubric">Ant.</text:span> Sicut myrrha elécta, odórem dedísti suavitátis, sancta Dei Génitrix.</text:p>
        <text:p text:style-name="BodyL"><text:span text:style-name="Rubric">Ant 3.</text:span> Ante torum * hujus Vírginis frequentáte nobis dúlcia cántica drámatis.</text:p>
        <text:p text:style-name="Head2Ps">Psalmus 23</text:p>
        <text:p text:style-name="BodyLDrop">DÓMINI est terra, et plenitúdo ejus: * orbis terrárum, et univérsi qui hábitant in eo.<text:tab/><text:line-break/><text:span text:style-name="Bold">Q</text:span>uia ipse super mária fundávit eum: * et super flúmina præparávit eum.</text:p>
        <text:p text:style-name="BodyL"><text:span text:style-name="Bold">Q</text:span>uis ascéndet in montem Dómini? * aut quis stabit in loco sancto ejus?</text:p>
        <text:p text:style-name="BodyL"><text:span text:style-name="Bold">I</text:span>nnocens mánibus et mundo corde, * qui non accépit in vano ánimam suam, nec jurávit in dolo próximo suo.</text:p>
        <text:p text:style-name="BodyL"><text:span text:style-name="Bold">H</text:span>ic accípiet benedictiónem a Dómino: * et misericórdiam a Deo, salutári suo.</text:p>
        <text:p text:style-name="BodyL"><text:span text:style-name="Bold">H</text:span>æc est generátio quæréntium eum, * quæréntium fáciem Dei Jacob.</text:p>
        <text:p text:style-name="BodyL"><text:span text:style-name="Bold">A</text:span>ttóllite portas, príncipes, vestras, et elevámini, portæ æternáles: * et introíbit Rex glóriæ.</text:p>
        <text:p text:style-name="BodyL"><text:span text:style-name="Bold">Q</text:span>uis est iste Rex glóriæ? * Dóminus fortis et potens: Dóminus potens in prãlio.</text:p>
        <text:p text:style-name="BodyL"><text:span text:style-name="Bold">A</text:span>ttóllite portas, príncipes, vestras, et elevámini, portæ æternáles: * et introíbit Rex glóriæ.</text:p>
        <text:p text:style-name="BodyL"><text:span text:style-name="Bold">Q</text:span>uis est iste Rex glóriæ? * Dóminus virtútum ipse est Rex glóriæ.</text:p>
        <text:p text:style-name="Spacer"/>
        <text:p text:style-name="BodyL"><text:span text:style-name="Rubric">Ant.</text:span> Ante torum hujus Vírginis frequentáte nobis dúlcia cántica drámatis.</text:p>
        <text:p text:style-name="BodySm"/>
        <text:p text:style-name="Head4">Feria III et VI:</text:p>
        <text:p text:style-name="Head2">In II Nocturno</text:p>
        <text:p text:style-name="BodyL"><text:span text:style-name="Rubric">Ant 4.</text:span> Spécie tua * et pulchritúdine tua inténde, próspere procéde, et regna.</text:p>
        <text:p text:style-name="Head2Ps">Psalmus 44</text:p>
        <text:p text:style-name="BodyLDrop">ERUCTÁVIT cor me­um verbum bonum: * dico ego ópera mea Regi.<text:tab/><text:line-break/><text:span text:style-name="Bold">L</text:span>ingua mea cálamus scribæ: * velóci<text:soft-page-break/>ter scribéntis.</text:p>
        <text:p text:style-name="BodyL"><text:span text:style-name="Bold">S</text:span>peciósus forma præ fíliis hóminum, diffúsa est grátia in lábiis tuis: * proptérea benedíxit te De­us in ætérnum.</text:p>
        <text:p text:style-name="BodyL"><text:span text:style-name="Bold">A</text:span>ccíngere gládio tuo super femur tu­um, * potentíssime.</text:p>
        <text:p text:style-name="BodyL"><text:span text:style-name="Bold">S</text:span>pécie tua et pulchritúdine tua: * inténde, próspere procéde, et regna.</text:p>
        <text:p text:style-name="BodyL"><text:span text:style-name="Bold">P</text:span>ropter veritátem, et mansuetúdinem, et justítiam: * et dedúcet te mirabíliter déxtera tua.</text:p>
        <text:p text:style-name="BodyL"><text:span text:style-name="Bold">S</text:span>agíttæ tuæ acútæ, pópuli sub te cadent: * in corda inimicórum Regis.</text:p>
        <text:p text:style-name="BodyL"><text:span text:style-name="Bold">S</text:span>edes tua, De­us, in sãculum sãculi: * virga directiónis virga regni tui.</text:p>
        <text:p text:style-name="BodyL"><text:span text:style-name="Bold">D</text:span>ilexísti justítiam, et odísti iniquitátem: * proptérea unxit te, De­us, De­us tuus, óleo lætítiæ præ consórtibus tuis.</text:p>
        <text:p text:style-name="BodyL"><text:span text:style-name="Bold">M</text:span>yrrha, et gutta, et cásia a vestiméntis tuis, a dómibus ebúrneis: * ex quibus delectavérunt te fíliæ regum in honóre tuo.</text:p>
        <text:p text:style-name="BodyL"><text:span text:style-name="Bold">A</text:span>stitit regína a dextris tuis in vestítu deauráto: * circúmdata varietáte.</text:p>
        <text:p text:style-name="BodyL"><text:span text:style-name="Bold">A</text:span>udi, fília, et vide, et inclína aurem tu­am: * et oblivíscere pópulum tu­um, et domum patris tui.</text:p>
        <text:p text:style-name="BodyL"><text:span text:style-name="Bold">E</text:span>t concupíscet Rex decórem tu­um: * quóniam ipse est Dóminus De­us tuus, et adorábunt eum.</text:p>
        <text:p text:style-name="BodyL"><text:span text:style-name="Bold">E</text:span>t fíliæ Tyri in munéribus * vultum tu­um deprecabúntur: omnes dívites plebis.</text:p>
        <text:p text:style-name="BodyL"><text:span text:style-name="Bold">O</text:span>mnis glória ejus fíliæ Regis ab intus, * in fímbriis áureis circumamícta varietátibus.</text:p>
        <text:p text:style-name="BodyL"><text:span text:style-name="Bold">A</text:span>dducéntur Regi vírgines post eam: * próximæ ejus afferéntur ti­bi.</text:p>
        <text:p text:style-name="BodyL"><text:span text:style-name="Bold">A</text:span>fferéntur in lætítia et exsultatióne: * adducéntur in templum Regis.</text:p>
        <text:p text:style-name="BodyL"><text:span text:style-name="Bold">P</text:span>ro pátribus tuis nati sunt ti­bi fílii: * constítues eos príncipes super omnem terram.</text:p>
        <text:p text:style-name="BodyL"><text:span text:style-name="Bold">M</text:span>émores erunt nóminis tui: * in omni generatióne et generatiónem.</text:p>
        <text:p text:style-name="BodyL"><text:span text:style-name="Bold">P</text:span>roptérea pópuli confitebúntur ti­bi in ætérnum: * et in sãculum sãculi.</text:p>
        <text:p text:style-name="Spacer"/>
        <text:p text:style-name="BodyL"><text:span text:style-name="Rubric">Ant.</text:span> Spécie tua et pulchritúdine tua inténde, próspere procéde, et regna.</text:p>
        <text:p text:style-name="BodyL"><text:span text:style-name="Rubric">Ant 5.</text:span> Adjuvábit eam * De­us vultu suo: De­us in médio ejus, non commovébitur.</text:p>
        <text:p text:style-name="Head2Ps">Psalmus 45</text:p>
        <text:p text:style-name="BodyLDrop">DEUS noster refúgium, et virtus: * adjútor in tribulatiónibus, quæ invenérunt nos nimis.<text:tab/><text:line-break/><text:span text:style-name="Bold">P</text:span>roptérea non timébimus dum turbábitur terra: * et transferéntur montes in cor maris.</text:p>
        <text:p text:style-name="BodyL"><text:span text:style-name="Bold">S</text:span>onuérunt, et turbátæ sunt aquæ eórum: * conturbáti sunt montes in fortitúdine ejus.</text:p>
        <text:p text:style-name="BodyL"><text:span text:style-name="Bold">F</text:span>lúminis ímpetus lætíficat civitátem Dei: * sanctificávit tabernáculum suum Altíssimus.</text:p>
        <text:p text:style-name="BodyL"><text:span text:style-name="Bold">D</text:span>eus in médio ejus, non commovébitur: * adjuvábit eam De­us mane dilúculo.</text:p>
        <text:p text:style-name="BodyL"><text:span text:style-name="Bold">C</text:span>onturbátæ sunt Gentes, et inclináta sunt regna: * dedit vocem suam, mota est terra.</text:p>
        <text:p text:style-name="BodyL"><text:span text:style-name="Bold">D</text:span>óminus virtútum nobíscum: * suscéptor noster De­us Jacob.</text:p>
        <text:p text:style-name="BodyL"><text:span text:style-name="Bold">V</text:span>eníte, et vidéte ópera Dómini, quæ pósuit prodígia super terram: * áuferens bella usque ad finem terræ.</text:p>
        <text:p text:style-name="BodyL"><text:span text:style-name="Bold">A</text:span>rcum cónteret, et confrínget arma: * et scuta combúret igni.</text:p>
        <text:p text:style-name="BodyL"><text:span text:style-name="Bold">V</text:span>acáte, et vidéte quóniam ego sum De­us: * exaltábor in Géntibus, et exaltábor in terra.</text:p>
        <text:p text:style-name="BodyL"><text:span text:style-name="Bold">D</text:span>óminus virtútum nobíscum: * suscéptor noster De­us Jacob.</text:p>
        <text:p text:style-name="Spacer"/>
        <text:p text:style-name="BodyL"><text:span text:style-name="Rubric">Ant.</text:span> Adjuvábit eam De­us vultu suo: De­us in médio ejus, non commovébitur.</text:p>
        <text:p text:style-name="BodyL"><text:soft-page-break/><text:span text:style-name="Rubric">Ant 6.</text:span> Sicut lætántium * ómnium nostrum habitátio est in te, sancta Dei Génitrix.</text:p>
        <text:p text:style-name="Head2Ps">Psalmus 86</text:p>
        <text:p text:style-name="BodyLDrop">FUNDAMÉNTA ejus in móntibus sanctis: * díligit Dóminus portas Sion super ómnia tabernácula Jacob.<text:tab/><text:line-break/><text:span text:style-name="Bold">G</text:span>loriósa dicta sunt de te, * cívitas Dei.</text:p>
        <text:p text:style-name="BodyL"><text:span text:style-name="Bold">M</text:span>emor ero Rahab, et Babylónis * sciéntium me.</text:p>
        <text:p text:style-name="BodyL"><text:span text:style-name="Bold">E</text:span>cce, alienígenæ, et Tyrus, et pópulus Æthíopum, * hi fuérunt illic.</text:p>
        <text:p text:style-name="BodyL"><text:span text:style-name="Bold">N</text:span>umquid Sion dicet: Homo, et homo natus est in ea: * et ipse fundávit eam Altíssimus?</text:p>
        <text:p text:style-name="BodyL"><text:span text:style-name="Bold">D</text:span>óminus narrábit in scriptúris populórum, et príncipum: * horum, qui fuérunt in ea.</text:p>
        <text:p text:style-name="BodyL"><text:span text:style-name="Bold">S</text:span>icut lætántium ómnium * habitátio est in te.</text:p>
        <text:p text:style-name="Spacer"/>
        <text:p text:style-name="BodyL"><text:span text:style-name="Rubric">Ant.</text:span> Sicut lætántium ómnium nostrum habitátio est in te, sancta Dei Génitrix.</text:p>
        <text:p text:style-name="BodySm"/>
        <text:p text:style-name="Head4">Feria IV et Sabbato:</text:p>
        <text:p text:style-name="Head2">In III Nocturno</text:p>
        <text:p text:style-name="BodyL"><text:span text:style-name="Rubric">Ant 7.</text:span> Gaude, María Virgo: * cunctas hãreses sola interemísti in univérso mundo.</text:p>
        <text:p text:style-name="Head2Ps">Psalmus 95</text:p>
        <text:p text:style-name="BodyLDrop">CANTÁTE Dómino cánticum novum: * cantáte Dómino, omnis terra.<text:tab/><text:line-break/><text:span text:style-name="Bold">C</text:span>antáte Dómino, et benedícite nómini ejus: * annuntiáte de die in diem salutáre ejus.</text:p>
        <text:p text:style-name="BodyL"><text:span text:style-name="Bold">A</text:span>nnuntiáte inter gentes glóriam ejus, * in ómnibus pópulis mirabília ejus.</text:p>
        <text:p text:style-name="BodyL"><text:span text:style-name="Bold">Q</text:span>uóniam magnus Dóminus, et laudábilis nimis: * terríbilis est super omnes deos.</text:p>
        <text:p text:style-name="BodyL"><text:span text:style-name="Bold">Q</text:span>uóniam omnes dii géntium dæmónia: * Dóminus autem cælos fecit.</text:p>
        <text:p text:style-name="BodyL"><text:span text:style-name="Bold">C</text:span>onféssio, et pulchritúdo in conspéctu ejus: * sanctimónia et magnificéntia in sanctificatióne ejus.</text:p>
        <text:p text:style-name="BodyL"><text:span text:style-name="Bold">A</text:span>fférte Dómino, pátriæ géntium, afférte Dómino glóriam et honórem: * afférte Dómino glóriam nómini ejus.</text:p>
        <text:p text:style-name="BodyL"><text:span text:style-name="Bold">T</text:span>óllite hóstias, et introíte in átria ejus: * adoráte Dóminum in átrio sancto ejus.</text:p>
        <text:p text:style-name="BodyL"><text:span text:style-name="Bold">C</text:span>ommoveátur a fácie ejus univérsa terra: * dícite in géntibus quia Dóminus regnávit.</text:p>
        <text:p text:style-name="BodyL"><text:span text:style-name="Bold">E</text:span>tenim corréxit orbem terræ qui non commovébitur: * judicábit pópulos in æquitáte.</text:p>
        <text:p text:style-name="BodyL"><text:span text:style-name="Bold">L</text:span>æténtur cæli, et exsúltet terra: commoveátur mare, et plenitúdo ejus: * gaudébunt campi, et ómnia quæ in eis sunt.</text:p>
        <text:p text:style-name="BodyL"><text:span text:style-name="Bold">T</text:span>unc exsultábunt ómnia ligna silvárum a fácie Dómini, quia venit: * quóniam venit judicáre terram.</text:p>
        <text:p text:style-name="BodyL"><text:span text:style-name="Bold">J</text:span>udicábit orbem terræ in æquitáte, * et pópulos in veritáte sua.</text:p>
        <text:p text:style-name="Spacer"/>
        <text:p text:style-name="BodyL"><text:span text:style-name="Rubric">Ant.</text:span> Gaude, María Virgo: cunctas hãreses sola interemísti in univérso mundo.</text:p>
        <text:p text:style-name="BodyL"><text:span text:style-name="Rubric">Ant 8.</text:span> Dignáre me * laudáre te, Virgo sacráta: da mi­hi virtútem contra hostes tuos.</text:p>
        <text:p text:style-name="Head2Ps">Psalmus 96</text:p>
        <text:p text:style-name="BodyLDrop">DÓMINUS regnávit, exsúltet terra: * læténtur ínsulæ multæ.<text:tab/><text:line-break/><text:span text:style-name="Bold">N</text:span>ubes, et calígo in circúitu ejus: * justítia, et judícium corréctio sedis ejus.</text:p>
        <text:p text:style-name="BodyL"><text:span text:style-name="Bold">I</text:span>gnis ante ipsum præcédet, * et inflammábit in circúitu inimícos ejus.</text:p>
        <text:p text:style-name="BodyL"><text:span text:style-name="Bold">I</text:span>lluxérunt fúlgura ejus orbi terræ: * vidit, et commóta est terra.</text:p>
        <text:p text:style-name="BodyL"><text:span text:style-name="Bold">M</text:span>ontes, sicut cera fluxérunt a fácie Dómini: * a fácie Dómini omnis terra.</text:p>
        <text:p text:style-name="BodyL"><text:span text:style-name="Bold">A</text:span>nnuntiavérunt cæli justítiam ejus: * et vidérunt omnes pópuli glóriam ejus.</text:p>
        <text:p text:style-name="BodyL"><text:span text:style-name="Bold">C</text:span>onfundántur omnes, qui adórant <text:soft-page-break/>sculptília: * et qui gloriántur in simulácris suis.</text:p>
        <text:p text:style-name="BodyL"><text:span text:style-name="Bold">A</text:span>doráte eum, omnes Angeli ejus: * audívit, et lætáta est Sion.</text:p>
        <text:p text:style-name="BodyL"><text:span text:style-name="Bold">E</text:span>t exsultavérunt fíliæ Judæ, * propter judícia tua, Dómine:</text:p>
        <text:p text:style-name="BodyL"><text:span text:style-name="Bold">Q</text:span>uóniam tu Dóminus Altíssimus super omnem terram: * nimis exaltátus es super omnes deos.</text:p>
        <text:p text:style-name="BodyL"><text:span text:style-name="Bold">Q</text:span>ui dilígitis Dóminum, odíte malum: * custódit Dóminus ánimas sanctórum suórum, de manu peccatóris liberábit eos.</text:p>
        <text:p text:style-name="BodyL"><text:span text:style-name="Bold">L</text:span>ux orta est justo, * et rectis corde lætítia.</text:p>
        <text:p text:style-name="BodyL"><text:span text:style-name="Bold">L</text:span>ætámini, justi, in Dómino: * et confitémini memóriæ sanctificatiónis ejus.</text:p>
        <text:p text:style-name="Spacer"/>
        <text:p text:style-name="BodyL"><text:span text:style-name="Rubric">Ant.</text:span> Dignáre me laudáre te, Virgo sacráta: da mi­hi virtútem contra hostes tuos.</text:p>
        <text:p text:style-name="BodyL"><text:span text:style-name="Rubric">Ant 9.</text:span> Post partum, * Virgo, ínvioláta permansísti: Dei Génitrix, intercéde pro nobis.</text:p>
        <text:p text:style-name="BodyLSm"><text:span text:style-name="Rubric">II. In Adventu.</text:span></text:p>
        <text:p text:style-name="BodyL"><text:span text:style-name="Rubric">Ant.</text:span> Angelus Dómini * nuntiávit Maríæ, et concépit de Spíritu Sancto.</text:p>
        <text:p text:style-name="Head2Ps">Psalmus 97</text:p>
        <text:p text:style-name="BodyLDrop">CANTÁTE Dómino cánticum novum: * quia mirabília fecit.<text:tab/><text:line-break/><text:span text:style-name="Bold">S</text:span>alvávit sibi déxtera ejus: * et bráchium sanctum ejus.</text:p>
        <text:p text:style-name="BodyL"><text:span text:style-name="Bold">N</text:span>otum fecit Dóminus salutáre suum: * in conspéctu géntium revelávit justítiam suam.</text:p>
        <text:p text:style-name="BodyL"><text:span text:style-name="Bold">R</text:span>ecordátus est misericórdiæ suæ, * et veritátis suæ dómui Israël.</text:p>
        <text:p text:style-name="BodyL"><text:span text:style-name="Bold">V</text:span>idérunt omnes términi terræ * salutáre Dei nostri.</text:p>
        <text:p text:style-name="BodyL"><text:span text:style-name="Bold">J</text:span>ubiláte Deo, omnis terra: * cantáte, et exsultáte, et psállite.</text:p>
        <text:p text:style-name="BodyL"><text:span text:style-name="Bold">P</text:span>sállite Dómino in cíthara, in cíthara et voce psalmi: * in tubis ductílibus, et voce tubæ córneæ.</text:p>
        <text:p text:style-name="BodyL"><text:span text:style-name="Bold">J</text:span>ubiláte in conspéctu regis Dómini: * moveátur mare, et plenitúdo ejus: orbis terrárum, et qui hábitant in eo.</text:p>
        <text:p text:style-name="BodyL"><text:span text:style-name="Bold">F</text:span>lúmina plaudent manu, simul montes exsultábunt a conspéctu Dómini: * quóniam venit judicáre terram.</text:p>
        <text:p text:style-name="BodyL"><text:span text:style-name="Bold">J</text:span>udicábit orbem terrárum in justítia, * et pópulos in æquitáte.</text:p>
        <text:p text:style-name="Spacer"/>
        <text:p text:style-name="BodyL"><text:span text:style-name="Rubric">Ant.</text:span> Post partum, Virgo, ínvioláta permansísti: Dei Génitrix, intercéde pro nobis.</text:p>
        <text:p text:style-name="BodyLSm"><text:span text:style-name="Rubric">II. In Adventu.</text:span></text:p>
        <text:p text:style-name="BodyL"><text:span text:style-name="Rubric">Ant.</text:span> Angelus Dómini nuntiávit Maríæ, et concépit de Spíritu Sancto.</text:p>
        <text:p text:style-name="BodySm"/>
        <text:p text:style-name="Head4">I,III. Extra et Post Adventum.</text:p>
        <text:p text:style-name="BodyL"><text:span text:style-name="VR">V. </text:span>Diffúsa est grátia in lábiis tuis.<text:tab/> <text:span text:style-name="VR">R. </text:span>Proptérea benedíxit te De­us in ætérnum.</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Sm"/>
        <text:p text:style-name="Head4">Absolutio.</text:p>
        <text:p text:style-name="BodyL">Précibus et méritis beátæ Maríæ semper Vírginis et ómnium Sanctórum, perdúcat nos Dóminus ad regna cælórum.<text:tab/><text:span text:style-name="VR">R. </text:span>Amen.</text:p>
        <text:p text:style-name="BodyL"><text:span text:style-name="VR">V. </text:span>Jube, domne <text:span text:style-name="Rubric">(vel</text:span> Dómine<text:span text:style-name="Rubric">)</text:span> benedícere.</text:p>
        <text:p text:style-name="BodyL"><text:span text:style-name="Rubric">Bened:</text:span> Nos cum prole pia benedícat Virgo María.<text:tab/><text:span text:style-name="VR">R. </text:span>Amen.</text:p>
        <text:p text:style-name="BodyLSm"><text:span text:style-name="Rubric">Lectio i<text:tab/>Ecclus. 24:11-13</text:span></text:p>
        <text:p text:style-name="BodyLDrop">IN ómnibus réquiem quæsívi, et in hereditáte Dómini morábor. Tunc præcépit et dixit mi­hi Creátor ómnium, et qui creávit me, requiévit in tabernáculo meo, et dixit mi­hi: in Jacob inhábita, et in eléctis meis mitte radíces. Tu autem Dómine, miserére nobis.<text:tab/> <text:span text:style-name="VR">R. </text:span><text:span text:style-name="NH">Deo grátias.</text:span></text:p>
        <text:p text:style-name="BodyL"><text:span text:style-name="VR">R. </text:span>Sancta et immaculáta virgínitas, quibus te láudibus éfferam néscio: * <text:soft-page-break/>Quia quem cæli cápere non póterant, tuo grémio contulísti. <text:span text:style-name="VR">V. </text:span>Benedícta tu in muliéribus, et benedíctus fructus ventris tui. <text:span text:style-name="BoldR">Q</text:span>uia quem cæli cápere non póterant, tuo grémio contulísti. </text:p>
        <text:p text:style-name="BodySm"/>
        <text:p text:style-name="BodyL"><text:span text:style-name="VR">V. </text:span>Jube, domne <text:span text:style-name="Rubric">(vel</text:span> Dómine<text:span text:style-name="Rubric">)</text:span> benedícere.</text:p>
        <text:p text:style-name="BodyL"><text:span text:style-name="Rubric">Bened:</text:span> Ipsa Virgo vírginum intercédat pro nobis ad Dóminum.<text:tab/><text:span text:style-name="VR">R. </text:span>Amen.</text:p>
        <text:p text:style-name="BodyLSm"><text:span text:style-name="Rubric">Lectio ii<text:tab/>Ecclus. 24:15-16</text:span></text:p>
        <text:p text:style-name="BodyLDrop">ET sic in Sion firmáta sum, et in civitáte sanctificáta simíliter requiévi, et in Jerúsalem potéstas mea. Et radicávi in pópulo honorificáto, et in parte Dei mei heréditas illíus, et in plenitúdine sanctórum deténtio mea. Tu autem Dómine, miserére nobis.<text:tab/> <text:span text:style-name="VR">R. </text:span><text:span text:style-name="NH">Deo grátias.</text:span></text:p>
        <text:p text:style-name="BodyL"><text:span text:style-name="VR">R. </text:span>Beáta es, Virgo María, quæ Dóminum portásti, Creatórem mundi: * Genuísti qui te fecit, et in ætérnum pérmanes virgo. <text:span text:style-name="VR">V. </text:span>Ave, María, grátia plena; Dóminus tecum. <text:span text:style-name="BoldR">G</text:span>enuísti qui te fecit, et in ætérnum pérmanes virgo. </text:p>
        <text:p text:style-name="BodyL"><text:span text:style-name="Rubric">Quando dicitur </text:span><text:span text:style-name="Rubric"><text:span text:style-name="NonRubric">Te Deum</text:span></text:span><text:span text:style-name="Rubric">, assumitur in fine hujus Responsorii:</text:span></text:p>
        <text:p text:style-name="BodyL"><text:span text:style-name="VR">V. </text:span>Glória Patri. <text:span text:style-name="BoldR">G</text:span>enuísti qui te fecit, et in ætérnum pérmanes virgo.</text:p>
        <text:p text:style-name="BodySm"/>
        <text:p text:style-name="BodyL"><text:span text:style-name="VR">V. </text:span>Jube, domne <text:span text:style-name="Rubric">(vel</text:span> Dómine<text:span text:style-name="Rubric">)</text:span> benedícere.</text:p>
        <text:p text:style-name="BodyL"><text:span text:style-name="Rubric">Bened:</text:span> Per Vírginem Matrem concédat nobis Dóminus salútem et pacem.<text:tab/><text:span text:style-name="VR">R. </text:span>Amen.</text:p>
        <text:p text:style-name="BodyLSm"><text:span text:style-name="Rubric">Lectio iii<text:tab/>Ecclus. 24:17-20</text:span></text:p>
        <text:p text:style-name="BodyLDrop">QUASI cedrus exaltáta sum in Líbano, et quasi cypréssus in monte Sion: quasi palma exaltáta sum in Cades, et quasi plantátio rosæ in Jéricho: quasi olíva speciósa in campis, et quasi plátanus exaltáta sum juxta aquam in platéis. Sicut cinnamómum et bálsamum aromatízans odórem dedi; quasi myrrha elécta, dedi suavitátem odóris. Tu autem Dómine, miserére nobis.<text:tab/> <text:span text:style-name="VR">R. </text:span><text:span text:style-name="NH">Deo grátias.</text:span></text:p>
        <text:p text:style-name="BodySm"/>
        <text:p text:style-name="BodyL"><text:span text:style-name="Rubric">Sequens Responsorium omittitur quando dicitur </text:span><text:span text:style-name="Rubric"><text:span text:style-name="NonRubric">Te Deum</text:span></text:span><text:span text:style-name="Rubric">.</text:span></text:p>
        <text:p text:style-name="BodyL"><text:span text:style-name="VR">R. </text:span>Felix namque es, sacra Virgo María, et omni laude digníssima: * Quia ex te ortus est sol justítiæ, * Christus, De­us noster. <text:span text:style-name="VR">V. </text:span>Ora pro pópulo, intérveni pro clero, intercéde pro devóto femíneo sexu: séntiant omnes tu­um juvámen, quicúmque célebrant tu­am sanctam commemoratiónem. <text:span text:style-name="BoldR">Q</text:span>uia ex te ortus est sol justítiæ. <text:span text:style-name="VR">V. </text:span>Glória Patri. <text:span text:style-name="BoldR">C</text:span>hristus, De­us noster. </text:p>
        <text:p text:style-name="BodySm"/>
        <text:p text:style-name="BodyL"><text:span text:style-name="Rubric">Sequens Hymnus </text:span><text:span text:style-name="Rubric"><text:span text:style-name="NonRubric">Te Deum</text:span></text:span><text:span text:style-name="Rubric"> dic. a Nativ. Domini usque ad Septuag., et a Dom. Resurrectionis usque ad Advent., et quando dicitur, omittitur III Responsorium, et in II Responsorio dicitur </text:span><text:span text:style-name="Rubric"><text:span text:style-name="NonRubric">Glória Patri</text:span></text:span><text:span text:style-name="Rubric">, ut dictum est supra: in Adventu autem et a Septuag. usque ad Pascha non dic. nisi in Festis B. Mariæ.</text:span></text:p>
        <text:p text:style-name="Head2">Hymnus Ambrosianus</text:p>
        <text:p text:style-name="BodyLDrop">TE Deum laudámus: * te Dóminum confitémur.<text:tab/><text:line-break/><text:span text:style-name="Bold">T</text:span>e ætérnum Patrem * omnis terra venerátur.</text:p>
        <text:p text:style-name="BodyL"><text:span text:style-name="Bold">T</text:span>ibi omnes Angeli, * ti­bi Cæli, et univérsæ Potestátes:</text:p>
        <text:p text:style-name="BodyL"><text:span text:style-name="Bold">T</text:span>ibi Chérubim et Séraphim * incessábili voce proclámant:</text:p>
        <text:p text:style-name="BodyL"><text:span text:style-name="Bold">S</text:span>anctus,</text:p>
        <text:p text:style-name="BodyL"><text:span text:style-name="Bold">S</text:span>anctus,</text:p>
        <text:p text:style-name="BodyL"><text:span text:style-name="Bold">S</text:span>anctus * Dóminus De­us Sábaoth.</text:p>
        <text:p text:style-name="BodyL"><text:span text:style-name="Bold">P</text:span>leni sunt cæli et terra * majestátis glóriæ tuæ.</text:p>
        <text:p text:style-name="BodyL"><text:span text:style-name="Bold">T</text:span>e gloriósus * Apostolórum chorus,</text:p>
        <text:p text:style-name="BodyL"><text:span text:style-name="Bold">T</text:span>e Prophetárum * laudábilis númerus,</text:p>
        <text:p text:style-name="BodyL"><text:span text:style-name="Bold">T</text:span>e Mártyrum candidátus * laudat exér<text:soft-page-break/>citus.</text:p>
        <text:p text:style-name="BodyL"><text:span text:style-name="Bold">T</text:span>e per orbem terrárum * sancta confitétur Ecclésia,</text:p>
        <text:p text:style-name="BodyL"><text:span text:style-name="Bold">P</text:span>atrem * imménsæ majestátis;</text:p>
        <text:p text:style-name="BodyL"><text:span text:style-name="Bold">V</text:span>enerándum tu­um verum * et únicum Fílium;</text:p>
        <text:p text:style-name="BodyL"><text:span text:style-name="Bold">S</text:span>anctum quoque * Paráclitum Spíritum.</text:p>
        <text:p text:style-name="BodyL"><text:span text:style-name="Bold">T</text:span>u Rex glóriæ, * Christe.</text:p>
        <text:p text:style-name="BodyL"><text:span text:style-name="Bold">T</text:span>u Patris * sempitérnus es Fílius.</text:p>
        <text:p text:style-name="BodyL"><text:span text:style-name="Bold">T</text:span>u, ad liberándum susceptúrus hóminem, * non horruísti Vírginis úterum.</text:p>
        <text:p text:style-name="BodyL"><text:span text:style-name="Bold">T</text:span>u, devícto mortis acúleo, * aperuísti credéntibus regna cælórum.</text:p>
        <text:p text:style-name="BodyL"><text:span text:style-name="Bold">T</text:span>u ad déxteram Dei sedes, * in glória Patris.</text:p>
        <text:p text:style-name="BodyL"><text:span text:style-name="Bold">J</text:span>udex créderis * esse ventúrus.</text:p>
        <text:p text:style-name="BodyL"><text:span text:style-name="Rubric">Sequens versus dicitur flexis genibus</text:span></text:p>
        <text:p text:style-name="BodyL"><text:span text:style-name="Bold">T</text:span>e ergo quãsumus, tuis fámulis súbveni, * quos pretióso sánguine redemísti.</text:p>
        <text:p text:style-name="BodyL"><text:span text:style-name="Bold">Æ</text:span>térna fac cum Sanctis tuis * in glória numerári.</text:p>
        <text:p text:style-name="BodyL"><text:span text:style-name="Bold">S</text:span>alvum fac pópulum tu­um, Dómine, * et bénedic hereditáti tuæ.</text:p>
        <text:p text:style-name="BodyL"><text:span text:style-name="Bold">E</text:span>t rege eos, * et extólle illos usque in ætérnum.</text:p>
        <text:p text:style-name="BodyL"><text:span text:style-name="Bold">P</text:span>er síngulos dies * benedícimus te;</text:p>
        <text:p text:style-name="BodyL"><text:span text:style-name="Bold">E</text:span>t laudámus nomen tu­um in sãculum, * et in sãculum sãculi.</text:p>
        <text:p text:style-name="BodyL"><text:span text:style-name="Bold">D</text:span>ignáre, Dómine, die isto * sine peccáto nos custodíre.</text:p>
        <text:p text:style-name="BodyL"><text:span text:style-name="Bold">M</text:span>iserére nostri, Dómine, * miserére nostri.</text:p>
        <text:p text:style-name="BodyL"><text:span text:style-name="Bold">F</text:span>iat misericórdia tua, Dómine, super nos, * quemádmodum sperávimus in te.</text:p>
        <text:p text:style-name="BodyL"><text:span text:style-name="Bold">I</text:span>n te, Dómine, sperávi: * non confúndar in ætérnum.</text:p>
        <text:p text:style-name="BodySm"/>
        <text:p text:style-name="Head4">II. In Adventu.</text:p>
        <text:p text:style-name="BodyL"><text:span text:style-name="VR">V. </text:span>Diffúsa est grátia in lábiis tuis.<text:tab/> <text:span text:style-name="VR">R. </text:span>Proptérea benedíxit te De­us in ætérnum.</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Sm"/>
        <text:p text:style-name="Head4">Absolutio.</text:p>
        <text:p text:style-name="BodyL">Précibus et méritis beátæ Maríæ semper Vírginis et ómnium Sanctórum, perdúcat nos Dóminus ad regna cælórum.<text:tab/><text:span text:style-name="VR">R. </text:span>Amen.</text:p>
        <text:p text:style-name="BodyL"><text:span text:style-name="VR">V. </text:span>Jube, domne <text:span text:style-name="Rubric">(vel</text:span> Dómine<text:span text:style-name="Rubric">)</text:span> benedícere.</text:p>
        <text:p text:style-name="BodyL"><text:span text:style-name="Rubric">Bened:</text:span> Nos cum prole pia benedícat Virgo María.<text:tab/><text:span text:style-name="VR">R. </text:span>Amen.</text:p>
        <text:p text:style-name="BodyLSm"><text:span text:style-name="Rubric">Lectio i<text:tab/>Luke 1:26-28</text:span></text:p>
        <text:p text:style-name="BodyLDrop">MISSUS est Angelus Gábriel a Deo in civitátem Galilãæ, cui nomen Názareth, ad vírginem desponsátam viro, cui nomen erat Joseph, de domo David, et nomen vírginis María. Et ingréssus Angelus ad eam, dixit: Ave, grátia plena; Dóminus tecum: benedícta tu in muliéribus. Tu autem Dómine, miserére nobis.<text:tab/> <text:span text:style-name="VR">R. </text:span><text:span text:style-name="NH">Deo grátias.</text:span></text:p>
        <text:p text:style-name="BodyL"><text:span text:style-name="VR">R. </text:span>Missus est Gábriel Angelus ad Maríam Vírginem desponsátam Joseph, núntians ei verbum; et expavéscit Virgo de lúmine: ne tímeas, María; invenísti enim grátiam apud Dóminum: * Ecce concípies et páries, et vocábitur Altíssimi Fílius. <text:span text:style-name="VR">V. </text:span>Dabit ei Dóminus De­us sedem David, patris ejus; et regnábit in domo Jacob in ætérnum. <text:span text:style-name="BoldR">E</text:span>cce concípies et páries, et vocábitur Altíssimi Fílius. </text:p>
        <text:p text:style-name="BodySm"/>
        <text:p text:style-name="BodyL"><text:span text:style-name="VR">V. </text:span>Jube, domne <text:span text:style-name="Rubric">(vel</text:span> Dómine<text:span text:style-name="Rubric">)</text:span> benedícere.</text:p>
        <text:p text:style-name="BodyL"><text:span text:style-name="Rubric">Bened:</text:span> Ipsa Virgo vírginum intercédat pro nobis ad Dóminum.<text:tab/><text:span text:style-name="VR">R. </text:span>Amen.</text:p>
        <text:p text:style-name="BodyLSm"><text:span text:style-name="Rubric">Lectio ii<text:tab/>Luke 1:29-33</text:span></text:p>
        <text:p text:style-name="BodyLDrop">QUÆ cum audísset, turbáta est in sermóne ejus, et cogitábat qualis esset ista salutátio. Et ait Angelus ei: <text:soft-page-break/>Ne tímeas, María; invenísti enim grátiam apud Deum: ecce concípies in útero, et páries fílium, et vocábis nomen ejus Jesum. Hic erit magnus, et Fílius Altíssimi vocábitur; et dabit illi Dóminus De­us sedem David, patris ejus; et regnábit in domo Jacob in ætérnum, et regni ejus non erit finis. Tu autem Dómine, miserére nobis.<text:tab/> <text:span text:style-name="VR">R. </text:span><text:span text:style-name="NH">Deo grátias.</text:span></text:p>
        <text:p text:style-name="BodyL"><text:span text:style-name="VR">R. </text:span>Ave, María, grátia plena; Dóminus tecum: * Spíritus Sanctus supervéniet in te, et virtus Altíssimi obumbrábit ti­bi: quod enim ex te nascétur Sanctum, vocábitur Fílius Dei. <text:span text:style-name="VR">V. </text:span>Quómodo fiet istud, quóniam virum non cognósco? Et respóndens Angelus dixit ei. <text:span text:style-name="BoldR">S</text:span>píritus Sanctus supervéniet in te, et virtus Altíssimi obumbrábit ti­bi: quod enim ex te nascétur Sanctum, vocábitur Fílius Dei. </text:p>
        <text:p text:style-name="BodySm"/>
        <text:p text:style-name="BodyL"><text:span text:style-name="VR">V. </text:span>Jube, domne <text:span text:style-name="Rubric">(vel</text:span> Dómine<text:span text:style-name="Rubric">)</text:span> benedícere.</text:p>
        <text:p text:style-name="BodyL"><text:span text:style-name="Rubric">Bened:</text:span> Per Vírginem Matrem concédat nobis Dóminus salútem et pacem.<text:tab/><text:span text:style-name="VR">R. </text:span>Amen.</text:p>
        <text:p text:style-name="BodyLSm"><text:span text:style-name="Rubric">Lectio iii<text:tab/>Luke 1:34-38</text:span></text:p>
        <text:p text:style-name="BodyLDrop">DIXIT autem María ad Angelum: Quómodo fiet istud, quóniam virum non cognósco? Et respóndens Angelus dixit ei: Spíritus Sanctus supervéniet in te, et virtus Altíssimi obumbrábit ti­bi. Ideóque et quod nascétur ex te Sanctum, vocábitur Fílius Dei. Et ecce Elísabeth cognáta tua, et ipsa concépit fílium in senectúte sua, et hic mensis sextus est illi, quæ vocátur stérilis; quia non erit impossíbile apud Deum omne verbum. Dixit autem María: Ecce ancílla Dómini: fiat mi­hi secúndum verbum tu­um. Tu autem Dómine, miserére nobis.<text:tab/> <text:span text:style-name="VR">R. </text:span><text:span text:style-name="NH">Deo grátias.</text:span></text:p>
        <text:p text:style-name="BodyL"><text:span text:style-name="VR">R. </text:span>Súscipe verbum, Virgo María, quod ti­bi a Dómino per Angelum transmíssum est: concípies et páries Deum páriter et hóminem, * Ut benedícta dicáris inter omnes mulíeres. <text:span text:style-name="VR">V. </text:span>Páries quidem fílium, et virginitátis non patiéris detriméntum: efficiéris grávida, et eris mater semper intácta. <text:span text:style-name="BoldR">U</text:span>t benedícta dicáris inter omnes mulíeres. <text:span text:style-name="VR">V. </text:span>Glória Patri. <text:span text:style-name="BoldR">U</text:span>t benedícta dicáris inter omnes mulíeres. </text:p>
        <text:p text:style-name="BodySm"/>
        <text:h text:style-name="Hidden2" text:outline-level="2">Lauds</text:h>
        <text:p text:style-name="Head2">ad Laudes</text:p>
        <text:p text:style-name="BodyLSm"><text:span text:style-name="Rubric"><text:span text:style-name="VR">V. </text:span></text:span><text:span text:style-name="Rubric"><text:span text:style-name="NonRubric">De­us in adjutórium. Glória Patri. Allelúja, </text:span></text:span><text:span text:style-name="Rubric">vel</text:span><text:span text:style-name="Rubric"><text:span text:style-name="NonRubric"> Laus ti­bi.</text:span></text:span></text:p>
        <text:p text:style-name="BodySm"/>
        <text:p text:style-name="BodyLSm"><text:span text:style-name="Rubric">I. Extra Adventum.</text:span></text:p>
        <text:p text:style-name="BodyL"><text:span text:style-name="Rubric">Ant 1.</text:span> Assúmpta est María in cælum: * gaudent Angeli, laudántes benedícunt Dóminum.</text:p>
        <text:p text:style-name="Line"/>
        <text:p text:style-name="BodyLSm"><text:span text:style-name="Rubric">II. In Adventu.</text:span></text:p>
        <text:p text:style-name="BodyLSm"><text:span text:style-name="Rubric">Ant 1.</text:span> Missus est * Gábriel Angelus ad Maríam Vírginem desponsátam Joseph.</text:p>
        <text:p text:style-name="BodyLSm"><text:span text:style-name="Rubric">III. Post Adventum.</text:span></text:p>
        <text:p text:style-name="BodyLSm"><text:span text:style-name="Rubric">Ant 1.</text:span> O admirábile commércium: * Creátor géneris humáni, animátum corpus sumens, de Vírgine nasci dignátus est: et procédens homo sine sémine, largítus est nobis suam Deitátem.</text:p>
        <text:p text:style-name="Line"/>
        <text:p text:style-name="Head2Ps">Psalmus 92</text:p>
        <text:p text:style-name="BodyLDrop">DÓMINUS regnávit, decórem indútus est: * indútus est Dóminus fortitúdinem, et præcínxit se.<text:tab/><text:line-break/><text:span text:style-name="Bold">E</text:span>tenim firmávit orbem terræ, * qui non commovébitur.</text:p>
        <text:p text:style-name="BodyL"><text:span text:style-name="Bold">P</text:span>aráta sedes tua ex tunc: * a sãculo tu es.</text:p>
        <text:p text:style-name="BodyL"><text:span text:style-name="Bold">E</text:span>levavérunt flúmina, Dómine: * elevavérunt flúmina vocem suam.</text:p>
        <text:p text:style-name="BodyL"><text:span text:style-name="Bold">E</text:span>levavérunt flúmina fluctus suos, * a vócibus aquárum multárum.</text:p>
        <text:p text:style-name="BodyL"><text:span text:style-name="Bold">M</text:span>irábiles elatiónes maris: * mirábilis in altis Dóminus.</text:p>
        <text:p text:style-name="BodyL"><text:span text:style-name="Bold">T</text:span>estimónia tua credibília facta sunt ni<text:soft-page-break/>mis: * domum tu­am decet sanctitúdo, Dómine, in longitúdinem diérum.</text:p>
        <text:p text:style-name="Spacer"/>
        <text:p text:style-name="BodyLSm"><text:span text:style-name="Rubric">I. Extra Adventum.</text:span></text:p>
        <text:p text:style-name="BodyL"><text:span text:style-name="Rubric">Ant.</text:span> Assúmpta est María in cælum: gaudent Angeli, laudántes benedícunt Dóminum.</text:p>
        <text:p text:style-name="BodyL"><text:span text:style-name="Rubric">Ant 2.</text:span> María Virgo assúmpta est * ad æthéreum thálamum, in quo Rex regum stelláto sedet sólio.</text:p>
        <text:p text:style-name="Line"/>
        <text:p text:style-name="BodyLSm"><text:span text:style-name="Rubric">II. In Adventu.</text:span></text:p>
        <text:p text:style-name="BodyLSm"><text:span text:style-name="Rubric">Ant.</text:span> Missus est Gábriel Angelus ad Maríam Vírginem desponsátam Joseph.</text:p>
        <text:p text:style-name="BodyLSm"><text:span text:style-name="Rubric">Ant 2.</text:span> Ave, María, * grátia plena; Dóminus tecum: benedícta tu in muliéribus <text:span text:style-name="Rubric">(</text:span>allelúja<text:span text:style-name="Rubric">)</text:span>.</text:p>
        <text:p text:style-name="BodyLSm"><text:span text:style-name="Rubric">III. Post Adventum.</text:span></text:p>
        <text:p text:style-name="BodyLSm"><text:span text:style-name="Rubric">Ant.</text:span> O admirábile commércium: Creátor géneris humáni, animátum corpus sumens, de Vírgine nasci dignátus est: et procédens homo sine sémine, largítus est nobis suam Deitátem.</text:p>
        <text:p text:style-name="BodyLSm"><text:span text:style-name="Rubric">Ant 2.</text:span> Quando natus es * ineffabíliter ex Vírgine, tunc implétæ sunt Scriptúræ: sicut plúvia in vellus descendísti, ut salvum fáceres genus humánum: te laudámus, De­us noster.</text:p>
        <text:p text:style-name="Line"/>
        <text:p text:style-name="Head2Ps">Psalmus 99</text:p>
        <text:p text:style-name="BodyLDrop">JUBILÁTE Deo, omnis terra: * servíte Dómino in lætítia.<text:tab/><text:line-break/><text:span text:style-name="Bold">I</text:span>ntroíte in conspéctu ejus, * in exsultatióne.</text:p>
        <text:p text:style-name="BodyL"><text:span text:style-name="Bold">S</text:span>citóte quóniam Dóminus ipse est De­us: * ipse fecit nos, et non ipsi nos.</text:p>
        <text:p text:style-name="BodyL"><text:span text:style-name="Bold">P</text:span>ópulus ejus, et oves páscuæ ejus: * introíte portas ejus in confessióne, átria ejus in hymnis: confitémini illi.</text:p>
        <text:p text:style-name="BodyL"><text:span text:style-name="Bold">L</text:span>audáte nomen ejus: quóniam suávis est Dóminus, in ætérnum misericórdia ejus, * et usque in generatiónem et generatiónem véritas ejus.</text:p>
        <text:p text:style-name="Spacer"/>
        <text:p text:style-name="BodyLSm"><text:span text:style-name="Rubric">I. Extra Adventum.</text:span></text:p>
        <text:p text:style-name="BodyL"><text:span text:style-name="Rubric">Ant.</text:span> María Virgo assúmpta est ad æthéreum thálamum, in quo Rex regum stelláto sedet sólio.</text:p>
        <text:p text:style-name="BodyL"><text:span text:style-name="Rubric">Ant 3.</text:span> In odórem * unguentórum tuórum cúrrimus: adolescéntulæ dilexérunt te nimis.</text:p>
        <text:p text:style-name="Line"/>
        <text:p text:style-name="BodyLSm"><text:span text:style-name="Rubric">II. In Adventu.</text:span></text:p>
        <text:p text:style-name="BodyLSm"><text:span text:style-name="Rubric">Ant.</text:span> Ave, María, grátia plena; Dóminus tecum: benedícta tu in muliéribus <text:span text:style-name="Rubric">(</text:span>allelúja<text:span text:style-name="Rubric">)</text:span>.</text:p>
        <text:p text:style-name="BodyLSm"><text:span text:style-name="Rubric">Ant 3.</text:span> Ne tímeas, María, * invenísti grátiam apud Dóminum: ecce concípies et páries fílium <text:span text:style-name="Rubric">(</text:span>allelúja<text:span text:style-name="Rubric">)</text:span>.</text:p>
        <text:p text:style-name="BodyLSm"><text:span text:style-name="Rubric">III. Post Adventum.</text:span></text:p>
        <text:p text:style-name="BodyLSm"><text:span text:style-name="Rubric">Ant.</text:span> Quando natus es ineffabíliter ex Vírgine, tunc implétæ sunt Scriptúræ: sicut plúvia in vellus descendísti, ut salvum fáceres genus humánum: te laudámus, De­us noster.</text:p>
        <text:p text:style-name="BodyLSm"><text:span text:style-name="Rubric">Ant 3.</text:span> Rubum, quem víderat Móyses * incombústum, conservátam agnóvimus tu­am laudábilem virginitátem: Dei Génitrix, intercéde pro nobis.</text:p>
        <text:p text:style-name="Line"/>
        <text:p text:style-name="Head2Ps">Psalmus 62</text:p>
        <text:p text:style-name="BodyLDrop">DEUS, De­us me­us, * ad te de luce vígilo.<text:tab/><text:line-break/><text:span text:style-name="Bold">S</text:span>itívit in te ánima mea, * quam multiplíciter ti­bi caro mea.</text:p>
        <text:p text:style-name="BodyL"><text:span text:style-name="Bold">I</text:span>n terra desérta, et ínvia, et inaquósa: * sic in sancto appárui ti­bi, ut vidérem virtútem tu­am, et glóriam tu­am.</text:p>
        <text:p text:style-name="BodyL"><text:span text:style-name="Bold">Q</text:span>uóniam mélior est misericórdia tua super vitas: * lábia mea laudábunt te.</text:p>
        <text:p text:style-name="BodyL"><text:span text:style-name="Bold">S</text:span>ic benedícam te in vita mea: * et in nómine tuo levábo manus meas.</text:p>
        <text:p text:style-name="BodyL"><text:span text:style-name="Bold">S</text:span>icut ádipe et pinguédine repleátur ánima mea: * et lábiis exsultatiónis laudábit os me­um.</text:p>
        <text:p text:style-name="BodyL"><text:span text:style-name="Bold">S</text:span>i memor fui tui super stratum me­um, in matutínis meditábor in te: * quia fuísti adjútor me­us.</text:p>
        <text:p text:style-name="BodyL"><text:span text:style-name="Bold">E</text:span>t in velaménto alárum tuárum exsultábo, adhãsit ánima mea post te: * me suscépit déxtera tua.</text:p>
        <text:p text:style-name="BodyL"><text:span text:style-name="Bold">I</text:span>psi vero in vanum quæsiérunt ánimam me­am, introíbunt in inferióra terræ: * tradéntur in manus gládii, partes vúlpium erunt.</text:p>
        <text:p text:style-name="BodyL"><text:span text:style-name="Bold">R</text:span>ex vero lætábitur in Deo, laudabúntur omnes qui jurant in eo: * quia obs<text:soft-page-break/>trúctum est os loquéntium iníqua.</text:p>
        <text:p text:style-name="BodyL"><text:span text:style-name="Rubric">Hic non dicitur </text:span><text:span text:style-name="Rubric"><text:span text:style-name="NonRubric">Glória Patri</text:span></text:span><text:span text:style-name="Rubric">.</text:span></text:p>
        <text:p text:style-name="Head2Ps">Psalmus 66</text:p>
        <text:p text:style-name="BodyLDrop">DEUS misereátur nostri, et benedícat nobis: * illúminet vultum suum super nos, et misereátur nostri.<text:tab/><text:line-break/><text:span text:style-name="Bold">U</text:span>t cognoscámus in terra viam tu­am, * in ómnibus géntibus salutáre tu­um.</text:p>
        <text:p text:style-name="BodyL"><text:span text:style-name="Bold">C</text:span>onfiteántur ti­bi pópuli, De­us: * confiteántur ti­bi pópuli omnes.</text:p>
        <text:p text:style-name="BodyL"><text:span text:style-name="Bold">L</text:span>æténtur et exsúltent gentes: * quóniam júdicas pópulos in æquitáte, et gentes in terra dírigis.</text:p>
        <text:p text:style-name="BodyL"><text:span text:style-name="Bold">C</text:span>onfiteántur ti­bi pópuli, De­us, confiteántur ti­bi pópuli omnes: * terra dedit fructum suum.</text:p>
        <text:p text:style-name="BodyL"><text:span text:style-name="Bold">B</text:span>enedícat nos De­us, De­us noster, benedícat nos De­us: * et métuant eum omnes fines terræ.</text:p>
        <text:p text:style-name="Spacer"/>
        <text:p text:style-name="BodyLSm"><text:span text:style-name="Rubric">I. Extra Adventum.</text:span></text:p>
        <text:p text:style-name="BodyL"><text:span text:style-name="Rubric">Ant.</text:span> In odórem unguentórum tuórum cúrrimus: adolescéntulæ dilexérunt te nimis.</text:p>
        <text:p text:style-name="BodyL"><text:span text:style-name="Rubric">Ant 4.</text:span> Benedícta * fília tu a Dómino: quia per te fructum vitæ communicávimus.</text:p>
        <text:p text:style-name="Line"/>
        <text:p text:style-name="BodyLSm"><text:span text:style-name="Rubric">II. In Adventu.</text:span></text:p>
        <text:p text:style-name="BodyLSm"><text:span text:style-name="Rubric">Ant.</text:span> Ne tímeas, María, invenísti grátiam apud Dóminum: ecce concípies et páries fílium <text:span text:style-name="Rubric">(</text:span>allelúja<text:span text:style-name="Rubric">)</text:span>.</text:p>
        <text:p text:style-name="BodyLSm"><text:span text:style-name="Rubric">Ant 4.</text:span> Dabit ei Dóminus * sedem David, patris ejus, et regnábit in ætérnum.</text:p>
        <text:p text:style-name="BodyLSm"><text:span text:style-name="Rubric">III. Post Adventum.</text:span></text:p>
        <text:p text:style-name="BodyLSm"><text:span text:style-name="Rubric">Ant.</text:span> Rubum, quem víderat Móyses incombústum, conservátam agnóvimus tu­am laudábilem virginitátem: Dei Génitrix, intercéde pro nobis.</text:p>
        <text:p text:style-name="BodyLSm"><text:span text:style-name="Rubric">Ant 4.</text:span> Germinávit radix Jesse, * orta est stella ex Jacob, Virgo péperit Salvatórem: te laudámus, De­us noster.</text:p>
        <text:p text:style-name="Line"/>
        <text:p text:style-name="Head2Cant">Cant. Trium Puerorum <text:line-break/>(Dan. 3:57-88 &amp; 56)</text:p>
        <text:p text:style-name="BodyLDrop">BENEDÍCITE, ómnia ópera Dómini, Dómino: * laudáte et superexaltáte eum in sãcula.<text:tab/><text:line-break/><text:span text:style-name="Bold">B</text:span>enedícite, Angeli Dómini, Dómino: * benedícite, cæli, Dómino.</text:p>
        <text:p text:style-name="BodyL"><text:span text:style-name="Bold">B</text:span>enedícite, aquæ omnes, quæ super cælos sunt, Dómino: * benedícite, omnes virtútes Dómini, Dómino.</text:p>
        <text:p text:style-name="BodyL"><text:span text:style-name="Bold">B</text:span>enedícite, sol et luna, Dómino: * benedícite, stellæ cæli, Dómino.</text:p>
        <text:p text:style-name="BodyL"><text:span text:style-name="Bold">B</text:span>enedícite, omnis imber et ros, Dómino: * benedícite, omnes spíritus Dei, Dómino.</text:p>
        <text:p text:style-name="BodyL"><text:span text:style-name="Bold">B</text:span>enedícite, ignis et æstus, Dómino: * benedícite, frigus et æstus, Dómino.</text:p>
        <text:p text:style-name="BodyL"><text:span text:style-name="Bold">B</text:span>enedícite, rores et pruína, Dómino: * benedícite, gelu et frigus, Dómino.</text:p>
        <text:p text:style-name="BodyL"><text:span text:style-name="Bold">B</text:span>enedícite, glácies et nives, Dómino: * benedícite, noctes et dies, Dómino.</text:p>
        <text:p text:style-name="BodyL"><text:span text:style-name="Bold">B</text:span>enedícite, lux et ténebræ, Dómino: * benedícite, fúlgura et nubes, Dómino.</text:p>
        <text:p text:style-name="BodyL"><text:span text:style-name="Bold">B</text:span>enedícat terra Dóminum: * laudet et superexáltet eum in sãcula.</text:p>
        <text:p text:style-name="BodyL"><text:span text:style-name="Bold">B</text:span>enedícite, montes et colles, Dómino: * benedícite, univérsa germinántia in terra, Dómino.</text:p>
        <text:p text:style-name="BodyL"><text:span text:style-name="Bold">B</text:span>enedícite, fontes, Dómino: * benedícite, mária et flúmina, Dómino.</text:p>
        <text:p text:style-name="BodyL"><text:span text:style-name="Bold">B</text:span>enedícite, cete, et ómnia, quæ movéntur in aquis, Dómino: * benedícite, omnes vólucres cæli, Dómino.</text:p>
        <text:p text:style-name="BodyL"><text:span text:style-name="Bold">B</text:span>enedícite, omnes béstiæ et pécora, Dómino: * benedícite, fílii hóminum, Dómino.</text:p>
        <text:p text:style-name="BodyL"><text:span text:style-name="Bold">B</text:span>enedícat Israël Dóminum: * laudet et superexáltet eum in sãcula.</text:p>
        <text:p text:style-name="BodyL"><text:span text:style-name="Bold">B</text:span>enedícite, sacerdótes Dómini, Dómino: * benedícite, servi Dómini, Dómino.</text:p>
        <text:p text:style-name="BodyL"><text:span text:style-name="Bold">B</text:span>enedícite, spíritus, et ánimæ justórum, Dómino: * benedícite, sancti, et húmiles corde, Dómino.</text:p>
        <text:p text:style-name="BodyL"><text:span text:style-name="Bold">B</text:span>enedícite, Ananía, Azaría, Mísaël, Dómino: * laudáte et superexaltáte eum in sãcula.</text:p>
        <text:p text:style-name="BodyL"><text:soft-page-break/><text:span text:style-name="Rubric">(Fit reveréntia:)</text:span></text:p>
        <text:p text:style-name="BodyL"><text:span text:style-name="Bold">B</text:span>enedicámus Patrem et Fílium cum Sancto Spíritu: * laudémus et superexaltémus eum in sãcula.</text:p>
        <text:p text:style-name="BodyL"><text:span text:style-name="Bold">B</text:span>enedíctus es, Dómine, in firmaménto cæli: * et laudábilis, et gloriósus, et superexaltátus in sãcula.</text:p>
        <text:p text:style-name="BodyL"><text:span text:style-name="Rubric">Hic non dicitur</text:span> Glória Patri, <text:span text:style-name="Rubric">neque</text:span> Amen.</text:p>
        <text:p text:style-name="Spacer"/>
        <text:p text:style-name="BodyLSm"><text:span text:style-name="Rubric">I. Extra Adventum.</text:span></text:p>
        <text:p text:style-name="BodyL"><text:span text:style-name="Rubric">Ant.</text:span> Benedícta fília tu a Dómino: quia per te fructum vitæ communicávimus.</text:p>
        <text:p text:style-name="BodyL"><text:span text:style-name="Rubric">Ant 5.</text:span> Pulchra es * et decóra, fília Jerúsalem, terríbilis ut castrórum ácies ordináta.</text:p>
        <text:p text:style-name="Line"/>
        <text:p text:style-name="BodyLSm"><text:span text:style-name="Rubric">II. In Adventu.</text:span></text:p>
        <text:p text:style-name="BodyLSm"><text:span text:style-name="Rubric">Ant.</text:span> Dabit ei Dóminus sedem David, patris ejus, et regnábit in ætérnum.</text:p>
        <text:p text:style-name="BodyLSm"><text:span text:style-name="Rubric">Ant 5.</text:span> Ecce ancílla Dómini: * fiat mi­hi secúndum verbum tu­um.</text:p>
        <text:p text:style-name="BodyLSm"><text:span text:style-name="Rubric">III. Post Adventum.</text:span></text:p>
        <text:p text:style-name="BodyLSm"><text:span text:style-name="Rubric">Ant.</text:span> Germinávit radix Jesse, orta est stella ex Jacob, Virgo péperit Salvatórem: te laudámus, De­us noster.</text:p>
        <text:p text:style-name="BodyLSm"><text:span text:style-name="Rubric">Ant 5.</text:span> Ecce María génuit * nobis Salvatórem, quem Joánnes videns exclamávit, dicens: Ecce Agnus Dei, ecce qui tollit peccáta mundi, allelúja.</text:p>
        <text:p text:style-name="Line"/>
        <text:p text:style-name="Head2Ps">Psalmus 148</text:p>
        <text:p text:style-name="BodyLDrop">LAUDÁTE Dóminum de cælis: * laudáte eum in excélsis.<text:tab/><text:line-break/><text:span text:style-name="Bold">L</text:span>audáte eum, omnes Angeli ejus: * laudáte eum, omnes virtútes ejus.</text:p>
        <text:p text:style-name="BodyL"><text:span text:style-name="Bold">L</text:span>audáte eum, sol et luna: * laudáte eum, omnes stellæ et lumen.</text:p>
        <text:p text:style-name="BodyL"><text:span text:style-name="Bold">L</text:span>audáte eum, cæli cælórum: * et aquæ omnes, quæ super cælos sunt, laudent nomen Dómini.</text:p>
        <text:p text:style-name="BodyL"><text:span text:style-name="Bold">Q</text:span>uia ipse dixit, et facta sunt: * ipse mandávit, et creáta sunt.</text:p>
        <text:p text:style-name="BodyL"><text:span text:style-name="Bold">S</text:span>tátuit ea in ætérnum, et in sãculum sãculi: * præcéptum pósuit, et non præteríbit.</text:p>
        <text:p text:style-name="BodyL"><text:span text:style-name="Bold">L</text:span>audáte Dóminum de terra, * dracónes, et omnes abýssi.</text:p>
        <text:p text:style-name="BodyL"><text:span text:style-name="Bold">I</text:span>gnis, grando, nix, glácies, spíritus procellárum: * quæ fáciunt verbum ejus:</text:p>
        <text:p text:style-name="BodyL"><text:span text:style-name="Bold">M</text:span>ontes, et omnes colles: * ligna fructífera, et omnes cedri.</text:p>
        <text:p text:style-name="BodyL"><text:span text:style-name="Bold">B</text:span>éstiæ, et univérsa pécora: * serpéntes, et vólucres pennátæ:</text:p>
        <text:p text:style-name="BodyL"><text:span text:style-name="Bold">R</text:span>eges terræ, et omnes pópuli: * príncipes, et omnes júdices terræ.</text:p>
        <text:p text:style-name="BodyL"><text:span text:style-name="Bold">J</text:span>úvenes, et vírgines: senes cum junióribus laudent nomen Dómini: * quia exaltátum est nomen ejus solíus.</text:p>
        <text:p text:style-name="BodyL"><text:span text:style-name="Bold">C</text:span>onféssio ejus super cælum et terram: * et exaltávit cornu pópuli sui.</text:p>
        <text:p text:style-name="BodyL"><text:span text:style-name="Bold">H</text:span>ymnus ómnibus sanctis ejus: * fíliis Israël, pópulo appropinquánti sibi.</text:p>
        <text:p text:style-name="BodyL"><text:span text:style-name="Rubric">Hic non dicitur </text:span><text:span text:style-name="Rubric"><text:span text:style-name="NonRubric">Glória Patri</text:span></text:span><text:span text:style-name="Rubric">.</text:span></text:p>
        <text:p text:style-name="Head2Ps">Psalmus 149</text:p>
        <text:p text:style-name="BodyLDrop">CANTÁTE Dómino cánticum novum: * laus ejus in ecclésia sanctórum.<text:tab/><text:line-break/><text:span text:style-name="Bold">L</text:span>ætétur Israël in eo, qui fecit eum: * et fílii Sion exsúltent in rege suo.</text:p>
        <text:p text:style-name="BodyL"><text:span text:style-name="Bold">L</text:span>audent nomen ejus in choro: * in týmpano, et psaltério psallant ei:</text:p>
        <text:p text:style-name="BodyL"><text:span text:style-name="Bold">Q</text:span>uia beneplácitum est Dómino in pópulo suo: * et exaltábit mansuétos in salútem.</text:p>
        <text:p text:style-name="BodyL"><text:span text:style-name="Bold">E</text:span>xsultábunt sancti in glória: * lætabúntur in cubílibus suis.</text:p>
        <text:p text:style-name="BodyL"><text:span text:style-name="Bold">E</text:span>xaltatiónes Dei in gútture eórum: * et gládii ancípites in mánibus eórum.</text:p>
        <text:p text:style-name="BodyL"><text:span text:style-name="Bold">A</text:span>d faciéndam vindíctam in natiónibus: * increpatiónes in pópulis.</text:p>
        <text:p text:style-name="BodyL"><text:span text:style-name="Bold">A</text:span>d alligándos reges eórum in compédibus: * et nóbiles eórum in mánicis férreis.</text:p>
        <text:p text:style-name="BodyL"><text:span text:style-name="Bold">U</text:span>t fáciant in eis judícium conscríptum: * glória hæc est ómnibus sanctis ejus.</text:p>
        <text:p text:style-name="BodyL"><text:span text:style-name="Rubric">Hic non dicitur </text:span><text:span text:style-name="Rubric"><text:span text:style-name="NonRubric">Glória Patri</text:span></text:span><text:span text:style-name="Rubric">.</text:span></text:p>
        <text:p text:style-name="Head2Ps"><text:soft-page-break/>Psalmus 150</text:p>
        <text:p text:style-name="BodyLDrop">LAUDÁTE Dóminum in sanctis ejus: * laudáte eum in firmaménto virtútis ejus.<text:tab/><text:line-break/><text:span text:style-name="Bold">L</text:span>audáte eum in virtútibus ejus: * laudáte eum secúndum multitúdinem magnitúdinis ejus.</text:p>
        <text:p text:style-name="BodyL"><text:span text:style-name="Bold">L</text:span>audáte eum in sono tubæ: * laudáte eum in psaltério, et cíthara.</text:p>
        <text:p text:style-name="BodyL"><text:span text:style-name="Bold">L</text:span>audáte eum in týmpano, et choro: * laudáte eum in chordis, et órgano.</text:p>
        <text:p text:style-name="BodyL"><text:span text:style-name="Bold">L</text:span>audáte eum in cýmbalis benesonántibus: laudáte eum in cýmbalis jubilatiónis: * omnis spíritus laudet Dóminum.</text:p>
        <text:p text:style-name="Spacer"/>
        <text:p text:style-name="BodyLSm"><text:span text:style-name="Rubric">I. Extra Adventum.</text:span></text:p>
        <text:p text:style-name="BodyL"><text:span text:style-name="Rubric">Ant.</text:span> Pulchra es et decóra, fília Jerúsalem, terríbilis ut castrórum ácies ordináta.</text:p>
        <text:p text:style-name="Line"/>
        <text:p text:style-name="BodyLSm"><text:span text:style-name="Rubric">II. In Adventu.</text:span></text:p>
        <text:p text:style-name="BodyLSm"><text:span text:style-name="Rubric">Ant.</text:span> Ecce ancílla Dómini: fiat mi­hi secúndum verbum tu­um.</text:p>
        <text:p text:style-name="BodyLSm"><text:span text:style-name="Rubric">III. Post Adventum.</text:span></text:p>
        <text:p text:style-name="BodyLSm"><text:span text:style-name="Rubric">Ant.</text:span> Ecce María génuit nobis Salvatórem, quem Joánnes videns exclamávit, dicens: Ecce Agnus Dei, ecce qui tollit peccáta mundi, allelúja.</text:p>
        <text:p text:style-name="Line"/>
        <text:p text:style-name="BodySm"/>
        <text:p text:style-name="Head4">I,III. Extra et Post Adventum.</text:p>
        <text:p text:style-name="BodyLSm"><text:span text:style-name="Rubric">Capit.<text:tab/>Cant. 6:8</text:span></text:p>
        <text:p text:style-name="BodyLDrop">VIDÉRUNT eam fíliæ Sion, et beatíssimam prædicavérunt, et regínæ laudavérunt eam.<text:tab/> <text:span text:style-name="VR">R. </text:span><text:span text:style-name="NH">Deo grátias.</text:span></text:p>
        <text:p text:style-name="Head4">II. In Adventu.</text:p>
        <text:p text:style-name="BodyLSm"><text:span text:style-name="Rubric">Capit.<text:tab/>Is. 11:1-2</text:span></text:p>
        <text:p text:style-name="BodyLDrop">EGREDIÉTUR virga de radíce Jesse, et flos de radíce ejus ascéndet. Et requiéscet super eum Spíritus Dómini.<text:tab/> <text:span text:style-name="VR">R. </text:span><text:span text:style-name="NH">Deo grátias.</text:span></text:p>
        <text:p text:style-name="BodySm"/>
        <text:p text:style-name="Head4">Hymnus</text:p>
        <text:p text:style-name="HymnL1"><text:span text:style-name="HymnR">O</text:span> gloriósa vírginum,</text:p>
        <text:p text:style-name="HymnL">Sublímis inter sídera,</text:p>
        <text:p text:style-name="HymnL">Qui te creávit, párvulum</text:p>
        <text:p text:style-name="HymnL">Lacténte nutris úbere.</text:p>
        <text:p text:style-name="HymnS"/>
        <text:p text:style-name="HymnL"><text:span text:style-name="HymnR">Q</text:span>uod Heva tristis ábstulit,</text:p>
        <text:p text:style-name="HymnL">Tu reddis almo gérmine:</text:p>
        <text:p text:style-name="HymnL">Intrent ut astra flébiles,</text:p>
        <text:p text:style-name="HymnL">Cæli reclúdis cárdines.</text:p>
        <text:p text:style-name="HymnS"/>
        <text:p text:style-name="HymnL"><text:span text:style-name="HymnR">T</text:span>u Regis alti jánua</text:p>
        <text:p text:style-name="HymnL">Et aula lucis fúlgida:</text:p>
        <text:p text:style-name="HymnL">Vitam datam per Vírginem,</text:p>
        <text:p text:style-name="HymnL">Gentes redémptæ, pláudit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text:span></text:p>
        <text:p text:style-name="BodyL"><text:span text:style-name="VR">V. </text:span>Benedícta tu in muliéribus.<text:tab/> <text:span text:style-name="VR">R. </text:span>Et benedíctus fructus ventris tui.</text:p>
        <text:p text:style-name="BodySm"/>
        <text:p text:style-name="Head4">I. Extra Adventum.</text:p>
        <text:p text:style-name="BodyL"><text:span text:style-name="Rubric">Ad Bened.Ant.</text:span> Beáta Dei Génitrix, María, * Virgo perpétua, templum Dómini, sacrárium Spíritus Sancti, sola sine exémplo placuísti Dómino nostro Jesu Christo: ora pro pópulo, intérveni pro clero, intercéde pro devóto femíneo sexu.</text:p>
        <text:p text:style-name="Head4">IV. Tempore Paschali.</text:p>
        <text:p text:style-name="BodyLSm"><text:span text:style-name="Rubric">Ad Bened.Ant.</text:span> Regína cæli,* lætáre, allelúja; quia quem meruísti portáre, allelúja; resurréxit, sicut dixit, allelúja: ora pro nobis Deum, allelúja.</text:p>
        <text:p text:style-name="Head4">II. In Adventu.</text:p>
        <text:p text:style-name="BodyLSm"><text:span text:style-name="Rubric">Ad Bened.Ant.</text:span> Spíritus Sanctus * in te descéndet, María: ne tímeas, habébis in útero Fílium Dei <text:span text:style-name="Rubric">(</text:span>allelúja<text:span text:style-name="Rubric">)</text:span>.</text:p>
        <text:p text:style-name="Head4">III. Post Adventum.</text:p>
        <text:p text:style-name="BodyLSm"><text:span text:style-name="Rubric">Ad Bened.Ant.</text:span> Mirábile mystérium * declarátur hódie: innovántur natúræ, De­us homo factus est: id quod fuit permánsit, et quod non erat assúmpsit non commixtiónem passus, neque divisiónem.</text:p>
        <text:p text:style-name="Head2Cant">Cant. Zachariæ (Luke 1:68-79)</text:p>
        <text:p text:style-name="BodyLDrop">BENEDÍCTUS † Dóminus, De­us Israël: * quia visitávit, et fecit redemptiónem plebis suæ:<text:tab/><text:line-break/><text:soft-page-break/><text:span text:style-name="Bold">E</text:span>t eréxit cornu salútis nobis: * in domo David, púeri sui.</text:p>
        <text:p text:style-name="BodyL"><text:span text:style-name="Bold">S</text:span>icut locútus est per os sanctórum, * qui a sãculo sunt, prophetárum ejus:</text:p>
        <text:p text:style-name="BodyL"><text:span text:style-name="Bold">S</text:span>alútem ex inimícis nostris, * et de manu ómnium, qui odérunt nos.</text:p>
        <text:p text:style-name="BodyL"><text:span text:style-name="Bold">A</text:span>d faciéndam misericórdiam cum pátribus nostris: * et memorári testaménti sui sancti.</text:p>
        <text:p text:style-name="BodyL"><text:span text:style-name="Bold">J</text:span>usjurándum, quod jurávit ad Abraham patrem nostrum, * datúrum se nobis:</text:p>
        <text:p text:style-name="BodyL"><text:span text:style-name="Bold">U</text:span>t sine timóre, de manu inimicórum nostrórum liberáti, * serviámus illi.</text:p>
        <text:p text:style-name="BodyL"><text:span text:style-name="Bold">I</text:span>n sanctitáte, et justítia coram ipso, * ómnibus diébus nostris.</text:p>
        <text:p text:style-name="BodyL"><text:span text:style-name="Bold">E</text:span>t tu, puer, Prophéta Altíssimi vocáberis: * præíbis enim ante fáciem Dómini, paráre vias ejus:</text:p>
        <text:p text:style-name="BodyL"><text:span text:style-name="Bold">A</text:span>d dandam sciéntiam salútis plebi ejus: * in remissiónem peccatórum eórum:</text:p>
        <text:p text:style-name="BodyL"><text:span text:style-name="Bold">P</text:span>er víscera misericórdiæ Dei nostri: * in quibus visitávit nos, óriens ex alto:</text:p>
        <text:p text:style-name="BodyL"><text:span text:style-name="Bold">I</text:span>llumináre his, qui in ténebris, et in umbra mortis sedent: * ad dirigéndos pedes nostros in viam pacis.</text:p>
        <text:p text:style-name="BodyL"><text:span text:style-name="Bold">G</text:span>lória Patri, <text:span text:style-name="Rubric">&amp;c</text:span>.</text:p>
        <text:p text:style-name="BodySm"/>
        <text:p text:style-name="Head4">I. Extra Adventum.</text:p>
        <text:p text:style-name="BodyL"><text:span text:style-name="Rubric">Ant.</text:span> Beáta Dei Génitrix, María, Virgo perpétua, templum Dómini, sacrárium Spíritus Sancti, sola sine exémplo placuísti Dómino nostro Jesu Christo: ora pro pópulo, intérveni pro clero, intercéde pro devóto femíneo sexu.</text:p>
        <text:p text:style-name="Head4">IV. Tempore Paschali.</text:p>
        <text:p text:style-name="BodyLSm"><text:span text:style-name="Rubric">Ant.</text:span> Regína cæli, lætáre, allelúja; quia quem meruísti portáre, allelúja; resurréxit, sicut dixit, allelúja: ora pro nobis Deum, allelúja.</text:p>
        <text:p text:style-name="Head4">II. In Adventu.</text:p>
        <text:p text:style-name="BodyLSm"><text:span text:style-name="Rubric">Ant.</text:span> Spíritus Sanctus in te descéndet, María: ne tímeas, habébis in útero Fílium Dei <text:span text:style-name="Rubric">(</text:span>allelúja<text:span text:style-name="Rubric">)</text:span>.</text:p>
        <text:p text:style-name="Head4">III. Post Adventum.</text:p>
        <text:p text:style-name="BodyLSm"><text:span text:style-name="Rubric">Ant.</text:span> Mirábile mystérium declarátur hódie: innovántur natúræ, De­us homo factus est: id quod fuit permánsit, et quod non erat assúmpsit non commixtiónem passus, neque divisiónem.</text:p>
        <text:p text:style-name="BodySm"/>
        <text:p text:style-name="BodyLDrop">KÝRIE, eléison. <text:tab/><text:line-break/><text:span text:style-name="Bold">C</text:span>hriste, eléison.</text:p>
        <text:p text:style-name="BodyL"><text:span text:style-name="Bold">K</text:span>ýrie, eléison.</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Head4">I,II. Extra Adventum et In Adventu.</text:p>
        <text:p text:style-name="BodyLDrop">DEUS, qui de beátæ Maríæ Vírginis útero Verbum tu­um, Angelo nuntiánte, carnem suscípere voluísti: præsta supplícibus tuis: ut qui vere eam Genitrícem Dei crédimus, ejus apud te intercessiónibus adjuvémur. Per eúmdem Dóminum.</text:p>
        <text:p text:style-name="Head4">III. Post Adventum.</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 Qui tecum vivit.</text:p>
        <text:p text:style-name="BodySm"/>
        <text:p text:style-name="Head4">I,III. Extra et Post Adventum.</text:p>
        <text:p text:style-name="BodyL"><text:span text:style-name="Rubric">Ant.</text:span> Sancti Dei omnes, intercédere dignémini pro nostra omniúmque salúte.</text:p>
        <text:p text:style-name="BodyL"><text:span text:style-name="VR">V. </text:span>Lætámini in Dómino et exsultáte, justi.<text:tab/> <text:span text:style-name="VR">R. </text:span>Et gloriámini, omnes recti cor<text:soft-page-break/>de.</text:p>
        <text:p text:style-name="BodyLIndent">Orémus.</text:p>
        <text:p text:style-name="BodyLDrop">PRÓTEGE, Dómine, pópulum tu­um, et, Apostolórum tuórum Petri et Pauli et aliórum Apostolórum patrocínio confidéntem, perpétua defensióne consérva.</text:p>
        <text:p text:style-name="BodyLDrop">OMNES Sancti tui, quãsumus, Dómine, nos ubíque ádjuvent: ut, dum eórum mérita recólimus, patrocínia sentiámus: et pacem tu­am nostris concéde tempóribus, et ab Ecclésia tua cunctam repélle nequítiam; iter, actus et voluntátes nostras, et ómnium famulórum tuórum, in salútis tuæ prosperitáte dispóne, benefactóribus nostris sempitérna bona retríbue, et ómnibus fidélibus défunctis réquiem ætérnam concéde. Per Dóminum.<text:tab/> <text:span text:style-name="VR">R.</text:span> Amen.</text:p>
        <text:p text:style-name="BodySm"/>
        <text:p text:style-name="Head4">II. In Adventu.</text:p>
        <text:p text:style-name="BodyL"><text:span text:style-name="Rubric">Ant.</text:span> Ecce Dóminus véniet, et omnes Sancti ejus cum eo: et erit in die illa lux magna, allelúja.</text:p>
        <text:p text:style-name="BodyL"><text:span text:style-name="VR">V. </text:span>Ecce apparébit Dóminus super nubem cándidam.<text:tab/> <text:span text:style-name="VR">R. </text:span>Et cum eo Sanctórum míllia.</text:p>
        <text:p text:style-name="BodyLIndent">Orémus.</text:p>
        <text:p text:style-name="BodyLDrop">CONSCIÉNTIAS nostras, quãsumus, Dómine, visitándo purífica: ut véniens Jesus Christus Fílius tuus Dóminus noster cum ómnibus Sanctis, parátam sibi in nobis invéniat mansiónem: Qui tecum vivit.<text:tab/> <text:span text:style-name="VR">R.</text:span> Amen.</text:p>
        <text:p text:style-name="BodySm"/>
        <text:p text:style-name="BodyL"><text:span text:style-name="Rubric"><text:span text:style-name="VR">V. </text:span></text:span><text:span text:style-name="Rubric"><text:span text:style-name="NonRubric">Dóminus vobíscum</text:span></text:span><text:span text:style-name="Rubric"> vel </text:span><text:span text:style-name="Rubric"><text:span text:style-name="NonRubric">Dómine exáudi</text:span></text:span><text:span text:style-name="Rubric">,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Prime</text:h>
        <text:p text:style-name="Head2">ad Primam</text:p>
        <text:p text:style-name="BodyLSm"><text:span text:style-name="Rubric"><text:span text:style-name="VR">V. </text:span></text:span><text:span text:style-name="Rubric"><text:span text:style-name="NonRubric">De­us in adjutórium. Glória Patri. Allelúja, </text:span></text:span><text:span text:style-name="Rubric">vel</text:span><text:span text:style-name="Rubric"><text:span text:style-name="NonRubric"> Laus ti­bi.</text:span></text:span></text:p>
        <text:p text:style-name="BodySm"/>
        <text:p text:style-name="Head4">Hymnus</text:p>
        <text:p text:style-name="BkHidden"><text:bookmark text:name="memento_rerum_conditor"/></text:p>
        <text:p text:style-name="HymnL1"><text:span text:style-name="HymnR">M</text:span>eménto, rerum Cónditor,</text:p>
        <text:p text:style-name="HymnL">Nostri quod olim córporis,</text:p>
        <text:p text:style-name="HymnL">Sacráta ab alvo Vírginis</text:p>
        <text:p text:style-name="HymnL">Nascéndo, formam súmpseris.</text:p>
        <text:p text:style-name="HymnS"/>
        <text:p text:style-name="HymnL"><text:span text:style-name="HymnR">M</text:span>aría, Mater grátiæ,</text:p>
        <text:p text:style-name="HymnL">Dulcis Parens cleméntiæ,</text:p>
        <text:p text:style-name="HymnL">Tu nos ab hoste prótege,</text:p>
        <text:p text:style-name="HymnL">Et mortis hora súscip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 et al.</text:span></text:p>
        <text:p text:style-name="BodySm"/>
        <text:p text:style-name="BodyLSm"><text:span text:style-name="Rubric">I. Extra Adventum.</text:span></text:p>
        <text:p text:style-name="BodyL"><text:span text:style-name="Rubric">Ant.</text:span> Assúmpta est María in cælum: * gaudent Angeli, laudántes benedícunt Dóminum.</text:p>
        <text:p text:style-name="Line"/>
        <text:p text:style-name="BodyLSm"><text:span text:style-name="Rubric">II. In Adventu.</text:span></text:p>
        <text:p text:style-name="BodyLSm"><text:span text:style-name="Rubric">Ant.</text:span> Missus est * Gábriel Angelus ad Maríam Vírginem desponsátam Joseph.</text:p>
        <text:p text:style-name="BodyLSm"><text:span text:style-name="Rubric">III. Post Adventum.</text:span></text:p>
        <text:p text:style-name="BodyLSm"><text:span text:style-name="Rubric">Ant.</text:span> O admirábile commércium: * Creátor géneris humáni, animátum corpus sumens, de Vírgine nasci dignátus est: et procédens homo sine sémine, largítus est nobis suam Deitátem.</text:p>
        <text:p text:style-name="Line"/>
        <text:p text:style-name="Head2Ps">Psalmus 53</text:p>
        <text:p text:style-name="BodyLDrop">DEUS, in nómine tuo salvum me fac: * et in virtúte tua júdica me.<text:tab/><text:line-break/><text:span text:style-name="Bold">D</text:span>eus, exáudi oratiónem me­am: * áuribus pércipe verba oris mei.</text:p>
        <text:p text:style-name="BodyL"><text:span text:style-name="Bold">Q</text:span>uóniam aliéni insurrexérunt advérsum me, et fortes quæsiérunt ánimam me­am: * et non proposuérunt Deum ante conspéctum suum.</text:p>
        <text:p text:style-name="BodyL"><text:span text:style-name="Bold">E</text:span>cce enim, De­us ádjuvat me: * et Dóminus suscéptor est ánimæ meæ.</text:p>
        <text:p text:style-name="BodyL"><text:soft-page-break/><text:span text:style-name="Bold">A</text:span>vérte mala inimícis meis: * et in veritáte tua dispérde illos.</text:p>
        <text:p text:style-name="BodyL"><text:span text:style-name="Bold">V</text:span>oluntárie sacrificábo ti­bi, * et confitébor nómini tuo, Dómine: quóniam bonum est:</text:p>
        <text:p text:style-name="BodyL"><text:span text:style-name="Bold">Q</text:span>uóniam ex omni tribulatióne eripuísti me: * et super inimícos meos despéxit óculus me­us.</text:p>
        <text:p text:style-name="Spacer"/>
        <text:p text:style-name="Head2Ps">Psalmus 84</text:p>
        <text:p text:style-name="BodyLDrop">BENEDIXÍSTI, Dómine, terram tu­am: * avertísti captivitátem Jacob.<text:tab/><text:line-break/><text:span text:style-name="Bold">R</text:span>emisísti iniquitátem plebis tuæ: * operuísti ómnia peccáta eórum.</text:p>
        <text:p text:style-name="BodyL"><text:span text:style-name="Bold">M</text:span>itigásti omnem iram tu­am: * avertísti ab ira indignatiónis tuæ.</text:p>
        <text:p text:style-name="BodyL"><text:span text:style-name="Bold">C</text:span>onvérte nos, De­us, salutáris noster: * et avérte iram tu­am a nobis.</text:p>
        <text:p text:style-name="BodyL"><text:span text:style-name="Bold">N</text:span>umquid in ætérnum irascéris nobis? * aut exténdes iram tu­am a generatióne in generatiónem?</text:p>
        <text:p text:style-name="BodyL"><text:span text:style-name="Bold">D</text:span>eus, tu convérsus vivificábis nos: * et plebs tua lætábitur in te.</text:p>
        <text:p text:style-name="BodyL"><text:span text:style-name="Bold">O</text:span>sténde nobis, Dómine, misericórdiam tu­am: * et salutáre tu­um da nobis.</text:p>
        <text:p text:style-name="BodyL"><text:span text:style-name="Bold">A</text:span>udiam quid loquátur in me Dóminus De­us: * quóniam loquétur pacem in plebem suam.</text:p>
        <text:p text:style-name="BodyL"><text:span text:style-name="Bold">E</text:span>t super sanctos suos: * et in eos, qui convertúntur ad cor.</text:p>
        <text:p text:style-name="BodyL"><text:span text:style-name="Bold">V</text:span>erúmtamen prope timéntes eum salutáre ipsíus: * ut inhábitet glória in terra nostra.</text:p>
        <text:p text:style-name="BodyL"><text:span text:style-name="Bold">M</text:span>isericórdia, et véritas obviavérunt sibi: * justítia, et pax osculátæ sunt.</text:p>
        <text:p text:style-name="BodyL"><text:span text:style-name="Bold">V</text:span>éritas de terra orta est: * et justítia de cælo prospéxit.</text:p>
        <text:p text:style-name="BodyL"><text:span text:style-name="Bold">E</text:span>tenim Dóminus dabit benignitátem: * et terra nostra dabit fructum suum.</text:p>
        <text:p text:style-name="BodyL"><text:span text:style-name="Bold">J</text:span>ustítia ante eum ambulábit: * et ponet in via gressus suos.</text:p>
        <text:p text:style-name="Spacer"/>
        <text:p text:style-name="Head2Ps">Psalmus 116</text:p>
        <text:p text:style-name="BodyLDrop">LAUDÁTE Dóminum, omnes gentes: * laudáte eum, omnes pópuli:<text:tab/><text:line-break/><text:span text:style-name="Bold">Q</text:span>uóniam confirmáta est super nos misericórdia ejus: * et véritas Dómini manet in ætérnum.</text:p>
        <text:p text:style-name="Spacer"/>
        <text:p text:style-name="BodyLSm"><text:span text:style-name="Rubric">I. Extra Adventum.</text:span></text:p>
        <text:p text:style-name="BodyL"><text:span text:style-name="Rubric">Ant.</text:span> Assúmpta est María in cælum: gaudent Angeli, laudántes benedícunt Dóminum.</text:p>
        <text:p text:style-name="Line"/>
        <text:p text:style-name="BodyLSm"><text:span text:style-name="Rubric">II. In Adventu.</text:span></text:p>
        <text:p text:style-name="BodyLSm"><text:span text:style-name="Rubric">Ant.</text:span> Missus est Gábriel Angelus ad Maríam Vírginem desponsátam Joseph.</text:p>
        <text:p text:style-name="BodyLSm"><text:span text:style-name="Rubric">III. Post Adventum.</text:span></text:p>
        <text:p text:style-name="BodyLSm"><text:span text:style-name="Rubric">Ant.</text:span> O admirábile commércium: Creátor géneris humáni, animátum corpus sumens, de Vírgine nasci dignátus est: et procédens homo sine sémine, largítus est nobis suam Deitátem.</text:p>
        <text:p text:style-name="Line"/>
        <text:p text:style-name="BodySm"/>
        <text:p text:style-name="Head4">I,III. Extra et Post Adventum.</text:p>
        <text:p text:style-name="BodyLSm"><text:span text:style-name="Rubric">Capit.<text:tab/>Cant. 6:9</text:span></text:p>
        <text:p text:style-name="BodyLDrop">QUÆ est ista quæ progréditur quasi auróra consúrgens, pulchra ut luna, elécta ut sol, terríbilis ut castrórum ácies ordináta?<text:tab/> <text:span text:style-name="VR">R. </text:span><text:span text:style-name="NH">Deo grátias.</text:span></text:p>
        <text:p text:style-name="Head4">II. In Adventu.</text:p>
        <text:p text:style-name="BodyLSm"><text:span text:style-name="Rubric">Capit.<text:tab/>Is. 7:14-15</text:span></text:p>
        <text:p text:style-name="BodyLDrop">ECCE virgo concípiet, et páriet fílium, et vocábitur nomen ejus Emmánuel. Butýrum et mel cómedet, ut sciat reprobáre malum, et elígere bonum.<text:tab/> <text:span text:style-name="VR">R. </text:span><text:span text:style-name="NH">Deo grátias.</text:span></text:p>
        <text:p text:style-name="BodySm"/>
        <text:p text:style-name="BodyL"><text:span text:style-name="VR">V. </text:span>Dignáre me laudáre te, Virgo sacráta.<text:tab/> <text:span text:style-name="VR">R. </text:span>Da mi­hi virtútem contra hostes tuos.</text:p>
        <text:p text:style-name="BodySm"/>
        <text:p text:style-name="BodyLDrop">KÝRIE, eléison. <text:tab/><text:line-break/><text:span text:style-name="Bold">C</text:span>hriste, eléison.</text:p>
        <text:p text:style-name="BodyL"><text:span text:style-name="Bold">K</text:span>ýrie, eléison.</text:p>
        <text:p text:style-name="BodySm"/>
        <text:p text:style-name="BodyL"><text:span text:style-name="VR">V. </text:span><text:span text:style-name="VR">(</text:span>Dóminus vobíscum.<text:tab/> <text:span text:style-name="VR">R. </text:span>Et cum spí<text:soft-page-break/>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Head4">I. Extra Adventum.</text:p>
        <text:p text:style-name="BodyLDrop">DEUS, qui virginálem aulam beátæ Maríæ, in qua habitáres, elígere dignátus es: da, quãsumus; ut, sua nos defensióne munítos, jucúndos fácias suæ interésse commemoratióni: Qui vivis.</text:p>
        <text:p text:style-name="Head4">II. In Adventu.</text:p>
        <text:p text:style-name="BodyLDrop">DEUS, qui de beátæ Maríæ Vírginis útero Verbum tu­um, Angelo nuntiánte, carnem suscípere voluísti: præsta supplícibus tuis: ut qui vere eam Genitrícem Dei crédimus, ejus apud te intercessiónibus adjuvémur. Per eúmdem Dóminum.</text:p>
        <text:p text:style-name="Head4">III. Post Adventum.</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 Qui tecum vivit.</text:p>
        <text:p text:style-name="BodyL"><text:span text:style-name="Rubric"><text:span text:style-name="VR">V. </text:span></text:span><text:span text:style-name="Rubric"><text:span text:style-name="NonRubric">Dóminus vobíscum</text:span></text:span><text:span text:style-name="Rubric"> vel </text:span><text:span text:style-name="Rubric"><text:span text:style-name="NonRubric">Dómine exáudi</text:span></text:span><text:span text:style-name="Rubric">,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Terce</text:h>
        <text:p text:style-name="Head2">ad Tértiam</text:p>
        <text:p text:style-name="BodyLSm"><text:span text:style-name="Rubric"><text:span text:style-name="VR">V. </text:span></text:span><text:span text:style-name="Rubric"><text:span text:style-name="NonRubric">De­us in adjutórium. Glória Patri. Allelúja, </text:span></text:span><text:span text:style-name="Rubric">vel</text:span><text:span text:style-name="Rubric"><text:span text:style-name="NonRubric"> Laus ti­bi.</text:span></text:span></text:p>
        <text:p text:style-name="BodySm"/>
        <text:p text:style-name="Head4">Hymnus</text:p>
        <text:p text:style-name="HymnL1"><text:span text:style-name="HymnR">M</text:span>eménto, rerum Cónditor,</text:p>
        <text:p text:style-name="HymnL">Nostri quod olim córporis,</text:p>
        <text:p text:style-name="HymnL">Sacráta ab alvo Vírginis</text:p>
        <text:p text:style-name="HymnL">Nascéndo, formam súmpseris.</text:p>
        <text:p text:style-name="HymnS"/>
        <text:p text:style-name="HymnL"><text:span text:style-name="HymnR">M</text:span>aría, Mater grátiæ,</text:p>
        <text:p text:style-name="HymnL">Dulcis Parens cleméntiæ,</text:p>
        <text:p text:style-name="HymnL">Tu nos ab hoste prótege,</text:p>
        <text:p text:style-name="HymnL">Et mortis hora súscip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 et al.</text:span></text:p>
        <text:p text:style-name="BodySm"/>
        <text:p text:style-name="BodyLSm"><text:span text:style-name="Rubric">I. Extra Adventum.</text:span></text:p>
        <text:p text:style-name="BodyL"><text:span text:style-name="Rubric">Ant.</text:span> María Virgo assúmpta est * ad æthéreum thálamum, in quo Rex regum stelláto sedet sólio.</text:p>
        <text:p text:style-name="Line"/>
        <text:p text:style-name="BodyLSm"><text:span text:style-name="Rubric">II. In Adventu.</text:span></text:p>
        <text:p text:style-name="BodyLSm"><text:span text:style-name="Rubric">Ant.</text:span> Ave, María, * grátia plena; Dóminus tecum: benedícta tu in muliéribus <text:span text:style-name="Rubric">(</text:span>allelúja<text:span text:style-name="Rubric">)</text:span>.</text:p>
        <text:p text:style-name="BodyLSm"><text:span text:style-name="Rubric">III. Post Adventum.</text:span></text:p>
        <text:p text:style-name="BodyLSm"><text:span text:style-name="Rubric">Ant.</text:span> Quando natus es * ineffabíliter ex Vírgine, tunc implétæ sunt Scriptúræ: sicut plúvia in vellus descendísti, ut salvum fáceres genus humánum: te laudámus, De­us noster.</text:p>
        <text:p text:style-name="Line"/>
        <text:p text:style-name="Head2Ps">Psalmus 119</text:p>
        <text:p text:style-name="BodyLDrop">AD Dóminum cum tribulárer clamávi: * et exaudívit me.<text:tab/><text:line-break/><text:span text:style-name="Bold">D</text:span>ómine, líbera ánimam me­am a lábiis iníquis, * et a lingua dolósa.</text:p>
        <text:p text:style-name="BodyL"><text:span text:style-name="Bold">Q</text:span>uid detur ti­bi, aut quid apponátur ti­bi * ad linguam dolósam?</text:p>
        <text:p text:style-name="BodyL"><text:span text:style-name="Bold">S</text:span>agíttæ poténtis acútæ, * cum carbónibus desolatóriis.</text:p>
        <text:p text:style-name="BodyL"><text:span text:style-name="Bold">H</text:span>eu mi­hi, quia incolátus me­us prolongátus est: habitávi cum habitántibus Cedar: * multum íncola fuit ánima mea.</text:p>
        <text:p text:style-name="BodyL"><text:span text:style-name="Bold">C</text:span>um his, qui odérunt pacem, eram pacíficus: * cum loquébar illis, impugnábant me gratis.</text:p>
        <text:p text:style-name="Spacer"/>
        <text:p text:style-name="Head2Ps"><text:soft-page-break/>Psalmus 120</text:p>
        <text:p text:style-name="BodyLDrop">LEVÁVI óculos meos in montes, * unde véniet auxílium mi­hi.<text:tab/><text:line-break/><text:span text:style-name="Bold">A</text:span>uxílium me­um a Dómino, * qui fecit cælum et terram.</text:p>
        <text:p text:style-name="BodyL"><text:span text:style-name="Bold">N</text:span>on det in commotiónem pedem tu­um: * neque dormítet qui custódit te.</text:p>
        <text:p text:style-name="BodyL"><text:span text:style-name="Bold">E</text:span>cce, non dormitábit neque dórmiet, * qui custódit Israël.</text:p>
        <text:p text:style-name="BodyL"><text:span text:style-name="Bold">D</text:span>óminus custódit te, Dóminus protéctio tua, * super manum déxteram tu­am.</text:p>
        <text:p text:style-name="BodyL"><text:span text:style-name="Bold">P</text:span>er diem sol non uret te: * neque luna per noctem.</text:p>
        <text:p text:style-name="BodyL"><text:span text:style-name="Bold">D</text:span>óminus custódit te ab omni malo: * custódiat ánimam tu­am Dóminus.</text:p>
        <text:p text:style-name="BodyL"><text:span text:style-name="Bold">D</text:span>óminus custódiat intróitum tu­um, et éxitum tu­um: * ex hoc nunc, et usque in sãculum.</text:p>
        <text:p text:style-name="Spacer"/>
        <text:p text:style-name="Head2Ps">Psalmus 121</text:p>
        <text:p text:style-name="BodyLDrop">LÆTÁTUS sum in his, quæ dicta sunt mi­hi: * In domum Dómini íbimus.<text:tab/><text:line-break/><text:span text:style-name="Bold">S</text:span>tantes erant pedes nostri, * in átriis tuis, Jerúsalem.</text:p>
        <text:p text:style-name="BodyL"><text:span text:style-name="Bold">J</text:span>erúsalem, quæ ædificátur ut cívitas: * cujus participátio ejus in idípsum.</text:p>
        <text:p text:style-name="BodyL"><text:span text:style-name="Bold">I</text:span>lluc enim ascendérunt tribus, tribus Dómini: * testimónium Israël ad confiténdum nómini Dómini.</text:p>
        <text:p text:style-name="BodyL"><text:span text:style-name="Bold">Q</text:span>uia illic sedérunt sedes in judício, * sedes super domum David.</text:p>
        <text:p text:style-name="BodyL"><text:span text:style-name="Bold">R</text:span>ogáte quæ ad pacem sunt Jerúsalem: * et abundántia diligéntibus te:</text:p>
        <text:p text:style-name="BodyL"><text:span text:style-name="Bold">F</text:span>iat pax in virtúte tua: * et abundántia in túrribus tuis.</text:p>
        <text:p text:style-name="BodyL"><text:span text:style-name="Bold">P</text:span>ropter fratres meos, et próximos meos, * loquébar pacem de te:</text:p>
        <text:p text:style-name="BodyL"><text:span text:style-name="Bold">P</text:span>ropter domum Dómini, Dei nostri, * quæsívi bona ti­bi.</text:p>
        <text:p text:style-name="Spacer"/>
        <text:p text:style-name="BodyLSm"><text:span text:style-name="Rubric">I. Extra Adventum.</text:span></text:p>
        <text:p text:style-name="BodyL"><text:span text:style-name="Rubric">Ant.</text:span> María Virgo assúmpta est ad æthéreum thálamum, in quo Rex regum stelláto sedet sólio.</text:p>
        <text:p text:style-name="Line"/>
        <text:p text:style-name="BodyLSm"><text:span text:style-name="Rubric">II. In Adventu.</text:span></text:p>
        <text:p text:style-name="BodyLSm"><text:span text:style-name="Rubric">Ant.</text:span> Ave, María, grátia plena; Dóminus tecum: benedícta tu in muliéribus <text:span text:style-name="Rubric">(</text:span>allelúja<text:span text:style-name="Rubric">)</text:span>.</text:p>
        <text:p text:style-name="BodyLSm"><text:span text:style-name="Rubric">III. Post Adventum.</text:span></text:p>
        <text:p text:style-name="BodyLSm"><text:span text:style-name="Rubric">Ant.</text:span> Quando natus es ineffabíliter ex Vírgine, tunc implétæ sunt Scriptúræ: sicut plúvia in vellus descendísti, ut salvum fáceres genus humánum: te laudámus, De­us noster.</text:p>
        <text:p text:style-name="Line"/>
        <text:p text:style-name="BodySm"/>
        <text:p text:style-name="Head4">I,III. Extra et Post Adventum.</text:p>
        <text:p text:style-name="BodyLSm"><text:span text:style-name="Rubric">Capit.<text:tab/>Ecclus. 24:15</text:span></text:p>
        <text:p text:style-name="BodyLDrop">ET sic in Sion firmáta sum, et in civitáte sanctificáta simíliter requiévi, et in Jerúsalem potéstas mea.<text:tab/> <text:span text:style-name="VR">R. </text:span><text:span text:style-name="NH">Deo grátias.</text:span></text:p>
        <text:p text:style-name="Head4">II. In Adventu.</text:p>
        <text:p text:style-name="BodyLSm"><text:span text:style-name="Rubric">Capit.<text:tab/>Is. 11:1-2</text:span></text:p>
        <text:p text:style-name="BodyLDrop">EGREDIÉTUR virga de radíce Jesse, et flos de radíce ejus ascéndet. Et requiéscet super eum Spíritus Dómini.<text:tab/> <text:span text:style-name="VR">R. </text:span><text:span text:style-name="NH">Deo grátias.</text:span></text:p>
        <text:p text:style-name="BodySm"/>
        <text:p text:style-name="BodyL"><text:span text:style-name="VR">V. </text:span>Diffúsa est grátia in lábiis tuis.<text:tab/> <text:span text:style-name="VR">R. </text:span>Proptérea benedíxit te De­us in ætérnum.</text:p>
        <text:p text:style-name="BodySm"/>
        <text:p text:style-name="BodyLDrop">KÝRIE, eléison. <text:tab/><text:line-break/><text:span text:style-name="Bold">C</text:span>hriste, eléison.</text:p>
        <text:p text:style-name="BodyL"><text:span text:style-name="Bold">K</text:span>ýrie, eléison.</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Head4">I,III. Extra et Post Adventum.</text:p>
        <text:p text:style-name="BodyLDrop">DEUS, qui salútis ætérnæ, beátæ Maríæ virginitáte fôcúnda, humáno géneri prãmia præstitísti: tríbue, quãsumus; ut ipsam pro nobis intercédere sentiámus, per quam merúimus <text:soft-page-break/>auctórem vitæ suscípere, Dóminum nostrum Jesum Christum Fílium tu­um: Qui tecum vivit.</text:p>
        <text:p text:style-name="Head4">II. In Adventu.</text:p>
        <text:p text:style-name="BodyLDrop">DEUS, qui de beátæ Maríæ Vírginis útero Verbum tu­um, Angelo nuntiánte, carnem suscípere voluísti: præsta supplícibus tuis: ut qui vere eam Genitrícem Dei crédimus, ejus apud te intercessiónibus adjuvémur. Per eúmdem Dóminum.</text:p>
        <text:p text:style-name="BodyL"><text:span text:style-name="Rubric"><text:span text:style-name="VR">V. </text:span></text:span><text:span text:style-name="Rubric"><text:span text:style-name="NonRubric">Dóminus vobíscum</text:span></text:span><text:span text:style-name="Rubric"> vel </text:span><text:span text:style-name="Rubric"><text:span text:style-name="NonRubric">Dómine exáudi</text:span></text:span><text:span text:style-name="Rubric">,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Sext</text:h>
        <text:p text:style-name="Head2">ad Sextam</text:p>
        <text:p text:style-name="BodyLSm"><text:span text:style-name="Rubric"><text:span text:style-name="VR">V. </text:span></text:span><text:span text:style-name="Rubric"><text:span text:style-name="NonRubric">De­us in adjutórium. Glória Patri. Allelúja, </text:span></text:span><text:span text:style-name="Rubric">vel</text:span><text:span text:style-name="Rubric"><text:span text:style-name="NonRubric"> Laus ti­bi.</text:span></text:span></text:p>
        <text:p text:style-name="BodySm"/>
        <text:p text:style-name="Head4">Hymnus</text:p>
        <text:p text:style-name="HymnL1"><text:span text:style-name="HymnR">M</text:span>eménto, rerum Cónditor,</text:p>
        <text:p text:style-name="HymnL">Nostri quod olim córporis,</text:p>
        <text:p text:style-name="HymnL">Sacráta ab alvo Vírginis</text:p>
        <text:p text:style-name="HymnL">Nascéndo, formam súmpseris.</text:p>
        <text:p text:style-name="HymnS"/>
        <text:p text:style-name="HymnL"><text:span text:style-name="HymnR">M</text:span>aría, Mater grátiæ,</text:p>
        <text:p text:style-name="HymnL">Dulcis Parens cleméntiæ,</text:p>
        <text:p text:style-name="HymnL">Tu nos ab hoste prótege,</text:p>
        <text:p text:style-name="HymnL">Et mortis hora súscip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 et al.</text:span></text:p>
        <text:p text:style-name="BodySm"/>
        <text:p text:style-name="BodyLSm"><text:span text:style-name="Rubric">I. Extra Adventum.</text:span></text:p>
        <text:p text:style-name="BodyL"><text:span text:style-name="Rubric">Ant.</text:span> In odórem * unguentórum tuórum cúrrimus: adolescéntulæ dilexérunt te nimis.</text:p>
        <text:p text:style-name="Line"/>
        <text:p text:style-name="BodyLSm"><text:span text:style-name="Rubric">II. In Adventu.</text:span></text:p>
        <text:p text:style-name="BodyLSm"><text:span text:style-name="Rubric">Ant.</text:span> Ne tímeas, María, * invenísti grátiam apud Dóminum: ecce concípies et páries fílium <text:span text:style-name="Rubric">(</text:span>allelúja<text:span text:style-name="Rubric">)</text:span>.</text:p>
        <text:p text:style-name="BodyLSm"><text:span text:style-name="Rubric">III. Post Adventum.</text:span></text:p>
        <text:p text:style-name="BodyLSm"><text:span text:style-name="Rubric">Ant.</text:span> Rubum, quem víderat Móyses * incombústum, conservátam agnóvimus tu­am laudábilem virginitátem: Dei Génitrix, intercéde pro nobis.</text:p>
        <text:p text:style-name="Line"/>
        <text:p text:style-name="Head2Ps">Psalmus 122</text:p>
        <text:p text:style-name="BodyLDrop">AD te levávi óculos meos, * qui hábitas in cælis.<text:tab/><text:line-break/><text:span text:style-name="Bold">E</text:span>cce, sicut óculi servórum * in mánibus dominórum suórum,</text:p>
        <text:p text:style-name="BodyL"><text:span text:style-name="Bold">S</text:span>icut óculi ancíllæ in mánibus dóminæ suæ: * ita óculi nostri ad Dóminum, Deum nostrum, donec misereátur nostri.</text:p>
        <text:p text:style-name="BodyL"><text:span text:style-name="Bold">M</text:span>iserére nostri, Dómine, miserére nostri: * quia multum repléti sumus despectióne:</text:p>
        <text:p text:style-name="BodyL"><text:span text:style-name="Bold">Q</text:span>uia multum repléta est ánima nostra: * oppróbrium abundántibus, et despéctio supérbis.</text:p>
        <text:p text:style-name="Spacer"/>
        <text:p text:style-name="Head2Ps">Psalmus 123</text:p>
        <text:p text:style-name="BodyLDrop">NISI quia Dóminus erat in nobis, dicat nunc Israël: * nisi quia Dóminus erat in nobis,<text:tab/><text:line-break/><text:span text:style-name="Bold">C</text:span>um exsúrgerent hómines in nos, * forte vivos deglutíssent nos:</text:p>
        <text:p text:style-name="BodyL"><text:span text:style-name="Bold">C</text:span>um irascerétur furor eórum in nos, * fórsitan aqua absorbuísset nos.</text:p>
        <text:p text:style-name="BodyL"><text:span text:style-name="Bold">T</text:span>orréntem pertransívit ánima nostra: * fórsitan pertransísset ánima nostra aquam intolerábilem.</text:p>
        <text:p text:style-name="BodyL"><text:span text:style-name="Bold">B</text:span>enedíctus Dóminus * qui non dedit nos in captiónem déntibus eórum.</text:p>
        <text:p text:style-name="BodyL"><text:span text:style-name="Bold">A</text:span>nima nostra sicut passer erépta est * de láqueo venántium:</text:p>
        <text:p text:style-name="BodyL"><text:span text:style-name="Bold">L</text:span>áqueus contrítus est, * et nos liberáti sumus.</text:p>
        <text:p text:style-name="BodyL"><text:span text:style-name="Bold">A</text:span>djutórium nostrum in nómine Dómini, * qui fecit cælum et terram.</text:p>
        <text:p text:style-name="Spacer"/>
        <text:p text:style-name="Head2Ps"><text:soft-page-break/>Psalmus 124</text:p>
        <text:p text:style-name="BodyLDrop">QUI confídunt in Dómino, sicut mons Sion: * non commovébitur in ætérnum, qui hábitat in Jerúsalem.<text:tab/><text:line-break/><text:span text:style-name="Bold">M</text:span>ontes in circúitu ejus: * et Dóminus in circúitu pópuli sui, ex hoc nunc et usque in sãculum.</text:p>
        <text:p text:style-name="BodyL"><text:span text:style-name="Bold">Q</text:span>uia non relínquet Dóminus virgam peccatórum super sortem justórum: * ut non exténdant justi ad iniquitátem manus suas.</text:p>
        <text:p text:style-name="BodyL"><text:span text:style-name="Bold">B</text:span>énefac, Dómine, bonis, * et rectis corde.</text:p>
        <text:p text:style-name="BodyL"><text:span text:style-name="Bold">D</text:span>eclinántes autem in obligatiónes addúcet Dóminus cum operántibus iniquitátem: * pax super Israël.</text:p>
        <text:p text:style-name="Spacer"/>
        <text:p text:style-name="BodyLSm"><text:span text:style-name="Rubric">I. Extra Adventum.</text:span></text:p>
        <text:p text:style-name="BodyL"><text:span text:style-name="Rubric">Ant.</text:span> In odórem unguentórum tuórum cúrrimus: adolescéntulæ dilexérunt te nimis.</text:p>
        <text:p text:style-name="Line"/>
        <text:p text:style-name="BodyLSm"><text:span text:style-name="Rubric">II. In Adventu.</text:span></text:p>
        <text:p text:style-name="BodyLSm"><text:span text:style-name="Rubric">Ant.</text:span> Ne tímeas, María, invenísti grátiam apud Dóminum: ecce concípies et páries fílium <text:span text:style-name="Rubric">(</text:span>allelúja<text:span text:style-name="Rubric">)</text:span>.</text:p>
        <text:p text:style-name="BodyLSm"><text:span text:style-name="Rubric">III. Post Adventum.</text:span></text:p>
        <text:p text:style-name="BodyLSm"><text:span text:style-name="Rubric">Ant.</text:span> Rubum, quem víderat Móyses incombústum, conservátam agnóvimus tu­am laudábilem virginitátem: Dei Génitrix, intercéde pro nobis.</text:p>
        <text:p text:style-name="Line"/>
        <text:p text:style-name="BodySm"/>
        <text:p text:style-name="Head4">I,III. Extra et Post Adventum.</text:p>
        <text:p text:style-name="BodyLSm"><text:span text:style-name="Rubric">Capit.<text:tab/>Ecclus. 24:16</text:span></text:p>
        <text:p text:style-name="BodyLDrop">ET radicávi in pópulo honorificáto, et in parte Dei mei heréditas illíus, et in plenitúdine sanctórum deténtio mea.<text:tab/> <text:span text:style-name="VR">R. </text:span><text:span text:style-name="NH">Deo grátias.</text:span></text:p>
        <text:p text:style-name="Head4">II. In Adventu.</text:p>
        <text:p text:style-name="BodyLSm"><text:span text:style-name="Rubric">Capit.<text:tab/>Luke 1:32-33</text:span></text:p>
        <text:p text:style-name="BodyLDrop">DABIT illi Dóminus De­us sedem David, patris ejus, et regnábit in domo Jacob in ætérnum, et regni ejus non erit finis.<text:tab/> <text:span text:style-name="VR">R. </text:span><text:span text:style-name="NH">Deo grátias.</text:span></text:p>
        <text:p text:style-name="BodySm"/>
        <text:p text:style-name="BodyL"><text:span text:style-name="VR">V. </text:span>Benedícta tu in muliéribus.<text:tab/> <text:span text:style-name="VR">R. </text:span>Et benedíctus fructus ventris tui.</text:p>
        <text:p text:style-name="BodySm"/>
        <text:p text:style-name="BodyLDrop">KÝRIE, eléison. <text:tab/><text:line-break/><text:span text:style-name="Bold">C</text:span>hriste, eléison.</text:p>
        <text:p text:style-name="BodyL"><text:span text:style-name="Bold">K</text:span>ýrie, eléison.</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Head4">I. Extra Adventum.</text:p>
        <text:p text:style-name="BodyLDrop">CONCÉDE, miséricors De­us, fragilitáti nostræ præsídium: ut, qui sanctæ Dei Genetrícis memóriam ágimus; intercessiónis ejus auxílio, a nostris iniquitátibus resurgámus. Per eúmdem Dóminum.</text:p>
        <text:p text:style-name="Head4">II. In Adventu.</text:p>
        <text:p text:style-name="BodyLDrop">DEUS, qui de beátæ Maríæ Vírginis útero Verbum tu­um, Angelo nuntiánte, carnem suscípere voluísti: præsta supplícibus tuis: ut qui vere eam Genitrícem Dei crédimus, ejus apud te intercessiónibus adjuvémur. Per eúmdem Dóminum.</text:p>
        <text:p text:style-name="Head4">III. Post Adventum.</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 Qui tecum vivit.</text:p>
        <text:p text:style-name="BodyL"><text:span text:style-name="Rubric"><text:span text:style-name="VR">V. </text:span></text:span><text:span text:style-name="Rubric"><text:span text:style-name="NonRubric">Dóminus vobíscum</text:span></text:span><text:span text:style-name="Rubric"> vel </text:span><text:span text:style-name="Rubric"><text:span text:style-name="NonRubric">Dómine exáudi</text:span></text:span><text:span text:style-name="Rubric">, ut supra.</text:span></text:p>
        <text:p text:style-name="BodyL"><text:span text:style-name="VR">V. </text:span>Benedicámus Dómino.<text:tab/> <text:span text:style-name="VR">R. </text:span>Deo grátias.</text:p>
        <text:p text:style-name="BodyL"><text:span text:style-name="VR">V. </text:span>Fidélium ánimæ per misericórdiam <text:soft-page-break/>Dei requiéscant in pace.<text:tab/> <text:span text:style-name="VR">R. </text:span>Amen.</text:p>
        <text:p text:style-name="BodySm"/>
        <text:h text:style-name="Hidden2" text:outline-level="2">None</text:h>
        <text:p text:style-name="Head2">ad Nonam</text:p>
        <text:p text:style-name="BodyLSm"><text:span text:style-name="Rubric"><text:span text:style-name="VR">V. </text:span></text:span><text:span text:style-name="Rubric"><text:span text:style-name="NonRubric">De­us in adjutórium. Glória Patri. Allelúja, </text:span></text:span><text:span text:style-name="Rubric">vel</text:span><text:span text:style-name="Rubric"><text:span text:style-name="NonRubric"> Laus ti­bi.</text:span></text:span></text:p>
        <text:p text:style-name="BodySm"/>
        <text:p text:style-name="Head4">Hymnus</text:p>
        <text:p text:style-name="HymnL1"><text:span text:style-name="HymnR">M</text:span>eménto, rerum Cónditor,</text:p>
        <text:p text:style-name="HymnL">Nostri quod olim córporis,</text:p>
        <text:p text:style-name="HymnL">Sacráta ab alvo Vírginis</text:p>
        <text:p text:style-name="HymnL">Nascéndo, formam súmpseris.</text:p>
        <text:p text:style-name="HymnS"/>
        <text:p text:style-name="HymnL"><text:span text:style-name="HymnR">M</text:span>aría, Mater grátiæ,</text:p>
        <text:p text:style-name="HymnL">Dulcis Parens cleméntiæ,</text:p>
        <text:p text:style-name="HymnL">Tu nos ab hoste prótege,</text:p>
        <text:p text:style-name="HymnL">Et mortis hora súscip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 et al.</text:span></text:p>
        <text:p text:style-name="BodySm"/>
        <text:p text:style-name="BodyLSm"><text:span text:style-name="Rubric">I. Extra Adventum.</text:span></text:p>
        <text:p text:style-name="BodyL"><text:span text:style-name="Rubric">Ant.</text:span> Pulchra es * et decóra, fília Jerúsalem, terríbilis ut castrórum ácies ordináta.</text:p>
        <text:p text:style-name="Line"/>
        <text:p text:style-name="BodyLSm"><text:span text:style-name="Rubric">II. In Adventu.</text:span></text:p>
        <text:p text:style-name="BodyLSm"><text:span text:style-name="Rubric">Ant.</text:span> Ecce ancílla Dómini: * fiat mi­hi secúndum verbum tu­um.</text:p>
        <text:p text:style-name="BodyLSm"><text:span text:style-name="Rubric">III. Post Adventum.</text:span></text:p>
        <text:p text:style-name="BodyLSm"><text:span text:style-name="Rubric">Ant.</text:span> Ecce María génuit * nobis Salvatórem, quem Joánnes videns exclamávit, dicens: Ecce Agnus Dei, ecce qui tollit peccáta mundi, allelúja.</text:p>
        <text:p text:style-name="Line"/>
        <text:p text:style-name="Head2Ps">Psalmus 125</text:p>
        <text:p text:style-name="BodyLDrop">IN converténdo Dóminus captivitátem Sion: * facti sumus sicut consoláti:<text:tab/><text:line-break/><text:span text:style-name="Bold">T</text:span>unc replétum est gáudio os nostrum: * et lingua nostra exsultatióne.</text:p>
        <text:p text:style-name="BodyL"><text:span text:style-name="Bold">T</text:span>unc dicent inter gentes: * Magnificávit Dóminus fácere cum eis.</text:p>
        <text:p text:style-name="BodyL"><text:span text:style-name="Bold">M</text:span>agnificávit Dóminus fácere nobíscum: * facti sumus lætántes.</text:p>
        <text:p text:style-name="BodyL"><text:span text:style-name="Bold">C</text:span>onvérte, Dómine, captivitátem nostram, * sicut torrens in Austro.</text:p>
        <text:p text:style-name="BodyL"><text:span text:style-name="Bold">Q</text:span>ui séminant in lácrimis, * in exsultatióne metent.</text:p>
        <text:p text:style-name="BodyL"><text:span text:style-name="Bold">E</text:span>úntes ibant et flebant, * mitténtes sémina sua.</text:p>
        <text:p text:style-name="BodyL"><text:span text:style-name="Bold">V</text:span>eniéntes autem vénient cum exsultatióne, * portántes manípulos suos.</text:p>
        <text:p text:style-name="Spacer"/>
        <text:p text:style-name="Head2Ps">Psalmus 126</text:p>
        <text:p text:style-name="BodyLDrop">NISI Dóminus ædificáverit domum, * in vanum laboravérunt qui ædíficant eam.<text:tab/><text:line-break/><text:span text:style-name="Bold">N</text:span>isi Dóminus custodíerit civitátem, * frustra vígilat qui custódit eam.</text:p>
        <text:p text:style-name="BodyL"><text:span text:style-name="Bold">V</text:span>anum est vobis ante lucem súrgere: * súrgite postquam sedéritis, qui manducátis panem dolóris.</text:p>
        <text:p text:style-name="BodyL"><text:span text:style-name="Bold">C</text:span>um déderit diléctis suis somnum: * ecce heréditas Dómini fílii: merces, fructus ventris.</text:p>
        <text:p text:style-name="BodyL"><text:span text:style-name="Bold">S</text:span>icut sagíttæ in manu poténtis: * ita fílii excussórum.</text:p>
        <text:p text:style-name="BodyL"><text:span text:style-name="Bold">B</text:span>eátus vir, qui implévit desidérium suum ex ipsis: * non confundétur cum loquétur inimícis suis in porta.</text:p>
        <text:p text:style-name="Spacer"/>
        <text:p text:style-name="Head2Ps">Psalmus 127</text:p>
        <text:p text:style-name="BodyLDrop">BEÁTI, omnes, qui timent Dóminum, * qui ámbulant in viis ejus.<text:tab/><text:line-break/><text:span text:style-name="Bold">L</text:span>abóres mánuum tuárum quia manducábis: * beátus es, et bene ti­bi erit.</text:p>
        <text:p text:style-name="BodyL"><text:span text:style-name="Bold">U</text:span>xor tua sicut vitis abúndans, * in latéribus domus tuæ.</text:p>
        <text:p text:style-name="BodyL"><text:span text:style-name="Bold">F</text:span>ílii tui sicut novéllæ olivárum, * in circúitu mensæ tuæ.</text:p>
        <text:p text:style-name="BodyL"><text:span text:style-name="Bold">E</text:span>cce, sic benedicétur homo, * qui timet Dóminum.</text:p>
        <text:p text:style-name="BodyL"><text:span text:style-name="Bold">B</text:span>enedícat ti­bi Dóminus ex Sion: * et vídeas bona Jerúsalem ómnibus diébus vitæ tuæ.</text:p>
        <text:p text:style-name="BodyL"><text:span text:style-name="Bold">E</text:span>t vídeas fílios filiórum tuórum, * pacem super Israël.</text:p>
        <text:p text:style-name="Spacer"/>
        <text:p text:style-name="BodyLSm"><text:span text:style-name="Rubric">I. Extra Adventum.</text:span></text:p>
        <text:p text:style-name="BodyL"><text:span text:style-name="Rubric">Ant.</text:span> Pulchra es et decóra, fília Jerúsa<text:soft-page-break/>lem, terríbilis ut castrórum ácies ordináta.</text:p>
        <text:p text:style-name="Line"/>
        <text:p text:style-name="BodyLSm"><text:span text:style-name="Rubric">II. In Adventu.</text:span></text:p>
        <text:p text:style-name="BodyLSm"><text:span text:style-name="Rubric">Ant.</text:span> Ecce ancílla Dómini: fiat mi­hi secúndum verbum tu­um.</text:p>
        <text:p text:style-name="BodyLSm"><text:span text:style-name="Rubric">III. Post Adventum.</text:span></text:p>
        <text:p text:style-name="BodyLSm"><text:span text:style-name="Rubric">Ant.</text:span> Ecce María génuit nobis Salvatórem, quem Joánnes videns exclamávit, dicens: Ecce Agnus Dei, ecce qui tollit peccáta mundi, allelúja.</text:p>
        <text:p text:style-name="Line"/>
        <text:p text:style-name="BodySm"/>
        <text:p text:style-name="Head4">I,III. Extra et Post Adventum.</text:p>
        <text:p text:style-name="BodyLSm"><text:span text:style-name="Rubric">Capit.<text:tab/>Ecclus. 24:19</text:span></text:p>
        <text:p text:style-name="BodyLDrop">IN platéis sicut cinnamómum et bálsamum aromatízans odórem dedi: quasi myrrha elécta, dedi suavitátem odóris.<text:tab/> <text:span text:style-name="VR">R. </text:span><text:span text:style-name="NH">Deo grátias.</text:span></text:p>
        <text:p text:style-name="BodyL"><text:span text:style-name="VR">V. </text:span>Post partum, Virgo, invioláta permansísti.<text:tab/> <text:span text:style-name="VR">R. </text:span>Dei Génitrix, intercéde pro nobis.</text:p>
        <text:p text:style-name="BodySm"/>
        <text:p text:style-name="Head4">II. In Adventu.</text:p>
        <text:p text:style-name="BodyLSm"><text:span text:style-name="Rubric">Capit.<text:tab/>Is. 7:14-15</text:span></text:p>
        <text:p text:style-name="BodyLDrop">ECCE virgo concípiet, et páriet fílium, et vocábitur nomen ejus Emmánuel. Butýrum et mel cómedet, ut sciat reprobáre malum, et elígere bonum.<text:tab/> <text:span text:style-name="VR">R. </text:span><text:span text:style-name="NH">Deo grátias.</text:span></text:p>
        <text:p text:style-name="BodyL"><text:span text:style-name="VR">V. </text:span>Angelus Dómini nuntiávit Maríæ.<text:tab/> <text:span text:style-name="VR">R. </text:span>Et concépit de Spíritu Sancto.</text:p>
        <text:p text:style-name="BodySm"/>
        <text:p text:style-name="BodyLDrop">KÝRIE, eléison. <text:tab/><text:line-break/><text:span text:style-name="Bold">C</text:span>hriste, eléison.</text:p>
        <text:p text:style-name="BodyL"><text:span text:style-name="Bold">K</text:span>ýrie, eléison.</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Head4">I. Extra Adventum.</text:p>
        <text:p text:style-name="BodyLDrop">FAMULÓRUM tuórum, quãsumus Dómine, delíctis ignósce: ut qui ti­bi placére de áctibus nostris non valémus, Genetrícis Fílii tui Dómini nostri intercessióne salvémur: Qui tecum vivit.</text:p>
        <text:p text:style-name="Head4">II. In Adventu.</text:p>
        <text:p text:style-name="BodyLDrop">DEUS, qui de beátæ Maríæ Vírginis útero Verbum tu­um, Angelo nuntiánte, carnem suscípere voluísti: præsta supplícibus tuis: ut qui vere eam Genitrícem Dei crédimus, ejus apud te intercessiónibus adjuvémur. Per eúmdem Dóminum.</text:p>
        <text:p text:style-name="Head4">III. Post Adventum.</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 Qui tecum vivit.</text:p>
        <text:p text:style-name="BodyL"><text:span text:style-name="Rubric"><text:span text:style-name="VR">V. </text:span></text:span><text:span text:style-name="Rubric"><text:span text:style-name="NonRubric">Dóminus vobíscum</text:span></text:span><text:span text:style-name="Rubric"> vel </text:span><text:span text:style-name="Rubric"><text:span text:style-name="NonRubric">Dómine exáudi</text:span></text:span><text:span text:style-name="Rubric">,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Vespers</text:h>
        <text:p text:style-name="Head2">ad Vésperas</text:p>
        <text:p text:style-name="BodyLSm"><text:span text:style-name="Rubric"><text:span text:style-name="VR">V. </text:span></text:span><text:span text:style-name="Rubric"><text:span text:style-name="NonRubric">De­us in adjutórium. Glória Patri. Allelúja, </text:span></text:span><text:span text:style-name="Rubric">vel</text:span><text:span text:style-name="Rubric"><text:span text:style-name="NonRubric"> Laus ti­bi.</text:span></text:span></text:p>
        <text:p text:style-name="BodySm"/>
        <text:p text:style-name="BodyLSm"><text:span text:style-name="Rubric">I. Extra Adventum.</text:span></text:p>
        <text:p text:style-name="BodyL"><text:span text:style-name="Rubric">Ant 1.</text:span> Dum esset Rex * in accúbitu suo, nardus mea dedit odórem suavitátis.</text:p>
        <text:p text:style-name="Line"/>
        <text:p text:style-name="BodyLSm"><text:span text:style-name="Rubric">II. In Adventu.</text:span></text:p>
        <text:p text:style-name="BodyLSm"><text:span text:style-name="Rubric">Ant 1.</text:span> Missus est * Gábriel Angelus ad Maríam Vírginem desponsátam Joseph.</text:p>
        <text:p text:style-name="BodyLSm"><text:span text:style-name="Rubric">III. Post Adventum.</text:span></text:p>
        <text:p text:style-name="BodyLSm"><text:span text:style-name="Rubric">Ant 1.</text:span> O admirábile commércium: * Creá<text:soft-page-break/>tor géneris humáni, animátum corpus sumens, de Vírgine nasci dignátus est: et procédens homo sine sémine, largítus est nobis suam Deitátem.</text:p>
        <text:p text:style-name="Line"/>
        <text:p text:style-name="Head2Ps">Psalmus 109</text:p>
        <text:p text:style-name="BodyLDrop">DIXIT Dóminus Dómino meo: * Sede a dextris meis:<text:tab/><text:line-break/><text:span text:style-name="Bold">D</text:span>onec ponam inimícos tuos, * scabéllum pedum tuórum.</text:p>
        <text:p text:style-name="BodyL"><text:span text:style-name="Bold">V</text:span>irgam virtútis tuæ emíttet Dóminus ex Sion: * domináre in médio inimicórum tuórum.</text:p>
        <text:p text:style-name="BodyL"><text:span text:style-name="Bold">T</text:span>ecum princípium in die virtútis tuæ in splendóribus sanctórum: * ex útero ante lucíferum génui te.</text:p>
        <text:p text:style-name="BodyL"><text:span text:style-name="Bold">J</text:span>urávit Dóminus, et non pônitébit eum: * Tu es sacérdos in ætérnum secúndum órdinem Melchísedech.</text:p>
        <text:p text:style-name="BodyL"><text:span text:style-name="Bold">D</text:span>óminus a dextris tuis, * confrégit in die iræ suæ reges.</text:p>
        <text:p text:style-name="BodyL"><text:span text:style-name="Bold">J</text:span>udicábit in natiónibus, implébit ruínas: * conquassábit cápita in terra multórum.</text:p>
        <text:p text:style-name="BodyL"><text:span text:style-name="Bold">D</text:span>e torrénte in via bibet: * proptérea exaltábit caput.</text:p>
        <text:p text:style-name="Spacer"/>
        <text:p text:style-name="BodyLSm"><text:span text:style-name="Rubric">I. Extra Adventum.</text:span></text:p>
        <text:p text:style-name="BodyL"><text:span text:style-name="Rubric">Ant.</text:span> Dum esset Rex in accúbitu suo, nardus mea dedit odórem suavitátis.</text:p>
        <text:p text:style-name="BodyL"><text:span text:style-name="Rubric">Ant 2.</text:span> Læva ejus * sub cápite meo, et déxtera illíus amplexábitur me.</text:p>
        <text:p text:style-name="Line"/>
        <text:p text:style-name="BodyLSm"><text:span text:style-name="Rubric">II. In Adventu.</text:span></text:p>
        <text:p text:style-name="BodyLSm"><text:span text:style-name="Rubric">Ant.</text:span> Missus est Gábriel Angelus ad Maríam Vírginem desponsátam Joseph.</text:p>
        <text:p text:style-name="BodyLSm"><text:span text:style-name="Rubric">Ant 2.</text:span> Ave, María, * grátia plena; Dóminus tecum: benedícta tu in muliéribus <text:span text:style-name="Rubric">(</text:span>allelúja<text:span text:style-name="Rubric">)</text:span>.</text:p>
        <text:p text:style-name="BodyLSm"><text:span text:style-name="Rubric">III. Post Adventum.</text:span></text:p>
        <text:p text:style-name="BodyLSm"><text:span text:style-name="Rubric">Ant.</text:span> O admirábile commércium: Creátor géneris humáni, animátum corpus sumens, de Vírgine nasci dignátus est: et procédens homo sine sémine, largítus est nobis suam Deitátem.</text:p>
        <text:p text:style-name="BodyLSm"><text:span text:style-name="Rubric">Ant 2.</text:span> Quando natus es * ineffabíliter ex Vírgine, tunc implétæ sunt Scriptúræ: sicut plúvia in vellus descendísti, ut salvum fáceres genus humánum: te laudámus, De­us noster.</text:p>
        <text:p text:style-name="Line"/>
        <text:p text:style-name="Head2Ps">Psalmus 112</text:p>
        <text:p text:style-name="BodyLDrop">LAUDÁTE, púeri, Dóminum: * laudáte nomen Dómini.<text:tab/><text:line-break/><text:span text:style-name="Bold">S</text:span>it nomen Dómini benedíctum, * ex hoc nunc, et usque in sãculum.</text:p>
        <text:p text:style-name="BodyL"><text:span text:style-name="Bold">A</text:span> solis ortu usque ad occásum, * laudábile nomen Dómini.</text:p>
        <text:p text:style-name="BodyL"><text:span text:style-name="Bold">E</text:span>xcélsus super omnes gentes Dóminus, * et super cælos glória ejus.</text:p>
        <text:p text:style-name="BodyL"><text:span text:style-name="Bold">Q</text:span>uis sicut Dóminus, De­us noster, qui in altis hábitat, * et humília réspicit in cælo et in terra?</text:p>
        <text:p text:style-name="BodyL"><text:span text:style-name="Bold">S</text:span>úscitans a terra ínopem, * et de stércore érigens páuperem:</text:p>
        <text:p text:style-name="BodyL"><text:span text:style-name="Bold">U</text:span>t cóllocet eum cum princípibus, * cum princípibus pópuli sui.</text:p>
        <text:p text:style-name="BodyL"><text:span text:style-name="Bold">Q</text:span>ui habitáre facit stérilem in domo, * matrem filiórum lætántem.</text:p>
        <text:p text:style-name="Spacer"/>
        <text:p text:style-name="BodyLSm"><text:span text:style-name="Rubric">I. Extra Adventum.</text:span></text:p>
        <text:p text:style-name="BodyL"><text:span text:style-name="Rubric">Ant.</text:span> Læva ejus sub cápite meo, et déxtera illíus amplexábitur me.</text:p>
        <text:p text:style-name="BodyL"><text:span text:style-name="Rubric">Ant 3.</text:span> Nigra sum, * sed formósa, fíliæ Jerúsalem; ídeo diléxit me Rex, et introdúxit me in cubículum suum.</text:p>
        <text:p text:style-name="Line"/>
        <text:p text:style-name="BodyLSm"><text:span text:style-name="Rubric">II. In Adventu.</text:span></text:p>
        <text:p text:style-name="BodyLSm"><text:span text:style-name="Rubric">Ant.</text:span> Ave, María, grátia plena; Dóminus tecum: benedícta tu in muliéribus <text:span text:style-name="Rubric">(</text:span>allelúja<text:span text:style-name="Rubric">)</text:span>.</text:p>
        <text:p text:style-name="BodyLSm"><text:span text:style-name="Rubric">Ant 3.</text:span> Ne tímeas, María, * invenísti grátiam apud Dóminum: ecce concípies et páries fílium <text:span text:style-name="Rubric">(</text:span>allelúja<text:span text:style-name="Rubric">)</text:span>.</text:p>
        <text:p text:style-name="BodyLSm"><text:span text:style-name="Rubric">III. Post Adventum.</text:span></text:p>
        <text:p text:style-name="BodyLSm"><text:span text:style-name="Rubric">Ant.</text:span> Quando natus es ineffabíliter ex Vírgine, tunc implétæ sunt Scriptúræ: sicut plúvia in vellus descendísti, ut salvum fáceres genus humánum: te laudámus, De­us noster.</text:p>
        <text:p text:style-name="BodyLSm"><text:span text:style-name="Rubric">Ant 3.</text:span> Rubum, quem víderat Móyses * incombústum, conservátam agnóvimus tu­am laudábilem virginitátem: Dei Génitrix, intercéde pro nobis.</text:p>
        <text:p text:style-name="Line"/>
        <text:p text:style-name="Head2Ps">Psalmus 121</text:p>
        <text:p text:style-name="BodyLDrop">LÆTÁTUS sum in his, quæ dicta sunt mi­hi: * In domum Dómini íbimus.<text:tab/><text:line-break/><text:soft-page-break/><text:span text:style-name="Bold">S</text:span>tantes erant pedes nostri, * in átriis tuis, Jerúsalem.</text:p>
        <text:p text:style-name="BodyL"><text:span text:style-name="Bold">J</text:span>erúsalem, quæ ædificátur ut cívitas: * cujus participátio ejus in idípsum.</text:p>
        <text:p text:style-name="BodyL"><text:span text:style-name="Bold">I</text:span>lluc enim ascendérunt tribus, tribus Dómini: * testimónium Israël ad confiténdum nómini Dómini.</text:p>
        <text:p text:style-name="BodyL"><text:span text:style-name="Bold">Q</text:span>uia illic sedérunt sedes in judício, * sedes super domum David.</text:p>
        <text:p text:style-name="BodyL"><text:span text:style-name="Bold">R</text:span>ogáte quæ ad pacem sunt Jerúsalem: * et abundántia diligéntibus te:</text:p>
        <text:p text:style-name="BodyL"><text:span text:style-name="Bold">F</text:span>iat pax in virtúte tua: * et abundántia in túrribus tuis.</text:p>
        <text:p text:style-name="BodyL"><text:span text:style-name="Bold">P</text:span>ropter fratres meos, et próximos meos, * loquébar pacem de te:</text:p>
        <text:p text:style-name="BodyL"><text:span text:style-name="Bold">P</text:span>ropter domum Dómini, Dei nostri, * quæsívi bona ti­bi.</text:p>
        <text:p text:style-name="Spacer"/>
        <text:p text:style-name="BodyLSm"><text:span text:style-name="Rubric">I. Extra Adventum.</text:span></text:p>
        <text:p text:style-name="BodyL"><text:span text:style-name="Rubric">Ant.</text:span> Nigra sum, sed formósa, fíliæ Jerúsalem; ídeo diléxit me Rex, et introdúxit me in cubículum suum.</text:p>
        <text:p text:style-name="BodyL"><text:span text:style-name="Rubric">Ant 4.</text:span> Jam hiems tránsiit, * imber ábiit et recéssit: surge, amíca mea, et veni.</text:p>
        <text:p text:style-name="Line"/>
        <text:p text:style-name="BodyLSm"><text:span text:style-name="Rubric">II. In Adventu.</text:span></text:p>
        <text:p text:style-name="BodyLSm"><text:span text:style-name="Rubric">Ant.</text:span> Ne tímeas, María, invenísti grátiam apud Dóminum: ecce concípies et páries fílium <text:span text:style-name="Rubric">(</text:span>allelúja<text:span text:style-name="Rubric">)</text:span>.</text:p>
        <text:p text:style-name="BodyLSm"><text:span text:style-name="Rubric">Ant 4.</text:span> Dabit ei Dóminus * sedem David, patris ejus, et regnábit in ætérnum.</text:p>
        <text:p text:style-name="BodyLSm"><text:span text:style-name="Rubric">III. Post Adventum.</text:span></text:p>
        <text:p text:style-name="BodyLSm"><text:span text:style-name="Rubric">Ant.</text:span> Rubum, quem víderat Móyses incombústum, conservátam agnóvimus tu­am laudábilem virginitátem: Dei Génitrix, intercéde pro nobis.</text:p>
        <text:p text:style-name="BodyLSm"><text:span text:style-name="Rubric">Ant 4.</text:span> Germinávit radix Jesse, * orta est stella ex Jacob, Virgo péperit Salvatórem: te laudámus, De­us noster.</text:p>
        <text:p text:style-name="Line"/>
        <text:p text:style-name="Head2Ps">Psalmus 126</text:p>
        <text:p text:style-name="BodyLDrop">NISI Dóminus ædificáverit domum, * in vanum laboravérunt qui ædíficant eam.<text:tab/><text:line-break/><text:span text:style-name="Bold">N</text:span>isi Dóminus custodíerit civitátem, * frustra vígilat qui custódit eam.</text:p>
        <text:p text:style-name="BodyL"><text:span text:style-name="Bold">V</text:span>anum est vobis ante lucem súrgere: * súrgite postquam sedéritis, qui manducátis panem dolóris.</text:p>
        <text:p text:style-name="BodyL"><text:span text:style-name="Bold">C</text:span>um déderit diléctis suis somnum: * ecce heréditas Dómini fílii: merces, fructus ventris.</text:p>
        <text:p text:style-name="BodyL"><text:span text:style-name="Bold">S</text:span>icut sagíttæ in manu poténtis: * ita fílii excussórum.</text:p>
        <text:p text:style-name="BodyL"><text:span text:style-name="Bold">B</text:span>eátus vir, qui implévit desidérium suum ex ipsis: * non confundétur cum loquétur inimícis suis in porta.</text:p>
        <text:p text:style-name="Spacer"/>
        <text:p text:style-name="BodyLSm"><text:span text:style-name="Rubric">I. Extra Adventum.</text:span></text:p>
        <text:p text:style-name="BodyL"><text:span text:style-name="Rubric">Ant.</text:span> Jam hiems tránsiit, imber ábiit et recéssit: surge, amíca mea, et veni.</text:p>
        <text:p text:style-name="BodyL"><text:span text:style-name="Rubric">Ant 5.</text:span> Speciósa * facta es et suávis in delíciis tuis, sancta Dei Génitrix.</text:p>
        <text:p text:style-name="Line"/>
        <text:p text:style-name="BodyLSm"><text:span text:style-name="Rubric">II. In Adventu.</text:span></text:p>
        <text:p text:style-name="BodyLSm"><text:span text:style-name="Rubric">Ant.</text:span> Dabit ei Dóminus sedem David, patris ejus, et regnábit in ætérnum.</text:p>
        <text:p text:style-name="BodyLSm"><text:span text:style-name="Rubric">Ant 5.</text:span> Ecce ancílla Dómini: * fiat mi­hi secúndum verbum tu­um.</text:p>
        <text:p text:style-name="BodyLSm"><text:span text:style-name="Rubric">III. Post Adventum.</text:span></text:p>
        <text:p text:style-name="BodyLSm"><text:span text:style-name="Rubric">Ant.</text:span> Germinávit radix Jesse, orta est stella ex Jacob, Virgo péperit Salvatórem: te laudámus, De­us noster.</text:p>
        <text:p text:style-name="BodyLSm"><text:span text:style-name="Rubric">Ant 5.</text:span> Ecce María génuit * nobis Salvatórem, quem Joánnes videns exclamávit, dicens: Ecce Agnus Dei, ecce qui tollit peccáta mundi, allelúja.</text:p>
        <text:p text:style-name="Line"/>
        <text:p text:style-name="Head2Ps">Psalmus 147</text:p>
        <text:p text:style-name="BodyLDrop">LAUDA, Jerúsalem, Dóminum: * lauda Deum tu­um, Sion.<text:tab/><text:line-break/><text:span text:style-name="Bold">Q</text:span>uóniam confortávit seras portárum tuárum: * benedíxit fíliis tuis in te.</text:p>
        <text:p text:style-name="BodyL"><text:span text:style-name="Bold">Q</text:span>ui pósuit fines tuos pacem: * et ádipe fruménti sátiat te.</text:p>
        <text:p text:style-name="BodyL"><text:span text:style-name="Bold">Q</text:span>ui emíttit elóquium suum terræ: * velóciter currit sermo ejus.</text:p>
        <text:p text:style-name="BodyL"><text:span text:style-name="Bold">Q</text:span>ui dat nivem sicut lanam: * nébulam sicut cínerem spargit.</text:p>
        <text:p text:style-name="BodyL"><text:span text:style-name="Bold">M</text:span>ittit crystállum suam sicut buccéllas: * ante fáciem frígoris, ejus quis sustinébit?</text:p>
        <text:p text:style-name="BodyL"><text:span text:style-name="Bold">E</text:span>míttet verbum suum, et liquefáciet ea: * flabit spíritus ejus, et fluent <text:soft-page-break/>aquæ.</text:p>
        <text:p text:style-name="BodyL"><text:span text:style-name="Bold">Q</text:span>ui annúntiat verbum suum Jacob: * justítias, et judícia sua Israël.</text:p>
        <text:p text:style-name="BodyL"><text:span text:style-name="Bold">N</text:span>on fecit táliter omni natióni: * et judícia sua non manifestávit eis.</text:p>
        <text:p text:style-name="Spacer"/>
        <text:p text:style-name="BodyLSm"><text:span text:style-name="Rubric">I. Extra Adventum.</text:span></text:p>
        <text:p text:style-name="BodyL"><text:span text:style-name="Rubric">Ant.</text:span> Speciósa facta es et suávis in delíciis tuis, sancta Dei Génitrix.</text:p>
        <text:p text:style-name="Line"/>
        <text:p text:style-name="BodyLSm"><text:span text:style-name="Rubric">II. In Adventu.</text:span></text:p>
        <text:p text:style-name="BodyLSm"><text:span text:style-name="Rubric">Ant.</text:span> Ecce ancílla Dómini: fiat mi­hi secúndum verbum tu­um.</text:p>
        <text:p text:style-name="BodyLSm"><text:span text:style-name="Rubric">III. Post Adventum.</text:span></text:p>
        <text:p text:style-name="BodyLSm"><text:span text:style-name="Rubric">Ant.</text:span> Ecce María génuit nobis Salvatórem, quem Joánnes videns exclamávit, dicens: Ecce Agnus Dei, ecce qui tollit peccáta mundi, allelúja.</text:p>
        <text:p text:style-name="Line"/>
        <text:p text:style-name="BodySm"/>
        <text:p text:style-name="Head4">I,III. Extra et Post Adventum.</text:p>
        <text:p text:style-name="BodyLSm"><text:span text:style-name="Rubric">Capit.<text:tab/>Ecclus. 24:14</text:span></text:p>
        <text:p text:style-name="BodyLDrop">AB inítio et ante sãcula creáta sum, et usque ad futúrum sãculum non désinam, et in habitatióne sancta coram ipso ministrávi.<text:tab/> <text:span text:style-name="VR">R. </text:span><text:span text:style-name="NH">Deo grátias.</text:span></text:p>
        <text:p text:style-name="Head4">II. In Adventu.</text:p>
        <text:p text:style-name="BodyLSm"><text:span text:style-name="Rubric">Capit.<text:tab/>Is. 11:1-2</text:span></text:p>
        <text:p text:style-name="BodyLDrop">EGREDIÉTUR virga de radíce Jesse, et flos de radíce ejus ascéndet. Et requiéscet super eum Spíritus Dómini.<text:tab/> <text:span text:style-name="VR">R. </text:span><text:span text:style-name="NH">Deo grátias.</text:span></text:p>
        <text:p text:style-name="BodySm"/>
        <text:p text:style-name="Head4">Hymnus</text:p>
        <text:p text:style-name="BodyL"><text:span text:style-name="Rubric">Prima stropha sequentis hymni dicitur flexis genibus:</text:span></text:p>
        <text:p text:style-name="HymnL1"><text:span text:style-name="HymnR">A</text:span>ve, maris stella,</text:p>
        <text:p text:style-name="HymnL">Dei Mater alma,</text:p>
        <text:p text:style-name="HymnL">Atque semper Virgo,</text:p>
        <text:p text:style-name="HymnL">Felix cæli porta.</text:p>
        <text:p text:style-name="HymnS"/>
        <text:p text:style-name="HymnL"><text:span text:style-name="HymnR">S</text:span>umens illud Ave</text:p>
        <text:p text:style-name="HymnL">Gabriélis ore,</text:p>
        <text:p text:style-name="HymnL">Funda nos in pace,</text:p>
        <text:p text:style-name="HymnL">Mutans Hevæ nomen.</text:p>
        <text:p text:style-name="HymnS"/>
        <text:p text:style-name="HymnL"><text:span text:style-name="HymnR">S</text:span>olve vincla reis,</text:p>
        <text:p text:style-name="HymnL">Profer lumen cæcis,</text:p>
        <text:p text:style-name="HymnL">Mala nostra pelle,</text:p>
        <text:p text:style-name="HymnL">Bona cuncta posce.</text:p>
        <text:p text:style-name="HymnS"/>
        <text:p text:style-name="HymnL"><text:span text:style-name="HymnR">M</text:span>onstra te esse matrem,</text:p>
        <text:p text:style-name="HymnL">Sumat per te preces,</text:p>
        <text:p text:style-name="HymnL">Qui pro nobis natus</text:p>
        <text:p text:style-name="HymnL">Tulit esse tuus.</text:p>
        <text:p text:style-name="HymnS"/>
        <text:p text:style-name="HymnL"><text:span text:style-name="HymnR">V</text:span>irgo singuláris,</text:p>
        <text:p text:style-name="HymnL">Inter omnes mitis,</text:p>
        <text:p text:style-name="HymnL">Nos, culpis solútos,</text:p>
        <text:p text:style-name="HymnL">Mites fac et castos.</text:p>
        <text:p text:style-name="HymnS"/>
        <text:p text:style-name="HymnL"><text:span text:style-name="HymnR">V</text:span>itam præsta puram,</text:p>
        <text:p text:style-name="HymnL">Iter para tutum,</text:p>
        <text:p text:style-name="HymnL">Ut, vidéntes Jesum,</text:p>
        <text:p text:style-name="HymnL">Semper collætémur.</text:p>
        <text:p text:style-name="HymnS"/>
        <text:p text:style-name="HymnL"><text:span text:style-name="HymnR">S</text:span>it laus Deo Patri,</text:p>
        <text:p text:style-name="HymnL">Summo Christo decus,</text:p>
        <text:p text:style-name="HymnL">Spirítui Sancto,</text:p>
        <text:p text:style-name="HymnL">Tribus honor unus. Amen.</text:p>
        <text:p text:style-name="BodySm"><text:span text:style-name="Rubric">Auth. Unk. 6-9th c.</text:span></text:p>
        <text:p text:style-name="BodyL"><text:span text:style-name="VR">V. </text:span>Diffúsa est grátia in lábiis tuis.<text:tab/> <text:span text:style-name="VR">R. </text:span>Proptérea benedíxit te De­us in ætérnum.</text:p>
        <text:p text:style-name="BodySm"/>
        <text:p text:style-name="Head4">I. Extra Adventum.</text:p>
        <text:p text:style-name="BodyL"><text:span text:style-name="Rubric">Ad Magnif.Ant.</text:span> Beáta Mater, * et intácta Virgo, gloriósa Regína mundi, intercéde pro nobis ad Dóminum.</text:p>
        <text:p text:style-name="Head4">IV. Tempore Paschali.</text:p>
        <text:p text:style-name="BodyLSm"><text:span text:style-name="Rubric">Ad Magnif.Ant.</text:span> Regína cæli,* lætáre, allelúja; quia quem meruísti portáre, allelúja; resurréxit, sicut dixit, allelúja: ora pro nobis Deum, allelúja.</text:p>
        <text:p text:style-name="Head4">II. In Adventu.</text:p>
        <text:p text:style-name="BodyLSm"><text:span text:style-name="Rubric">Ad Magnif.Ant.</text:span> Spíritus Sanctus * in te descéndet, María: ne tímeas, habébis in útero Fílium Dei <text:span text:style-name="Rubric">(</text:span>allelúja<text:span text:style-name="Rubric">)</text:span>.</text:p>
        <text:p text:style-name="Head4">III. Post Adventum.</text:p>
        <text:p text:style-name="BodyLSm"><text:span text:style-name="Rubric">Ad Magnif.Ant.</text:span> Magnum * hereditátis mystérium: templum Dei factus est úterus nesciéntis virum: non est pollútus ex ea carnem assúmens; omnes gentes vénient, dicéntes: Glória ti­bi, Dómine.</text:p>
        <text:p text:style-name="Head2Cant"><text:soft-page-break/>Cant. B. Mariæ Virg. (Luke 1:46-55)</text:p>
        <text:p text:style-name="BodyLDrop">MAGNÍFICAT: †* ánima mea Dóminum.<text:tab/><text:line-break/><text:span text:style-name="Bold">E</text:span>t exsultávit spíritus me­us: * in Deo, salutári meo.</text:p>
        <text:p text:style-name="BodyL"><text:span text:style-name="Bold">Q</text:span>uia respéxit humilitátem ancíllæ suæ: * ecce enim ex hoc beátam me dicent omnes generatiónes.</text:p>
        <text:p text:style-name="BodyL"><text:span text:style-name="Bold">Q</text:span>uia fecit mi­hi magna, qui potens est: * et sanctum nomen ejus.</text:p>
        <text:p text:style-name="BodyL"><text:span text:style-name="Bold">E</text:span>t misericórdia ejus, a progénie in progénies: * timéntibus eum.</text:p>
        <text:p text:style-name="BodyL"><text:span text:style-name="Bold">F</text:span>ecit poténtiam in bráchio suo: * dispérsit supérbos mente cordis sui.</text:p>
        <text:p text:style-name="BodyL"><text:span text:style-name="Bold">D</text:span>epósuit poténtes de sede: * et exaltávit húmiles.</text:p>
        <text:p text:style-name="BodyL"><text:span text:style-name="Bold">E</text:span>suriéntes implévit bonis: * et dívites dimísit inánes.</text:p>
        <text:p text:style-name="BodyL"><text:span text:style-name="Bold">S</text:span>uscépit Israël púerum suum: * recordátus misericórdiæ suæ.</text:p>
        <text:p text:style-name="BodyL"><text:span text:style-name="Bold">S</text:span>icut locútus est ad patres nostros: * Abraham, et sémini ejus in sãcula.</text:p>
        <text:p text:style-name="BodyL"><text:span text:style-name="Bold">G</text:span>lória Patri, <text:span text:style-name="Rubric">&amp;c</text:span>.</text:p>
        <text:p text:style-name="BodySm"/>
        <text:p text:style-name="Head4">I. Extra Adventum.</text:p>
        <text:p text:style-name="BodyL"><text:span text:style-name="Rubric">Ant.</text:span> Beáta Mater, et intácta Virgo, gloriósa Regína mundi, intercéde pro nobis ad Dóminum.</text:p>
        <text:p text:style-name="Head4">IV. Tempore Paschali.</text:p>
        <text:p text:style-name="BodyLSm"><text:span text:style-name="Rubric">Ant.</text:span> Regína cæli, lætáre, allelúja; quia quem meruísti portáre, allelúja; resurréxit, sicut dixit, allelúja: ora pro nobis Deum, allelúja.</text:p>
        <text:p text:style-name="Head4">II. In Adventu.</text:p>
        <text:p text:style-name="BodyLSm"><text:span text:style-name="Rubric">Ant.</text:span> Spíritus Sanctus in te descéndet, María: ne tímeas, habébis in útero Fílium Dei <text:span text:style-name="Rubric">(</text:span>allelúja<text:span text:style-name="Rubric">)</text:span>.</text:p>
        <text:p text:style-name="Head4">III. Post Adventum.</text:p>
        <text:p text:style-name="BodyLSm"><text:span text:style-name="Rubric">Ant.</text:span> Magnum hereditátis mystérium: templum Dei factus est úterus nesciéntis virum: non est pollútus ex ea carnem assúmens; omnes gentes vénient, dicéntes: Glória ti­bi, Dómine.</text:p>
        <text:p text:style-name="BodySm"/>
        <text:p text:style-name="BodyLDrop">KÝRIE, eléison. <text:tab/><text:line-break/><text:span text:style-name="Bold">C</text:span>hriste, eléison.</text:p>
        <text:p text:style-name="BodyL"><text:span text:style-name="Bold">K</text:span>ýrie, eléison.</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Head4">I. Extra Adventum.</text:p>
        <text:p text:style-name="BodyLDrop">CONCÉDE nos fámulos tuos, quãsumus, Dómine De­us, perpétua mentis et córporis sanitáte gaudére: et, gloriósa beátæ Maríæ semper Vírginis intercessióne, a præsénti liberári tristítia, et ætérna pérfrui lætítia. Per Dóminum.</text:p>
        <text:p text:style-name="Head4">II. In Adventu.</text:p>
        <text:p text:style-name="BodyLDrop">DEUS, qui de beátæ Maríæ Vírginis útero Verbum tu­um, Angelo nuntiánte, carnem suscípere voluísti: præsta supplícibus tuis: ut qui vere eam Genitrícem Dei crédimus, ejus apud te intercessiónibus adjuvémur. Per eúmdem Dóminum.</text:p>
        <text:p text:style-name="Head4">III. Post Adventum.</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 Qui tecum vivit.</text:p>
        <text:p text:style-name="BodySm"/>
        <text:p text:style-name="Head4">I,III. Extra et Post Adventum.</text:p>
        <text:p text:style-name="BodyL"><text:span text:style-name="Rubric">Ant.</text:span> Sancti Dei omnes, intercédere dignémini pro nostra omniúmque salúte.</text:p>
        <text:p text:style-name="BodyL"><text:span text:style-name="VR">V. </text:span>Lætámini in Dómino et exsultáte, <text:soft-page-break/>justi.<text:tab/> <text:span text:style-name="VR">R. </text:span>Et gloriámini, omnes recti corde.</text:p>
        <text:p text:style-name="BodyLIndent">Orémus.</text:p>
        <text:p text:style-name="BodyLDrop">PRÓTEGE, Dómine, pópulum tu­um, et, Apostolórum tuórum Petri et Pauli et aliórum Apostolórum patrocínio confidéntem, perpétua defensióne consérva.</text:p>
        <text:p text:style-name="BodyLDrop">OMNES Sancti tui, quãsumus, Dómine, nos ubíque ádjuvent: ut, dum eórum mérita recólimus, patrocínia sentiámus: et pacem tu­am nostris concéde tempóribus, et ab Ecclésia tua cunctam repélle nequítiam; iter, actus et voluntátes nostras, et ómnium famulórum tuórum, in salútis tuæ prosperitáte dispóne, benefactóribus nostris sempitérna bona retríbue, et ómnibus fidélibus défunctis réquiem ætérnam concéde. Per Dóminum.<text:tab/> <text:span text:style-name="VR">R.</text:span> Amen.</text:p>
        <text:p text:style-name="BodySm"/>
        <text:p text:style-name="Head4">II. In Adventu.</text:p>
        <text:p text:style-name="BodyL"><text:span text:style-name="Rubric">Ant.</text:span> Ecce Dóminus véniet, et omnes Sancti ejus cum eo: et erit in die illa lux magna, allelúja.</text:p>
        <text:p text:style-name="BodyL"><text:span text:style-name="VR">V. </text:span>Ecce apparébit Dóminus super nubem cándidam.<text:tab/> <text:span text:style-name="VR">R. </text:span>Et cum eo Sanctórum míllia.</text:p>
        <text:p text:style-name="BodyLIndent">Orémus.</text:p>
        <text:p text:style-name="BodyLDrop">CONSCIÉNTIAS nostras, quãsumus, Dómine, visitándo purífica: ut véniens Jesus Christus Fílius tuus Dóminus noster cum ómnibus Sanctis, parátam sibi in nobis invéniat mansiónem: Qui tecum vivit.<text:tab/> <text:span text:style-name="VR">R.</text:span> Amen.</text:p>
        <text:p text:style-name="BodySm"/>
        <text:p text:style-name="BodyL"><text:span text:style-name="Rubric"><text:span text:style-name="VR">V. </text:span></text:span><text:span text:style-name="Rubric"><text:span text:style-name="NonRubric">Dóminus vobíscum</text:span></text:span><text:span text:style-name="Rubric"> vel </text:span><text:span text:style-name="Rubric"><text:span text:style-name="NonRubric">Dómine exáudi</text:span></text:span><text:span text:style-name="Rubric">,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Compline</text:h>
        <text:p text:style-name="Head2">ad Completórium</text:p>
        <text:p text:style-name="BodyL"><text:span text:style-name="VR">V. </text:span>Convérte nos, + De­us salutáris noster.<text:tab/> <text:span text:style-name="VR">R. </text:span>Et avérte iram tu­am a nobis.</text:p>
        <text:p text:style-name="BodyLSm"><text:span text:style-name="Rubric"><text:span text:style-name="VR">V. </text:span></text:span><text:span text:style-name="Rubric"><text:span text:style-name="NonRubric">De­us in adjutórium. Glória Patri. Allelúja, </text:span></text:span><text:span text:style-name="Rubric">vel</text:span><text:span text:style-name="Rubric"><text:span text:style-name="NonRubric"> Laus ti­bi.</text:span></text:span></text:p>
        <text:p text:style-name="BodySm"/>
        <text:p text:style-name="Head2Ps">Psalmus 128</text:p>
        <text:p text:style-name="BodyLDrop">SÆPE expugnavérunt me a juventúte mea, * dicat nunc Israël:<text:tab/><text:line-break/><text:span text:style-name="Bold">S</text:span>æpe expugnavérunt me a juventúte mea: * étenim non potuérunt mi­hi.</text:p>
        <text:p text:style-name="BodyL"><text:span text:style-name="Bold">S</text:span>upra dorsum me­um fabricavérunt peccatóres: * prolongavérunt iniquitátem suam.</text:p>
        <text:p text:style-name="BodyL"><text:span text:style-name="Bold">D</text:span>óminus justus concídit cervíces peccatórum: * confundántur et convertántur retrórsum omnes, qui odérunt Sion.</text:p>
        <text:p text:style-name="BodyL"><text:span text:style-name="Bold">F</text:span>iant sicut fônum tectórum: * quod priúsquam evellátur, exáruit:</text:p>
        <text:p text:style-name="BodyL"><text:span text:style-name="Bold">D</text:span>e quo non implévit manum suam qui metit, * et sinum suum qui manípulos cólligit.</text:p>
        <text:p text:style-name="BodyL"><text:span text:style-name="Bold">E</text:span>t non dixérunt qui præteríbant: Benedíctio Dómini super vos: * benedíximus vobis in nómine Dómini.</text:p>
        <text:p text:style-name="Spacer"/>
        <text:p text:style-name="Head2Ps">Psalmus 129</text:p>
        <text:p text:style-name="BodyLDrop">DE profúndis clamávi ad te, Dómine: * Dómine, exáudi vocem me­am:<text:tab/><text:line-break/><text:span text:style-name="Bold">F</text:span>iant aures tuæ intendéntes, * in vocem deprecatiónis meæ.</text:p>
        <text:p text:style-name="BodyL"><text:span text:style-name="Bold">S</text:span>i iniquitátes observáveris, Dómine: * Dómine, quis sustinébit?</text:p>
        <text:p text:style-name="BodyL"><text:span text:style-name="Bold">Q</text:span>uia apud te propitiátio est: * et propter legem tu­am sustínui te, Dómine.</text:p>
        <text:p text:style-name="BodyL"><text:span text:style-name="Bold">S</text:span>ustínuit ánima mea in verbo ejus: * sperávit ánima mea in Dómino.</text:p>
        <text:p text:style-name="BodyL"><text:span text:style-name="Bold">A</text:span> custódia matutína usque ad noctem: * speret Israël in Dómino.</text:p>
        <text:p text:style-name="BodyL"><text:span text:style-name="Bold">Q</text:span>uia apud Dóminum misericórdia: * et copiósa apud eum redémptio.</text:p>
        <text:p text:style-name="BodyL"><text:span text:style-name="Bold">E</text:span>t ipse rédimet Israël, * ex ómnibus iniquitátibus ejus.</text:p>
        <text:p text:style-name="Spacer"/>
        <text:p text:style-name="Head2Ps"><text:soft-page-break/>Psalmus 130</text:p>
        <text:p text:style-name="BodyLDrop">DÓMINE, non est exaltátum cor me­um: * neque eláti sunt óculi mei.<text:tab/><text:line-break/><text:span text:style-name="Bold">N</text:span>eque ambulávi in magnis: * neque in mirabílibus super me.</text:p>
        <text:p text:style-name="BodyL"><text:span text:style-name="Bold">S</text:span>i non humíliter sentiébam: * sed exaltávi ánimam me­am:</text:p>
        <text:p text:style-name="BodyL"><text:span text:style-name="Bold">S</text:span>icut ablactátus est super matre sua, * ita retribútio in ánima mea.</text:p>
        <text:p text:style-name="BodyL"><text:span text:style-name="Bold">S</text:span>peret Israël in Dómino, * ex hoc nunc et usque in sãculum.</text:p>
        <text:p text:style-name="Spacer"/>
        <text:p text:style-name="BodySm"/>
        <text:p text:style-name="Head4">Hymnus</text:p>
        <text:p text:style-name="HymnL1"><text:span text:style-name="HymnR">M</text:span>eménto, rerum Cónditor,</text:p>
        <text:p text:style-name="HymnL">Nostri quod olim córporis,</text:p>
        <text:p text:style-name="HymnL">Sacráta ab alvo Vírginis</text:p>
        <text:p text:style-name="HymnL">Nascéndo, formam súmpseris.</text:p>
        <text:p text:style-name="HymnS"/>
        <text:p text:style-name="HymnL"><text:span text:style-name="HymnR">M</text:span>aría, Mater grátiæ,</text:p>
        <text:p text:style-name="HymnL">Dulcis Parens cleméntiæ,</text:p>
        <text:p text:style-name="HymnL">Tu nos ab hoste prótege,</text:p>
        <text:p text:style-name="HymnL">Et mortis hora súscip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 et al.</text:span></text:p>
        <text:p text:style-name="BodySm"/>
        <text:p text:style-name="Head4">I,III. Extra et Post Adventum.</text:p>
        <text:p text:style-name="BodyLSm"><text:span text:style-name="Rubric">Capit.<text:tab/>Ecclus. 24:24</text:span></text:p>
        <text:p text:style-name="BodyLDrop">EGO mater pulchræ dilectiónis, et timóris, et agnitiónis, et sanctæ spei.<text:tab/> <text:span text:style-name="VR">R. </text:span><text:span text:style-name="NH">Deo grátias.</text:span></text:p>
        <text:p text:style-name="BodyL"><text:span text:style-name="VR">V. </text:span>Ora pro nobis, sancta Dei Génitrix.<text:tab/> <text:span text:style-name="VR">R. </text:span>Ut digni efficiámur promissiónibus Christi.</text:p>
        <text:p text:style-name="BodySm"/>
        <text:p text:style-name="Head4">II. In Adventu.</text:p>
        <text:p text:style-name="BodyLSm"><text:span text:style-name="Rubric">Capit.<text:tab/>Is. 7:14-15</text:span></text:p>
        <text:p text:style-name="BodyLDrop">ECCE virgo concípiet, et páriet fílium, et vocábitur nomen ejus Emmánuel. Butýrum et mel cómedet, ut sciat reprobáre malum, et elígere bonum.<text:tab/> <text:span text:style-name="VR">R. </text:span><text:span text:style-name="NH">Deo grátias.</text:span></text:p>
        <text:p text:style-name="BodyL"><text:span text:style-name="VR">V. </text:span>Angelus Dómini nuntiávit Maríæ.<text:tab/> <text:span text:style-name="VR">R. </text:span>Et concépit de Spíritu Sancto.</text:p>
        <text:p text:style-name="BodySm"/>
        <text:p text:style-name="Head4">I. Extra Adventum.</text:p>
        <text:p text:style-name="BodyL"><text:span text:style-name="Rubric">Ant.</text:span> Sub tu­um præsídium * confúgimus, sancta Dei Génetrix: nostras deprecatiónes ne despícias in necessitátibus, sed a perículis cunctis líbera nos semper, Virgo gloriósa et benedícta.</text:p>
        <text:p text:style-name="Head4">IV. Tempore Paschali.</text:p>
        <text:p text:style-name="BodyLSm"><text:span text:style-name="Rubric">Ant.</text:span> Regína cæli,* lætáre, allelúja; quia quem meruísti portáre, allelúja; resurréxit, sicut dixit, allelúja: ora pro nobis Deum, allelúja.</text:p>
        <text:p text:style-name="Head4">II. In Adventu.</text:p>
        <text:p text:style-name="BodyLSm"><text:span text:style-name="Rubric">Ant.</text:span> Spíritus Sanctus * in te descéndet, María: ne tímeas, habébis in útero Fílium Dei <text:span text:style-name="Rubric">(</text:span>allelúja<text:span text:style-name="Rubric">)</text:span>.</text:p>
        <text:p text:style-name="Head4">III. Post Adventum.</text:p>
        <text:p text:style-name="BodyLSm"><text:span text:style-name="Rubric">Ant.</text:span> Magnum * hereditátis mystérium: templum Dei factus est úterus nesciéntis virum: non est pollútus ex ea carnem assúmens; omnes gentes vénient, dicéntes: Glória ti­bi, Dómine.</text:p>
        <text:p text:style-name="Head2Cant">Cant. Simeonis (Luke 2:29-32)</text:p>
        <text:p text:style-name="BodyLDrop">NUNC † dimíttis servum tu­um, Dómine, * secúndum verbum tu­um in pace:<text:tab/><text:line-break/><text:span text:style-name="Bold">Q</text:span>uia vidérunt óculi mei * salutáre tu­um,</text:p>
        <text:p text:style-name="BodyL"><text:span text:style-name="Bold">Q</text:span>uod parásti * ante fáciem ómnium populórum,</text:p>
        <text:p text:style-name="BodyL"><text:span text:style-name="Bold">L</text:span>umen ad revelatiónem Géntium, * et glóriam plebis tuæ Israël.</text:p>
        <text:p text:style-name="BodyL"><text:span text:style-name="Bold">G</text:span>lória Patri, <text:span text:style-name="Rubric">&amp;c</text:span>.</text:p>
        <text:p text:style-name="BodySm"/>
        <text:p text:style-name="Head4">I. Extra Adventum.</text:p>
        <text:p text:style-name="BodyL"><text:span text:style-name="Rubric">Ant.</text:span> Sub tu­um præsídium confúgimus, sancta Dei Génetrix: nostras deprecatiónes ne despícias in necessitátibus, sed a perículis cunctis líbera nos semper, Virgo gloriósa et benedícta.</text:p>
        <text:p text:style-name="Head4"><text:soft-page-break/>IV. Tempore Paschali.</text:p>
        <text:p text:style-name="BodyLSm"><text:span text:style-name="Rubric">Ant.</text:span> Regína cæli, lætáre, allelúja; quia quem meruísti portáre, allelúja; resurréxit, sicut dixit, allelúja: ora pro nobis Deum, allelúja.</text:p>
        <text:p text:style-name="Head4">II. In Adventu.</text:p>
        <text:p text:style-name="BodyLSm"><text:span text:style-name="Rubric">Ant.</text:span> Spíritus Sanctus in te descéndet, María: ne tímeas, habébis in útero Fílium Dei <text:span text:style-name="Rubric">(</text:span>allelúja<text:span text:style-name="Rubric">)</text:span>.</text:p>
        <text:p text:style-name="Head4">III. Post Adventum.</text:p>
        <text:p text:style-name="BodyLSm"><text:span text:style-name="Rubric">Ant.</text:span> Magnum hereditátis mystérium: templum Dei factus est úterus nesciéntis virum: non est pollútus ex ea carnem assúmens; omnes gentes vénient, dicéntes: Glória ti­bi, Dómine.</text:p>
        <text:p text:style-name="BodySm"/>
        <text:p text:style-name="BodyLDrop">KÝRIE, eléison. <text:tab/><text:line-break/><text:span text:style-name="Bold">C</text:span>hriste, eléison.</text:p>
        <text:p text:style-name="BodyL"><text:span text:style-name="Bold">K</text:span>ýrie, eléison.</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Head4">I. Extra Adventum.</text:p>
        <text:p text:style-name="BodyLDrop">BEÁTÆ et gloriósæ semper Vírginis Maríæ, quãsumus, Dómine, intercéssio gloriósa nos prótegat: et ad vitam perdúcat ætérnam. Per Dóminum.</text:p>
        <text:p text:style-name="Head4">II. In Adventu.</text:p>
        <text:p text:style-name="BodyLDrop">DEUS, qui de beátæ Maríæ Vírginis útero Verbum tu­um, Angelo nuntiánte, carnem suscípere voluísti: præsta supplícibus tuis: ut qui vere eam Genitrícem Dei crédimus, ejus apud te intercessiónibus adjuvémur. Per eúmdem Dóminum.</text:p>
        <text:p text:style-name="Head4">III. Post Adventum.</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 Qui tecum vivit.</text:p>
        <text:p text:style-name="BodyL"><text:span text:style-name="Rubric"><text:span text:style-name="VR">V. </text:span></text:span><text:span text:style-name="Rubric"><text:span text:style-name="NonRubric">Dóminus vobíscum</text:span></text:span><text:span text:style-name="Rubric"> vel </text:span><text:span text:style-name="Rubric"><text:span text:style-name="NonRubric">Dómine exáudi</text:span></text:span><text:span text:style-name="Rubric">, ut supra.</text:span></text:p>
        <text:p text:style-name="BodyL"><text:span text:style-name="VR">V. </text:span>Benedicámus Dómino.<text:tab/> <text:span text:style-name="VR">R. </text:span>Deo grátias.</text:p>
        <text:p text:style-name="RubricH">Bened:</text:p>
        <text:p text:style-name="BodyLDrop">BENEDÍCAT et custódiat nos omnípotens et miséricors Dóminus, Pater, et Fílius, et Spíritus Sanctus.<text:tab/> <text:span text:style-name="VR">R. </text:span>Amen.</text:p>
        <text:p text:style-name="BodySm"/>
        <text:p text:style-name="Head2">Antiphonæ Finales B. Mariæ Virg.</text:p>
        <text:p text:style-name="BodySm"/>
        <text:p text:style-name="Head2">I</text:p>
        <text:p text:style-name="BodyL"><text:span text:style-name="Rubric">A sabbato ante dominicam I Adventus usque ad diem 1 februarii inclusive:</text:span></text:p>
        <text:p text:style-name="BodyLDrop">ALMA Redemptóris Mater, quæ pérvia cæli<text:tab/><text:line-break/><text:span text:style-name="Bold">P</text:span>orta manes, et stella maris, succúrre cadénti,</text:p>
        <text:p text:style-name="BodyL"><text:span text:style-name="Bold">S</text:span>úrgere qui curat, pópulo: tu quæ genuísti,</text:p>
        <text:p text:style-name="BodyL"><text:span text:style-name="Bold">N</text:span>atúra miránte, tu­um sanctum Genitórem,</text:p>
        <text:p text:style-name="BodyL"><text:span text:style-name="Bold">V</text:span>irgo prius ac postérius, Gabriélis ab ore</text:p>
        <text:p text:style-name="BodyL"><text:span text:style-name="Bold">S</text:span>umens illud Ave, peccatórum miserére.</text:p>
        <text:p text:style-name="BodySm"/>
        <text:p text:style-name="BodyL"><text:span text:style-name="Rubric">Usque ad diem 23 decembris:</text:span></text:p>
        <text:p text:style-name="BodyL"><text:span text:style-name="VR">V. </text:span>Angelus Dómini nuntiávit Maríæ.<text:tab/> <text:span text:style-name="VR">R. </text:span>Et concépit de Spíritu Sancto.</text:p>
        <text:p text:style-name="BodyLIndent">Orémus.</text:p>
        <text:p text:style-name="BodyLDrop">GRÁTIAM tu­am, quãsumus Dómine, méntibus nostris infúnde; ut, qui, Angelo nuntiánte, Christi Fílii tui incarnatiónem cognóvimus; per <text:soft-page-break/>passiónem ejus et crucem, ad resurrectiónis glóriam perducámur. Per eúmdem Christum Dóminum nostrum.<text:tab/> <text:span text:style-name="VR">R.</text:span> Amen.</text:p>
        <text:p text:style-name="BodySm"/>
        <text:p text:style-name="BodyL"><text:span text:style-name="Rubric">A die 24 decembris:</text:span></text:p>
        <text:p text:style-name="BodyL"><text:span text:style-name="VR">V. </text:span>Post partum, Virgo, invioláta permansísti.<text:tab/> <text:span text:style-name="VR">R. </text:span>Dei Génitrix, intercéde pro nobis.</text:p>
        <text:p text:style-name="BodyLIndent">Orémus.</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text:tab/> <text:span text:style-name="VR">R.</text:span> Amen.</text:p>
        <text:p text:style-name="BodySm"/>
        <text:p text:style-name="Head2">II</text:p>
        <text:p text:style-name="BodyL"><text:span text:style-name="Rubric">A die 2 februarii usque ad feriam IV Hebdomadæ sanctæ inclusive:</text:span></text:p>
        <text:p text:style-name="BodyLDrop">AVE, Regína cælórum,<text:tab/><text:line-break/><text:span text:style-name="Bold">A</text:span>ve, Dómina Angelórum:</text:p>
        <text:p text:style-name="BodyL"><text:span text:style-name="Bold">S</text:span>alve, radix, salve, porta,</text:p>
        <text:p text:style-name="BodyL"><text:span text:style-name="Bold">E</text:span>x qua mundo lux est orta:</text:p>
        <text:p text:style-name="BodyL"><text:span text:style-name="Bold">G</text:span>aude Virgo gloriósa,</text:p>
        <text:p text:style-name="BodyL"><text:span text:style-name="Bold">S</text:span>uper omnes speciósa,</text:p>
        <text:p text:style-name="BodyL"><text:span text:style-name="Bold">V</text:span>ale, o valde decóra,</text:p>
        <text:p text:style-name="BodyL"><text:span text:style-name="Bold">E</text:span>t pro nobis Christum exóra.</text:p>
        <text:p text:style-name="BodyL"><text:span text:style-name="VR">V. </text:span>Dignáre me laudáre te, Virgo sacráta.<text:tab/> <text:span text:style-name="VR">R. </text:span>Da mi­hi virtútem contra hostes tuos.</text:p>
        <text:p text:style-name="BodyLIndent">Orémus.</text:p>
        <text:p text:style-name="BodyLDrop">CONCÉDE, miséricors De­us, fragilitáti nostræ præsídium; ut, qui sanctæ Dei Genitrícis memóriam ágimus; intercessiónis ejus auxílio, a nostris iniquitátibus resurgámus. Per eúmdem Christum Dóminum nostrum.<text:tab/> <text:span text:style-name="VR">R.</text:span> Amen.</text:p>
        <text:p text:style-name="BodySm"/>
        <text:p text:style-name="Head2">III</text:p>
        <text:p text:style-name="BodyL"><text:span text:style-name="Rubric">A dominica Paschatis usque ad feriam VI infra octavam Pentecostes inclusive:</text:span></text:p>
        <text:p text:style-name="BodyLDrop">REGÍNA cæli, lætáre, allelúja;<text:tab/><text:line-break/><text:span text:style-name="Bold">Q</text:span>uia quem meruísti portáre, allelúja,</text:p>
        <text:p text:style-name="BodyL"><text:span text:style-name="Bold">R</text:span>esurréxit, sicut dixit, allelúja:</text:p>
        <text:p text:style-name="BodyL"><text:span text:style-name="Bold">O</text:span>ra pro nobis Deum, allelúja.</text:p>
        <text:p text:style-name="BodyL"><text:span text:style-name="VR">V. </text:span>Gaude et lætáre, Virgo María. Allelúja.<text:tab/> <text:span text:style-name="VR">R. </text:span>Quia surréxit Dóminus vere. Allelúja.</text:p>
        <text:p text:style-name="BodyLIndent">Orémus.</text:p>
        <text:p text:style-name="BodyLDrop">DEUS, qui per resurrectiónem Fílii tui, Dómini nostri Jesu Christi, mundum lætificáre dignátus es; præsta, quãsumus; ut, per ejus Genitrícem Vírginem Maríam, perpétuæ capiámus gáudia vitæ. Per eúmdem Christum Dóminum nostrum.<text:tab/> <text:span text:style-name="VR">R.</text:span> Amen.</text:p>
        <text:p text:style-name="BodySm"/>
        <text:p text:style-name="Head2">IV</text:p>
        <text:p text:style-name="BodyL"><text:span text:style-name="Rubric">A sabbato post octavam Pentecostes usque ad feriam VI ante dominicam I Adventus inclusive:</text:span></text:p>
        <text:p text:style-name="BodyLDrop">SALVE, Regína, mater misericórdiæ; vita, dulcédo et spes nostra, salve. Ad te clamámus éxsules fílii Hevæ. Ad te suspirámus geméntes et flentes in hac lacrimárum valle. Eja ergo, advocáta nostra, illos tuos misericórdes óculos ad nos convérte. Et Jesum, benedíctum fructum ventris tui nobis post hoc exsílium osténde. O clemens, o pia, o dulcis Virgo María.</text:p>
        <text:p text:style-name="BodyL"><text:span text:style-name="VR">V. </text:span>Ora pro nobis, sancta Dei Génitrix.<text:tab/> <text:span text:style-name="VR">R. </text:span>Ut digni efficiámur promissiónibus Christi.</text:p>
        <text:p text:style-name="BodyLIndent">Orémus.</text:p>
        <text:p text:style-name="BodyLDrop">OMNÍPOTENS sempitérne De­us, qui gloriósæ Vírginis Matris Maríæ corpus et ánimam, ut dignum Fílii tui habitáculum éffici mererétur, <text:soft-page-break/>Spíritu Sancto cooperánte præparásti: da, ut cujus commemoratióne lætámur; ejus pia intercessióne, ab instántibus malis, et a morte perpétua liberémur. Per eúmdem Christum Dóminum nostrum.<text:tab/> <text:span text:style-name="VR">R.</text:span> Amen.</text:p>
        <text:p text:style-name="BodySm"/>
        <text:p text:style-name="BodyL"><text:span text:style-name="Rubric">Absoluta vero antiphona finali cum suis versu et oratione, concluditur:</text:span></text:p>
        <text:p text:style-name="BodyL"><text:span text:style-name="VR">V. </text:span>Divínum auxílium máneat semper nobíscum.<text:tab/> <text:span text:style-name="VR">R. </text:span>Amen.</text:p>
      </text:section>
      <text:p text:style-name="BodySm"/>
      <text:p text:style-name="Head3"><draw:frame draw:style-name="fr3" draw:name="1" text:anchor-type="as-char" svg:width="0.5256in" style:rel-width="100%" svg:height="0.1638in" style:rel-height="scale" draw:z-index="91"><draw:image xlink:href="../Images/sanctus.png" xlink:type="simple" xlink:show="embed" xlink:actuate="onLoad"/></draw:frame></text:p>
      <text:p text:style-name="RubricH"/>
      <text:p text:style-name="BkHidden"><text:bookmark text:name="offDef"/></text:p>
      <text:h text:style-name="Hidden1" text:outline-level="1">Office of the Dead</text:h>
      <text:p text:style-name="Head1">Officium Defunctorum</text:p>
      <text:section text:style-name="Sect1" text:name="Section3">
        <text:p text:style-name="BodyL"><text:span text:style-name="Rubric">Dicitur in choro in die depositionis et aliis diebus pro temporis opportunitate et ecclesiarum consuetudine: Matutinum cum Laudibus post Laudes diei; Vesperæ post Vesperas diei, immediate post versum </text:span><text:span text:style-name="Rubric"><text:span text:style-name="NonRubric">Benedicámus Dómino,</text:span></text:span><text:span text:style-name="Rubric"> et </text:span><text:span text:style-name="Rubric"><text:span text:style-name="NonRubric">Deo grátias</text:span></text:span><text:span text:style-name="Rubric">.</text:span></text:p>
        <text:p text:style-name="BodyL"><text:span text:style-name="Rubric">In fine vero omnium psalmorum semper dicitur:</text:span></text:p>
        <text:p text:style-name="BodyL"><text:span text:style-name="Bold">R</text:span>équiem ætérnam * dona eis, Dómine.</text:p>
        <text:p text:style-name="BodyL"><text:span text:style-name="Bold">E</text:span>t lux perpétua * lúceat eis.</text:p>
        <text:p text:style-name="BodyL"><text:span text:style-name="Rubric">Etiam si pro uno tantum fiat Officium.</text:span></text:p>
        <text:p text:style-name="BodySm"/>
        <text:h text:style-name="Hidden2" text:outline-level="2">Lauds</text:h>
        <text:p text:style-name="Head2">ad Laudes</text:p>
        <text:p text:style-name="BkHidden"><text:bookmark text:name="offDefL"/></text:p>
        <text:p text:style-name="BodyL"><text:span text:style-name="Rubric">Absolute incipiuntur ab</text:span></text:p>
        <text:p text:style-name="BodyL"><text:span text:style-name="Rubric">Ant 1.</text:span> Exsultábunt Dómino * ossa humiliáta.</text:p>
        <text:p text:style-name="Head2Ps">Psalmus 50</text:p>
        <text:p text:style-name="BodyLDrop">MISERÉRE mei, De­us, * secúndum magnam misericórdiam tu­am.<text:tab/><text:line-break/><text:span text:style-name="Bold">E</text:span>t secúndum multitúdinem miseratiónum tuárum, * dele iniquitátem me­am.</text:p>
        <text:p text:style-name="BodyL"><text:span text:style-name="Bold">A</text:span>mplius lava me ab iniquitáte mea: * et a peccáto meo munda me.</text:p>
        <text:p text:style-name="BodyL"><text:span text:style-name="Bold">Q</text:span>uóniam iniquitátem me­am ego cognósco: * et peccátum me­um contra me est semper.</text:p>
        <text:p text:style-name="BodyL"><text:span text:style-name="Bold">T</text:span>ibi soli peccávi, et malum coram te feci: * ut justificéris in sermónibus tuis, et vincas cum judicáris.</text:p>
        <text:p text:style-name="BodyL"><text:span text:style-name="Bold">E</text:span>cce enim, in iniquitátibus concéptus sum: * et in peccátis concépit me mater mea.</text:p>
        <text:p text:style-name="BodyL"><text:span text:style-name="Bold">E</text:span>cce enim, veritátem dilexísti: * incérta et occúlta sapiéntiæ tuæ manifestásti mi­hi.</text:p>
        <text:p text:style-name="BodyL"><text:span text:style-name="Bold">A</text:span>spérges me hyssópo, et mundábor: * lavábis me, et super nivem dealbábor.</text:p>
        <text:p text:style-name="BodyL"><text:span text:style-name="Bold">A</text:span>udítui meo dabis gáudium et lætítiam: * et exsultábunt ossa humiliáta.</text:p>
        <text:p text:style-name="BodyL"><text:span text:style-name="Bold">A</text:span>vérte fáciem tu­am a peccátis meis: * et omnes iniquitátes meas dele.</text:p>
        <text:p text:style-name="BodyL"><text:span text:style-name="Bold">C</text:span>or mundum crea in me, De­us: * et spíritum rectum ínnova in viscéribus meis.</text:p>
        <text:p text:style-name="BodyL"><text:span text:style-name="Bold">N</text:span>e projícias me a fácie tua: * et spíritum sanctum tu­um ne áuferas a me.</text:p>
        <text:p text:style-name="BodyL"><text:span text:style-name="Bold">R</text:span>edde mi­hi lætítiam salutáris tui: * et spíritu principáli confírma me.</text:p>
        <text:p text:style-name="BodyL"><text:span text:style-name="Bold">D</text:span>océbo iníquos vias tuas: * et ímpii ad te converténtur.</text:p>
        <text:p text:style-name="BodyL"><text:soft-page-break/><text:span text:style-name="Bold">L</text:span>íbera me de sanguínibus, De­us, De­us salútis meæ: * et exsultábit lingua mea justítiam tu­am.</text:p>
        <text:p text:style-name="BodyL"><text:span text:style-name="Bold">D</text:span>ómine, lábia mea apéries: * et os me­um annuntiábit laudem tu­am.</text:p>
        <text:p text:style-name="BodyL"><text:span text:style-name="Bold">Q</text:span>uóniam si voluísses sacrifícium, dedíssem útique: * holocáustis non delectáberis.</text:p>
        <text:p text:style-name="BodyL"><text:span text:style-name="Bold">S</text:span>acrifícium Deo spíritus contribulátus: * cor contrítum, et humiliátum, De­us, non despícies.</text:p>
        <text:p text:style-name="BodyL"><text:span text:style-name="Bold">B</text:span>enígne fac, Dómine, in bona voluntáte tua Sion: * ut ædificéntur muri Jerúsalem.</text:p>
        <text:p text:style-name="BodyL"><text:span text:style-name="Bold">T</text:span>unc acceptábis sacrifícium justítiæ, oblatiónes, et holocáusta: * tunc impónent super altáre tu­um vítulo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Exsultábunt Dómino ossa humiliáta.</text:p>
        <text:p text:style-name="BodyL"><text:span text:style-name="Rubric">Ant 2.</text:span> Exáudi, Dómine, * oratiónem me­am: ad te omnis caro véniet.</text:p>
        <text:p text:style-name="Head2Ps">Psalmus 64</text:p>
        <text:p text:style-name="BodyLDrop">TE decet hymnus, De­us, in Sion: * et ti­bi reddétur votum in Jerúsalem.<text:tab/><text:line-break/><text:span text:style-name="Bold">E</text:span>xáudi oratiónem me­am: * ad te omnis caro véniet.</text:p>
        <text:p text:style-name="BodyL"><text:span text:style-name="Bold">V</text:span>erba iniquórum prævaluérunt super nos: * et impietátibus nostris tu propitiáberis.</text:p>
        <text:p text:style-name="BodyL"><text:span text:style-name="Bold">B</text:span>eátus, quem elegísti, et assumpsísti: * inhabitábit in átriis tuis.</text:p>
        <text:p text:style-name="BodyL"><text:span text:style-name="Bold">R</text:span>eplébimur in bonis domus tuæ: * sanctum est templum tu­um, mirábile in æquitáte.</text:p>
        <text:p text:style-name="BodyL"><text:span text:style-name="Bold">E</text:span>xáudi nos, De­us, salutáris noster, * spes ómnium fínium terræ, et in mari longe.</text:p>
        <text:p text:style-name="BodyL"><text:span text:style-name="Bold">P</text:span>rãparans montes in virtúte tua, accínctus poténtia: * qui contúrbas profúndum maris sonum flúctu­um ejus.</text:p>
        <text:p text:style-name="BodyL"><text:span text:style-name="Bold">T</text:span>urbabúntur gentes, et timébunt qui hábitant términos a signis tuis: * éxitus matutíni, et véspere delectábis.</text:p>
        <text:p text:style-name="BodyL"><text:span text:style-name="Bold">V</text:span>isitásti terram, et inebriásti eam: * multiplicásti locupletáre eam.</text:p>
        <text:p text:style-name="BodyL"><text:span text:style-name="Bold">F</text:span>lumen Dei replétum est aquis, parásti cibum illórum: * quóniam ita est præparátio ejus.</text:p>
        <text:p text:style-name="BodyL"><text:span text:style-name="Bold">R</text:span>ivos ejus inébria, multíplica genímina ejus: * in stillicídiis ejus lætábitur gérminans.</text:p>
        <text:p text:style-name="BodyL"><text:span text:style-name="Bold">B</text:span>enedíces corónæ anni benignitátis tuæ: * et campi tui replebúntur ubertáte.</text:p>
        <text:p text:style-name="BodyL"><text:span text:style-name="Bold">P</text:span>inguéscent speciósa desérti: * et exsultatióne colles accingéntur.</text:p>
        <text:p text:style-name="BodyL"><text:span text:style-name="Bold">I</text:span>ndúti sunt aríetes óvium, et valles abundábunt fruménto: * clamábunt, étenim hymnum dicent.</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Exáudi, Dómine, oratiónem me­am: ad te omnis caro véniet.</text:p>
        <text:p text:style-name="BodyL"><text:span text:style-name="Rubric">Ant 3.</text:span> Me suscépit * déxtera tua, Dómine.</text:p>
        <text:p text:style-name="Head2Ps">Psalmus 62</text:p>
        <text:p text:style-name="BodyLDrop">DEUS, De­us me­us, * ad te de luce vígilo.<text:tab/><text:line-break/><text:span text:style-name="Bold">S</text:span>itívit in te ánima mea, * quam multiplíciter ti­bi caro mea.</text:p>
        <text:p text:style-name="BodyL"><text:span text:style-name="Bold">I</text:span>n terra desérta, et ínvia, et inaquósa: * sic in sancto appárui ti­bi, ut vidérem virtútem tu­am, et glóriam tu­am.</text:p>
        <text:p text:style-name="BodyL"><text:span text:style-name="Bold">Q</text:span>uóniam mélior est misericórdia tua super vitas: * lábia mea laudábunt te.</text:p>
        <text:p text:style-name="BodyL"><text:span text:style-name="Bold">S</text:span>ic benedícam te in vita mea: * et in nómine tuo levábo manus meas.</text:p>
        <text:p text:style-name="BodyL"><text:span text:style-name="Bold">S</text:span>icut ádipe et pinguédine repleátur ánima mea: * et lábiis exsultatiónis laudábit os me­um.</text:p>
        <text:p text:style-name="BodyL"><text:span text:style-name="Bold">S</text:span>i memor fui tui super stratum me­um, in matutínis meditábor in te: * quia fuísti adjútor me­us.</text:p>
        <text:p text:style-name="BodyL"><text:soft-page-break/><text:span text:style-name="Bold">E</text:span>t in velaménto alárum tuárum exsultábo, adhãsit ánima mea post te: * me suscépit déxtera tua.</text:p>
        <text:p text:style-name="BodyL"><text:span text:style-name="Bold">I</text:span>psi vero in vanum quæsiérunt ánimam me­am, introíbunt in inferióra terræ: * tradéntur in manus gládii, partes vúlpium erunt.</text:p>
        <text:p text:style-name="BodyL"><text:span text:style-name="Bold">R</text:span>ex vero lætábitur in Deo, laudabúntur omnes qui jurant in eo: * quia obstrúctum est os loquéntium iníqua.</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Me suscépit déxtera tua, Dómine.</text:p>
        <text:p text:style-name="BodyL"><text:span text:style-name="Rubric">Ant 4.</text:span> A porta ínferi * érue, Dómine, ánimam me­am.</text:p>
        <text:p text:style-name="Head2Cant">Cant. Ezechiæ (Is. 38:10)</text:p>
        <text:p text:style-name="BodyLDrop">EGO dixi: In dimídio diérum meórum * vadam ad portas ínferi.<text:tab/><text:line-break/><text:span text:style-name="Bold">Q</text:span>uæsívi resíduum annórum meórum. * Dixi: Non vidébo Dóminum Deum in terra vivéntium.</text:p>
        <text:p text:style-name="BodyL"><text:span text:style-name="Bold">N</text:span>on aspíciam hóminem ultra, * et habitatórem quiétis.</text:p>
        <text:p text:style-name="BodyL"><text:span text:style-name="Bold">G</text:span>enerátio mea abláta est, et convolúta est a me, * quasi tabernáculum pastórum.</text:p>
        <text:p text:style-name="BodyL"><text:span text:style-name="Bold">P</text:span>ræcísa est velut a texénte, vita mea: dum adhuc ordírer, succídit me: * de mane usque ad vésperam fínies me.</text:p>
        <text:p text:style-name="BodyL"><text:span text:style-name="Bold">S</text:span>perábam usque ad mane, * quasi leo sic contrívit ómnia ossa mea:</text:p>
        <text:p text:style-name="BodyL"><text:span text:style-name="Bold">D</text:span>e mane usque ad vésperam fínies me: * sicut pullus hirúndinis sic clamábo, meditábor ut colúmba:</text:p>
        <text:p text:style-name="BodyL"><text:span text:style-name="Bold">A</text:span>ttenuáti sunt óculi mei, * suspiciéntes in excélsum.</text:p>
        <text:p text:style-name="BodyL"><text:span text:style-name="Bold">D</text:span>ómine, vim pátior, respónde pro me. * Quid dicam, aut quid respondébit mi­hi, cum ipse fécerit?</text:p>
        <text:p text:style-name="BodyL"><text:span text:style-name="Bold">R</text:span>ecogitábo ti­bi omnes annos meos * in amaritúdine ánimæ meæ.</text:p>
        <text:p text:style-name="BodyL"><text:span text:style-name="Bold">D</text:span>ómine, si sic vívitur, et in tálibus vita spíritus mei, corrípies me, et vivificábis me. * Ecce, in pace amaritúdo mea amaríssima:</text:p>
        <text:p text:style-name="BodyL"><text:span text:style-name="Bold">T</text:span>u autem eruísti ánimam me­am ut non períret: * projecísti post tergum tu­um ómnia peccáta mea.</text:p>
        <text:p text:style-name="BodyL"><text:span text:style-name="Bold">Q</text:span>uia non inférnus confitébitur ti­bi, neque mors laudábit te: * non exspectábunt qui descéndunt in lacum, veritátem tu­am.</text:p>
        <text:p text:style-name="BodyL"><text:span text:style-name="Bold">V</text:span>ivens vivens ipse confitébitur ti­bi, sicut et ego hódie: * pater fíliis notam fáciet veritátem tu­am.</text:p>
        <text:p text:style-name="BodyL"><text:span text:style-name="Bold">D</text:span>ómine, salvum me fac, * et psalmos nostros cantábimus cunctis diébus vitæ nostræ in domo Dómini.</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A porta ínferi érue, Dómine, ánimam me­am.</text:p>
        <text:p text:style-name="BodyL"><text:span text:style-name="Rubric">Ant 5.</text:span> Omnis spíritus * laudet Dóminum.</text:p>
        <text:p text:style-name="Head2Ps">Psalmus 150</text:p>
        <text:p text:style-name="BodyLDrop">LAUDÁTE Dóminum in sanctis ejus: * laudáte eum in firmaménto virtútis ejus.<text:tab/><text:line-break/><text:span text:style-name="Bold">L</text:span>audáte eum in virtútibus ejus: * laudáte eum secúndum multitúdinem magnitúdinis ejus.</text:p>
        <text:p text:style-name="BodyL"><text:span text:style-name="Bold">L</text:span>audáte eum in sono tubæ: * laudáte eum in psaltério, et cíthara.</text:p>
        <text:p text:style-name="BodyL"><text:span text:style-name="Bold">L</text:span>audáte eum in týmpano, et choro: * laudáte eum in chordis, et órgano.</text:p>
        <text:p text:style-name="BodyL"><text:span text:style-name="Bold">L</text:span>audáte eum in cýmbalis benesonántibus: laudáte eum in cýmbalis jubilatiónis: * omnis spíritus laudet Dóminum.</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Omnis spíritus laudet Dóminum.</text:p>
        <text:p text:style-name="BodySm"/>
        <text:p text:style-name="BodyL"><text:span text:style-name="VR">V. </text:span>Audívi vocem de cælo dicéntem mi­hi.<text:tab/> <text:span text:style-name="VR">R. </text:span>Beáti mórtui qui in Dómino moriúntur.</text:p>
        <text:p text:style-name="BodySm"/>
        <text:p text:style-name="BodyL"><text:soft-page-break/><text:span text:style-name="Rubric">Ad Bened.Ant.</text:span> Ego sum * resurréctio et vita: qui credit in me, étiam si mórtuus fúerit, vivet; et omnis qui vivit et credit in me, non moriétur in ætérnum.</text:p>
        <text:p text:style-name="Head2Cant">Cant. Zachariæ (Luke 1:68-79)</text:p>
        <text:p text:style-name="BodyLDrop">BENEDÍCTUS † Dóminus, De­us Israël: * quia visitávit, et fecit redemptiónem plebis suæ:<text:tab/><text:line-break/><text:span text:style-name="Bold">E</text:span>t eréxit cornu salútis nobis: * in domo David, púeri sui.</text:p>
        <text:p text:style-name="BodyL"><text:span text:style-name="Bold">S</text:span>icut locútus est per os sanctórum, * qui a sãculo sunt, prophetárum ejus:</text:p>
        <text:p text:style-name="BodyL"><text:span text:style-name="Bold">S</text:span>alútem ex inimícis nostris, * et de manu ómnium, qui odérunt nos.</text:p>
        <text:p text:style-name="BodyL"><text:span text:style-name="Bold">A</text:span>d faciéndam misericórdiam cum pátribus nostris: * et memorári testaménti sui sancti.</text:p>
        <text:p text:style-name="BodyL"><text:span text:style-name="Bold">J</text:span>usjurándum, quod jurávit ad Abraham patrem nostrum, * datúrum se nobis:</text:p>
        <text:p text:style-name="BodyL"><text:span text:style-name="Bold">U</text:span>t sine timóre, de manu inimicórum nostrórum liberáti, * serviámus illi.</text:p>
        <text:p text:style-name="BodyL"><text:span text:style-name="Bold">I</text:span>n sanctitáte, et justítia coram ipso, * ómnibus diébus nostris.</text:p>
        <text:p text:style-name="BodyL"><text:span text:style-name="Bold">E</text:span>t tu, puer, Prophéta Altíssimi vocáberis: * præíbis enim ante fáciem Dómini, paráre vias ejus:</text:p>
        <text:p text:style-name="BodyL"><text:span text:style-name="Bold">A</text:span>d dandam sciéntiam salútis plebi ejus: * in remissiónem peccatórum eórum:</text:p>
        <text:p text:style-name="BodyL"><text:span text:style-name="Bold">P</text:span>er víscera misericórdiæ Dei nostri: * in quibus visitávit nos, óriens ex alto:</text:p>
        <text:p text:style-name="BodyL"><text:span text:style-name="Bold">I</text:span>llumináre his, qui in ténebris, et in umbra mortis sedent: * ad dirigéndos pedes nostros in viam paci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Ego sum resurréctio et vita: qui credit in me, étiam si mórtuus fúerit, vivet; et omnis qui vivit et credit in me, non moriétur in ætérnum.</text:p>
        <text:p text:style-name="BodySm"/>
        <text:p text:style-name="BkHidden"><text:bookmark text:name="offDefLpr"/></text:p>
        <text:p text:style-name="BodyL"><text:span text:style-name="Rubric">Preces infrascriptæ dicuntur flexis genibus:</text:spa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L"><text:span text:style-name="Rubric"><text:span text:style-name="NonRubric">¶</text:span></text:span><text:span text:style-name="Rubric"> Sequens Ps. </text:span><text:span text:style-name="Rubric"><text:span text:style-name="NonRubric">De profúndis,</text:span></text:span><text:span text:style-name="Rubric"> non dicitur in die obitus seu despositionis defuncti.</text:span></text:p>
        <text:p text:style-name="Head2Ps">Psalmus 129</text:p>
        <text:p text:style-name="BodyLDrop">DE profúndis clamávi ad te, Dómine: * Dómine, exáudi vocem me­am:<text:tab/><text:line-break/><text:span text:style-name="Bold">F</text:span>iant aures tuæ intendéntes, * in vocem deprecatiónis meæ.</text:p>
        <text:p text:style-name="BodyL"><text:span text:style-name="Bold">S</text:span>i iniquitátes observáveris, Dómine: * Dómine, quis sustinébit?</text:p>
        <text:p text:style-name="BodyL"><text:span text:style-name="Bold">Q</text:span>uia apud te propitiátio est: * et propter legem tu­am sustínui te, Dómine.</text:p>
        <text:p text:style-name="BodyL"><text:span text:style-name="Bold">S</text:span>ustínuit ánima mea in verbo ejus: * sperávit ánima mea in Dómino.</text:p>
        <text:p text:style-name="BodyL"><text:span text:style-name="Bold">A</text:span> custódia matutína usque ad noctem: * speret Israël in Dómino.</text:p>
        <text:p text:style-name="BodyL"><text:span text:style-name="Bold">Q</text:span>uia apud Dóminum misericórdia: * et copiósa apud eum redémptio.</text:p>
        <text:p text:style-name="BodyL"><text:span text:style-name="Bold">E</text:span>t ipse rédimet Israël, * ex ómnibus iniquitátibus ejus.</text:p>
        <text:p text:style-name="BodyL"><text:span text:style-name="Bold">R</text:span>équiem ætérnam * dona eis, Dómine.</text:p>
        <text:p text:style-name="BodyL"><text:span text:style-name="Bold">E</text:span>t lux perpétua * lúceat eis.</text:p>
        <text:p text:style-name="Spacer"/>
        <text:p text:style-name="BkHidden"><text:bookmark text:name="offDefPreces"/></text:p>
        <text:p text:style-name="BodyL"><text:span text:style-name="VR">V. </text:span>A porta ínferi.<text:tab/> <text:span text:style-name="VR">R. </text:span>Erue, Dómine, ánimam ejus <text:span text:style-name="Rubric">(vel</text:span> ánimas eórum.<text:span text:style-name="Rubric">)</text:span></text:p>
        <text:p text:style-name="BodyL"><text:span text:style-name="VR">V. </text:span>Requiéscat <text:span text:style-name="Rubric">(vel</text:span> Requiéscant<text:span text:style-name="Rubric">)</text:span> in pace.<text:tab/> <text:span text:style-name="VR">R. </text:span>Amen.</text:p>
        <text:p text:style-name="BodyL"><text:span text:style-name="VR">V. </text:span>Dómine, exáudi oratiónem me­am.<text:tab/> <text:span text:style-name="VR">R. </text:span>Et clamor me­us ad te véniat.</text:p>
        <text:p text:style-name="BodyL"><text:span text:style-name="VR">V. </text:span><text:span text:style-name="VR">(</text:span>Dóminus vobíscum.<text:tab/> <text:span text:style-name="VR">R. </text:span>Et cum spíritu tuo.<text:span text:style-name="VR">)</text:span> <text:span text:style-name="Rubric">*Non dicitur ab eo qui non est saltem in ordine Diaconatus.</text:span></text:p>
        <text:p text:style-name="BodyLIndent">Orémus.</text:p>
        <text:p text:style-name="BodyL"><text:span text:style-name="Rubric">Dicitur oratio conveniens ex iis, quæ sequuntur; deinde versus </text:span><text:span text:style-name="Rubric"><text:span text:style-name="NonRubric">Réquiem ætérnam,</text:span></text:span><text:span text:style-name="Rubric"> cum reliquis, ut infra, </text:span><text:span text:style-name="Rubric"><text:span text:style-name="NonRubric"><text:bookmark-ref text:reference-format="page" text:ref-name="offDefConcl">37</text:bookmark-ref></text:span></text:span><text:span text:style-name="Rubric">.</text:span></text:p>
        <text:p text:style-name="BodySm"/>
        <text:h text:style-name="Hidden2" text:outline-level="2">Collects</text:h>
        <text:p text:style-name="Head2">De orationes</text:p>
        <text:p text:style-name="BkHidden"><text:bookmark text:name="offDefPrayer"/></text:p>
        <text:p text:style-name="BodyE"><text:span text:style-name="Rubric">In the following prayers, masculine </text:span><text:soft-page-break/><text:span text:style-name="Rubric">variations are denoted by “m.”; feminine variations by “f.”; plural variations by “pl.”</text:span></text:p>
        <text:p text:style-name="Head4">In die depositionis defuncti</text:p>
        <text:p text:style-name="BodyLDrop">ABSÓLVE, quãsumus, Dómine, ánimam <text:span text:style-name="Rubric">(m.</text:span> fámuli tui <text:span text:style-name="Rubric">N.</text:span>, ut defúnctus <text:span text:style-name="Rubric">vel f.</text:span> fámulæ tuæ <text:span text:style-name="Rubric">N.</text:span>, ut defúncta<text:span text:style-name="Rubric">)</text:span> sãculo ti­bi vivat: et, quæ per fragilitátem carnis humána conversatióne commísit, tu vénia misericordíssimæ pietátis abstérge. Per Dóminum.</text:p>
        <text:p text:style-name="Head4">Vel alia oratio</text:p>
        <text:p text:style-name="BodyLDrop">DEUS, cui próprium est miseréri semper et párcere, te súpplices exorámus pro ánima <text:span text:style-name="Rubric">(m.</text:span> fámuli tui <text:span text:style-name="Rubric">N. vel f.</text:span> fámulæ tuæ <text:span text:style-name="Rubric">N.)</text:span>, quam hódie de hoc sãculo migráre jussísti: ut non tradas eam in manus inimíci, neque obliviscáris in finem, sed júbeas eam a sanctis Angelis súscipi, et ad pátriam paradísi perdúci; ut, quia in te sperávit et crédidit, non pônas inférni sustíneat, sed gáudia ætérna possídeat. Per Dóminum.</text:p>
        <text:p text:style-name="BodySm"/>
        <text:p text:style-name="Head4">In die tertio, septimo et trigesimo depositionis defuncti</text:p>
        <text:p text:style-name="BodyLDrop">QUǼSUMUS, Dómine, ut ánimæ <text:span text:style-name="Rubric">(m. </text:span>fámuli tui <text:span text:style-name="Rubric">N. vel f.</text:span> fámulæ tuæ <text:span text:style-name="Rubric">N.)</text:span>, cujus depositiónis diem <text:span text:style-name="Rubric">(</text:span>tértium <text:span text:style-name="Rubric">vel</text:span> séptimum<text:span text:style-name="Rubric">, vel</text:span> trigésimum<text:span text:style-name="Rubric">)</text:span> commemorámus, Sanctórum atque electórum tuórum largíri dignéris consórtium; et rorem misericórdiæ tuæ perénnem infúndas. Per Dóminum.</text:p>
        <text:p text:style-name="BodySm"/>
        <text:p text:style-name="Head4">In Anniversario</text:p>
        <text:p text:style-name="BodyLDrop">DEUS, indulgentiárum Dómine: da ánimæ <text:span text:style-name="Rubric">(m.</text:span> fámuli tui <text:span text:style-name="Rubric">N.</text:span> cujus<text:span text:style-name="Rubric">, vel f.</text:span> fámulæ tuæ <text:span text:style-name="Rubric">N.</text:span> cujus<text:span text:style-name="Rubric">, vel pl.</text:span> animábus famulórum famularúmque tuárum quorum<text:span text:style-name="Rubric">)</text:span> anniversárium depositiónis diem commemorámus, refrigérii sedem, quiétis beatitúdinem, et lúminis claritátem. Per Dóminum.</text:p>
        <text:p text:style-name="BodySm"/>
        <text:p text:style-name="Head4">Pro defuncto Summo Pontifice</text:p>
        <text:p text:style-name="BodyLDrop">DEUS, qui inter summos sacerdótes fámulum tu­um <text:span text:style-name="Rubric">N.</text:span> ineffábili tua dispositióne connumerári voluísti: præsta, quãsumus; ut qui Unigéniti Fílii tui vices in terris gerébat, sanctórum tuórum Pontíficum consórtio perpétuo aggregétur. Per eúmdem Dóminum.</text:p>
        <text:p text:style-name="BodySm"/>
        <text:p text:style-name="Head4">Pro defuncto Episcopo</text:p>
        <text:p text:style-name="BodyLDrop">DEUS, qui inter apostólicos sacerdótes <text:span text:style-name="Rubric">(</text:span>fámulum tu­um <text:span text:style-name="Rubric">N. vel pl.</text:span> fámulos tuos <text:span text:style-name="Rubric">N.</text:span> et <text:span text:style-name="Rubric">N.)</text:span> pontificáli fecísti dignitáte vigére: præsta, quãsumus; ut eórum quoque perpétuo <text:span text:style-name="Rubric">(</text:span>aggregétur <text:span text:style-name="Rubric">vel pl.</text:span> aggregéntur<text:span text:style-name="Rubric">)</text:span> consórtio. Per Dóminum.</text:p>
        <text:p text:style-name="BodySm"/>
        <text:p text:style-name="BodyL"><text:span text:style-name="Rubric">Pro Episcopo Cardinali defuncto dicatur: </text:span><text:span text:style-name="Rubric"><text:span text:style-name="NonRubric">fámulum tu­um</text:span></text:span><text:span text:style-name="Rubric"> N. </text:span><text:span text:style-name="Rubric"><text:span text:style-name="NonRubric">Epíscopum Cardinálem pontificáli fecísti dignitáte...</text:span></text:span></text:p>
        <text:p text:style-name="BodySm"/>
        <text:p text:style-name="BodyL"><text:span text:style-name="Rubric">Pro Presbytero Cardinali defuncto dicatur: </text:span><text:span text:style-name="Rubric"><text:span text:style-name="NonRubric">fámulum tu­um</text:span></text:span><text:span text:style-name="Rubric"> N. </text:span><text:span text:style-name="Rubric"><text:span text:style-name="NonRubric">Presbýterum Cardinálem pontificáli fecísti dignitáte...</text:span></text:span></text:p>
        <text:p text:style-name="BodySm"/>
        <text:p text:style-name="BodyL"><text:span text:style-name="Rubric">Pro Presbytero Cardinali, qui episcopali dignitate auctus non fuerit: </text:span><text:span text:style-name="Rubric"><text:span text:style-name="NonRubric">fámulum tu­um</text:span></text:span><text:span text:style-name="Rubric"> N. </text:span><text:span text:style-name="Rubric"><text:span text:style-name="NonRubric">Presbýterum Cardinálem sacerdotáli fecísti dignitáte...</text:span></text:span></text:p>
        <text:p text:style-name="BodySm"/>
        <text:p text:style-name="BodyL"><text:span text:style-name="Rubric">Pro Diacono Cardinali: </text:span><text:span text:style-name="Rubric"><text:span text:style-name="NonRubric">fámulum tu­um</text:span></text:span><text:span text:style-name="Rubric"> N. </text:span><text:span text:style-name="Rubric"><text:span text:style-name="NonRubric">Diáconum Cardinálem sacerdotáli fecísti dignitáte...</text:span></text:span></text:p>
        <text:p text:style-name="BodySm"/>
        <text:p text:style-name="BodyL"><text:span text:style-name="Rubric">Pro defuncto Sacerdote: </text:span><text:span text:style-name="Rubric"><text:span text:style-name="NonRubric">fámulum tu­um</text:span></text:span><text:span text:style-name="Rubric"> N. </text:span><text:span text:style-name="Rubric"><text:span text:style-name="NonRubric">sacerdotáli fecísti dignitáte...</text:span></text:span></text:p>
        <text:p text:style-name="BodySm"/>
        <text:p text:style-name="Head4"><text:soft-page-break/>Item alia oratio</text:p>
        <text:p text:style-name="BodyLDrop">PRÆSTA, quãsumus, Dómine: ut ánima fámuli tui <text:span text:style-name="Rubric">N.</text:span> Sacerdótis, quem, in hoc sãculo commorántem, sacris munéribus decorásti, in cælésti sede gloriósa semper exsúltet. Per Dóminum.</text:p>
        <text:p text:style-name="BodySm"/>
        <text:p text:style-name="Head4">Pro uno defuncto</text:p>
        <text:p text:style-name="BodyLDrop">INCLÍNA, Dómine, aurem tu­am ad preces nostras, quibus misericórdiam tu­am súpplices deprecámur: ut ánimam fámuli tui <text:span text:style-name="Rubric">N.</text:span>, quam de hoc sãculo migráre jussísti, in pacis ac lucis regióne constítuas, et Sanctórum tuórum júbeas esse consórtem. Per Dóminum.</text:p>
        <text:p text:style-name="BodySm"/>
        <text:p text:style-name="Head4">Pro una defuncta</text:p>
        <text:p text:style-name="BodyLDrop">QUǼSUMUS, Dómine, pro tua pietáte miserére ánimæ fámulæ tuæ <text:span text:style-name="Rubric">N.</text:span>: et a contágiis mortalitátis exútam, in ætérnæ salvatiónis partem restítue. Per Dóminum.</text:p>
        <text:p text:style-name="BodySm"/>
        <text:p text:style-name="Head4">Pro defunctis fratribus, propinquis et benefactoribus</text:p>
        <text:p text:style-name="BodyLDrop">DEUS, véniæ largítor et humánæ salútis amátor: quãsumus cleméntiam tu­am; ut nostræ congregatiónis fratres, propínquos et benefactóres, qui ex hoc sãculo transiérunt, beáta María semper Vírgine intercedénte cum ómnibus Sanctis tuis, ad perpétuæ beatitúdinis consórtium perveníre concédas. Per Dóminum.</text:p>
        <text:p text:style-name="BodySm"/>
        <text:p text:style-name="Head4">Pro patre et matre</text:p>
        <text:p text:style-name="BodyLDrop">DEUS qui nos patrem et matrem honoráre præcipísti: miserére cleménter animábus patris et matris meæ, eorúmque peccáta dimítte; meque eos in ætérnæ claritátis gáudio fac vidére. Per Dóminum.</text:p>
        <text:p text:style-name="BodySm"/>
        <text:p text:style-name="BodyL"><text:span text:style-name="Rubric">Si Officium fit pro pluribus, dicatur: </text:span><text:span text:style-name="Rubric"><text:span text:style-name="NonRubric">animábus paréntum nostrórum</text:span></text:span><text:span text:style-name="Rubric">, et ubi dícitur </text:span><text:span text:style-name="Rubric"><text:span text:style-name="NonRubric">meque</text:span></text:span><text:span text:style-name="Rubric">, dicátur </text:span><text:span text:style-name="Rubric"><text:span text:style-name="NonRubric">nosque</text:span></text:span><text:span text:style-name="Rubric">.</text:span></text:p>
        <text:p text:style-name="BodySm"/>
        <text:p text:style-name="BodyL"><text:span text:style-name="Rubric">Si pro patre tantum, dicatur: </text:span><text:span text:style-name="Rubric"><text:span text:style-name="NonRubric">ánimæ patris mei</text:span></text:span><text:span text:style-name="Rubric">, vel </text:span><text:span text:style-name="Rubric"><text:span text:style-name="NonRubric">nostri</text:span></text:span><text:span text:style-name="Rubric">.</text:span></text:p>
        <text:p text:style-name="BodySm"/>
        <text:p text:style-name="BodyL"><text:span text:style-name="Rubric">Si pro matre tantum, dicatur: </text:span><text:span text:style-name="Rubric"><text:span text:style-name="NonRubric">ánimæ matris meæ</text:span></text:span><text:span text:style-name="Rubric">, vel </text:span><text:span text:style-name="Rubric"><text:span text:style-name="NonRubric">nostræ</text:span></text:span><text:span text:style-name="Rubric">.</text:span></text:p>
        <text:p text:style-name="BodySm"/>
        <text:p text:style-name="Head4">In Officio pro defunctis in genere</text:p>
        <text:p text:style-name="BodyLDrop">DEUS, qui inter apostólicos sacerdótes fámulos tuos pontificáli seu sacerdotáli fecísti dignitáte vigére: præsta, quãsumus; ut eórum quoque perpétuo aggregéntur consórtio.</text:p>
        <text:p text:style-name="BodyLDrop">DEUS, véniæ largítor et humánæ salútis amátor: quãsumus cleméntiam tu­am; ut nostræ congregatiónis fratres, propínquos et benefactóres, qui ex hoc sãculo transiérunt, beáta María semper Vírgine intercedénte cum ómnibus Sanctis tuis, ad perpétuæ beatitúdinis consórtium perveníre concédas.</text:p>
        <text:p text:style-name="BodyLDrop">FIDÉLIUM, De­us, ómnium cónditor et redémptor, animábus famulórum famularúmque tuárum remissiónem cunctórum tríbue peccatórum: ut indulgéntiam, quam semper optavérunt, piis supplicatiónibus consequántur: Qui vivis.</text:p>
        <text:p text:style-name="BodySm"/>
        <text:p text:style-name="BkHidden"><text:bookmark text:name="offDefConcl"/></text:p>
        <text:p text:style-name="BodyL"><text:span text:style-name="Rubric">Post orationem dicitur (semper plurali numero):</text:span></text:p>
        <text:p text:style-name="BodyL"><text:span text:style-name="VR">V. </text:span>Réquiem ætérnam dona eis, Dómine.<text:tab/> <text:span text:style-name="VR">R. </text:span>Et lux perpétua lúceat eis.</text:p>
        <text:p text:style-name="BodyL"><text:span text:style-name="VR">V. </text:span>Requiéscant in pace.<text:tab/> <text:span text:style-name="VR">R. </text:span>Amen.</text:p>
        <text:p text:style-name="BodySm"/>
        <text:h text:style-name="Hidden2" text:outline-level="2">Vespers</text:h>
        <text:p text:style-name="Head2">ad Vésperas</text:p>
        <text:p text:style-name="BkHidden"><text:bookmark text:name="offDefV"/></text:p>
        <text:p text:style-name="BodyL"><text:span text:style-name="Rubric">Absolute incipiuntur ab</text:span></text:p>
        <text:p text:style-name="BodyL"><text:span text:style-name="Rubric">Ant 1.</text:span> Placébo Dómino * in regióne vivórum.</text:p>
        <text:p text:style-name="Head2Ps"><text:soft-page-break/>Psalmus 114</text:p>
        <text:p text:style-name="BodyLDrop">DILÉXI, quóniam exáudiet Dóminus * vocem oratiónis meæ.<text:tab/><text:line-break/><text:span text:style-name="Bold">Q</text:span>uia inclinávit aurem suam mi­hi: * et in diébus meis invocábo.</text:p>
        <text:p text:style-name="BodyL"><text:span text:style-name="Bold">C</text:span>ircumdedérunt me dolóres mortis: * et perícula inférni invenérunt me.</text:p>
        <text:p text:style-name="BodyL"><text:span text:style-name="Bold">T</text:span>ribulatiónem et dolórem invéni: * et nomen Dómini invocávi.</text:p>
        <text:p text:style-name="BodyL"><text:span text:style-name="Bold">O</text:span> Dómine, líbera ánimam me­am: * miséricors Dóminus, et justus, et De­us noster miserétur.</text:p>
        <text:p text:style-name="BodyL"><text:span text:style-name="Bold">C</text:span>ustódiens párvulos Dóminus: * humiliátus sum, et liberávit me.</text:p>
        <text:p text:style-name="BodyL"><text:span text:style-name="Bold">C</text:span>onvértere, ánima mea, in réquiem tu­am: * quia Dóminus benefécit ti­bi.</text:p>
        <text:p text:style-name="BodyL"><text:span text:style-name="Bold">Q</text:span>uia erípuit ánimam me­am de morte: * óculos meos a lácrimis, pedes meos a lapsu.</text:p>
        <text:p text:style-name="BodyL"><text:span text:style-name="Bold">P</text:span>lacébo Dómino * in regióne vivórum.</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Placébo Dómino in regióne vivórum.</text:p>
        <text:p text:style-name="BodyL"><text:span text:style-name="Rubric">Ant 2.</text:span> Hei mi­hi, Dómine, * quia incolátus me­us prolongátus est.</text:p>
        <text:p text:style-name="Head2Ps">Psalmus 119</text:p>
        <text:p text:style-name="BodyLDrop">AD Dóminum cum tribulárer clamávi: * et exaudívit me.<text:tab/><text:line-break/><text:span text:style-name="Bold">D</text:span>ómine, líbera ánimam me­am a lábiis iníquis, * et a lingua dolósa.</text:p>
        <text:p text:style-name="BodyL"><text:span text:style-name="Bold">Q</text:span>uid detur ti­bi, aut quid apponátur ti­bi * ad linguam dolósam?</text:p>
        <text:p text:style-name="BodyL"><text:span text:style-name="Bold">S</text:span>agíttæ poténtis acútæ, * cum carbónibus desolatóriis.</text:p>
        <text:p text:style-name="BodyL"><text:span text:style-name="Bold">H</text:span>eu mi­hi, quia incolátus me­us prolongátus est: habitávi cum habitántibus Cedar: * multum íncola fuit ánima mea.</text:p>
        <text:p text:style-name="BodyL"><text:span text:style-name="Bold">C</text:span>um his, qui odérunt pacem, eram pacíficus: * cum loquébar illis, impugnábant me grati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Hei mi­hi, Dómine, quia incolátus me­us prolongátus est.</text:p>
        <text:p text:style-name="BodyL"><text:span text:style-name="Rubric">Ant 3.</text:span> Dóminus custódit te * ab omni malo: custódiat ánimam tu­am Dóminus.</text:p>
        <text:p text:style-name="Head2Ps">Psalmus 120</text:p>
        <text:p text:style-name="BodyLDrop">LEVÁVI óculos meos in montes, * unde véniet auxílium mi­hi.<text:tab/><text:line-break/><text:span text:style-name="Bold">A</text:span>uxílium me­um a Dómino, * qui fecit cælum et terram.</text:p>
        <text:p text:style-name="BodyL"><text:span text:style-name="Bold">N</text:span>on det in commotiónem pedem tu­um: * neque dormítet qui custódit te.</text:p>
        <text:p text:style-name="BodyL"><text:span text:style-name="Bold">E</text:span>cce, non dormitábit neque dórmiet, * qui custódit Israël.</text:p>
        <text:p text:style-name="BodyL"><text:span text:style-name="Bold">D</text:span>óminus custódit te, Dóminus protéctio tua, * super manum déxteram tu­am.</text:p>
        <text:p text:style-name="BodyL"><text:span text:style-name="Bold">P</text:span>er diem sol non uret te: * neque luna per noctem.</text:p>
        <text:p text:style-name="BodyL"><text:span text:style-name="Bold">D</text:span>óminus custódit te ab omni malo: * custódiat ánimam tu­am Dóminus.</text:p>
        <text:p text:style-name="BodyL"><text:span text:style-name="Bold">D</text:span>óminus custódiat intróitum tu­um, et éxitum tu­um: * ex hoc nunc, et usque in sãculum.</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Dóminus custódit te ab omni malo: custódiat ánimam tu­am Dóminus.</text:p>
        <text:p text:style-name="BodyL"><text:span text:style-name="Rubric">Ant 4.</text:span> Si iniquitátes * observáveris, Dómine: Dómine, quis sustinébit?</text:p>
        <text:p text:style-name="Head2Ps">Psalmus 129</text:p>
        <text:p text:style-name="BodyLDrop">DE profúndis clamávi ad te, Dómine: * Dómine, exáudi vocem me­am:<text:tab/><text:line-break/><text:span text:style-name="Bold">F</text:span>iant aures tuæ intendéntes, * in vocem deprecatiónis meæ.</text:p>
        <text:p text:style-name="BodyL"><text:span text:style-name="Bold">S</text:span>i iniquitátes observáveris, Dómine: * Dómine, quis sustinébit?</text:p>
        <text:p text:style-name="BodyL"><text:span text:style-name="Bold">Q</text:span>uia apud te propitiátio est: * et propter legem tu­am sustínui te, Dómine.</text:p>
        <text:p text:style-name="BodyL"><text:span text:style-name="Bold">S</text:span>ustínuit ánima mea in verbo ejus: * sperávit ánima mea in Dómino.</text:p>
        <text:p text:style-name="BodyL"><text:soft-page-break/><text:span text:style-name="Bold">A</text:span> custódia matutína usque ad noctem: * speret Israël in Dómino.</text:p>
        <text:p text:style-name="BodyL"><text:span text:style-name="Bold">Q</text:span>uia apud Dóminum misericórdia: * et copiósa apud eum redémptio.</text:p>
        <text:p text:style-name="BodyL"><text:span text:style-name="Bold">E</text:span>t ipse rédimet Israël, * ex ómnibus iniquitátibus eju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Si iniquitátes observáveris, Dómine: Dómine, quis sustinébit?</text:p>
        <text:p text:style-name="BodyL"><text:span text:style-name="Rubric">Ant 5.</text:span> Opera * mánuum tuárum, Dómine, ne despícias.</text:p>
        <text:p text:style-name="Head2Ps">Psalmus 137</text:p>
        <text:p text:style-name="BodyLDrop">CONFITÉBOR ti­bi, Dómine, in toto corde meo: * quóniam audísti verba oris mei.<text:tab/><text:line-break/><text:span text:style-name="Bold">I</text:span>n conspéctu Angelórum psallam ti­bi: * adorábo ad templum sanctum tu­um, et confitébor nómini tuo.</text:p>
        <text:p text:style-name="BodyL"><text:span text:style-name="Bold">S</text:span>uper misericórdia tua, et veritáte tua: * quóniam magnificásti super omne, nomen sanctum tu­um.</text:p>
        <text:p text:style-name="BodyL"><text:span text:style-name="Bold">I</text:span>n quacúmque die invocávero te, exáudi me: * multiplicábis in ánima mea virtútem.</text:p>
        <text:p text:style-name="BodyL"><text:span text:style-name="Bold">C</text:span>onfiteántur ti­bi, Dómine, omnes reges terræ: * quia audiérunt ómnia verba oris tui:</text:p>
        <text:p text:style-name="BodyL"><text:span text:style-name="Bold">E</text:span>t cantent in viis Dómini: * quóniam magna est glória Dómini.</text:p>
        <text:p text:style-name="BodyL"><text:span text:style-name="Bold">Q</text:span>uóniam excélsus Dóminus, et humília réspicit: * et alta a longe cognóscit.</text:p>
        <text:p text:style-name="BodyL"><text:span text:style-name="Bold">S</text:span>i ambulávero in médio tribulatiónis, vivificábis me: * et super iram inimicórum meórum extendísti manum tu­am, et salvum me fecit déxtera tua.</text:p>
        <text:p text:style-name="BodyL"><text:span text:style-name="Bold">D</text:span>óminus retríbuet pro me: * Dómine, misericórdia tua in sãculum: ópera mánuum tuárum ne despícia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Opera mánuum tuárum, Dómine, ne despícias.</text:p>
        <text:p text:style-name="BodySm"/>
        <text:p text:style-name="BodyL"><text:span text:style-name="VR">V. </text:span>Audívi vocem de cælo dicéntem mi­hi.<text:tab/> <text:span text:style-name="VR">R. </text:span>Beáti mórtui qui in Dómino moriúntur.</text:p>
        <text:p text:style-name="BodySm"/>
        <text:p text:style-name="BodyL"><text:span text:style-name="Rubric">Ad Magnif.Ant.</text:span> Omne * quod dat mi­hi Pater, ad me véniet; et eum qui venit ad me, non ejíciam foras.</text:p>
        <text:p text:style-name="Head2Cant">Cant. B. Mariæ Virg. (Luke 1:46-55)</text:p>
        <text:p text:style-name="BodyLDrop">MAGNÍFICAT: †* ánima mea Dóminum.<text:tab/><text:line-break/><text:span text:style-name="Bold">E</text:span>t exsultávit spíritus me­us: * in Deo, salutári meo.</text:p>
        <text:p text:style-name="BodyL"><text:span text:style-name="Bold">Q</text:span>uia respéxit humilitátem ancíllæ suæ: * ecce enim ex hoc beátam me dicent omnes generatiónes.</text:p>
        <text:p text:style-name="BodyL"><text:span text:style-name="Bold">Q</text:span>uia fecit mi­hi magna, qui potens est: * et sanctum nomen ejus.</text:p>
        <text:p text:style-name="BodyL"><text:span text:style-name="Bold">E</text:span>t misericórdia ejus, a progénie in progénies: * timéntibus eum.</text:p>
        <text:p text:style-name="BodyL"><text:span text:style-name="Bold">F</text:span>ecit poténtiam in bráchio suo: * dispérsit supérbos mente cordis sui.</text:p>
        <text:p text:style-name="BodyL"><text:span text:style-name="Bold">D</text:span>epósuit poténtes de sede: * et exaltávit húmiles.</text:p>
        <text:p text:style-name="BodyL"><text:span text:style-name="Bold">E</text:span>suriéntes implévit bonis: * et dívites dimísit inánes.</text:p>
        <text:p text:style-name="BodyL"><text:span text:style-name="Bold">S</text:span>uscépit Israël púerum suum: * recordátus misericórdiæ suæ.</text:p>
        <text:p text:style-name="BodyL"><text:span text:style-name="Bold">S</text:span>icut locútus est ad patres nostros: * Abraham, et sémini ejus in sãcula.</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Omne quod dat mi­hi Pater, ad me véniet; et eum qui venit ad me, non ejíciam foras.</text:p>
        <text:p text:style-name="BodySm"/>
        <text:p text:style-name="BodyL"><text:span text:style-name="Rubric">Preces infrascriptæ dicuntur flexis genibus:</text:spa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L"><text:span text:style-name="Rubric"><text:span text:style-name="NonRubric">¶</text:span></text:span><text:span text:style-name="Rubric"> Sequens Ps. </text:span><text:span text:style-name="Rubric"><text:span text:style-name="NonRubric">Lauda, ánima mea,</text:span></text:span><text:span text:style-name="Rubric"> non dicitur in die obitus seu despositionis </text:span><text:soft-page-break/><text:span text:style-name="Rubric">defuncti.</text:span></text:p>
        <text:p text:style-name="Head2Ps">Psalmus 145</text:p>
        <text:p text:style-name="BodyLDrop">LAUDA, ánima mea, Dóminum, laudábo Dóminum in vita mea: * psallam Deo meo quámdiu fúero.<text:tab/><text:line-break/><text:span text:style-name="Bold">N</text:span>olíte confídere in princípibus: * in fíliis hóminum, in quibus non est salus.</text:p>
        <text:p text:style-name="BodyL"><text:span text:style-name="Bold">E</text:span>xíbit spíritus ejus, et revertétur in terram suam: * in illa die períbunt omnes cogitatiónes eórum.</text:p>
        <text:p text:style-name="BodyL"><text:span text:style-name="Bold">B</text:span>eátus, cujus De­us Jacob adjútor ejus, spes ejus in Dómino, Deo ipsíus: * qui fecit cælum et terram, mare, et ómnia, quæ in eis sunt.</text:p>
        <text:p text:style-name="BodyL"><text:span text:style-name="Bold">Q</text:span>ui custódit veritátem in sãculum, facit judícium injúriam patiéntibus: * dat escam esuriéntibus.</text:p>
        <text:p text:style-name="BodyL"><text:span text:style-name="Bold">D</text:span>óminus solvit compedítos: * Dóminus illúminat cæcos.</text:p>
        <text:p text:style-name="BodyL"><text:span text:style-name="Bold">D</text:span>óminus érigit elísos, * Dóminus díligit justos.</text:p>
        <text:p text:style-name="BodyL"><text:span text:style-name="Bold">D</text:span>óminus custódit ádvenas, pupíllum et víduam suscípiet: * et vias peccatórum dispérdet.</text:p>
        <text:p text:style-name="BodyL"><text:span text:style-name="Bold">R</text:span>egnábit Dóminus in sãcula, De­us tuus, Sion, * in generatiónem et generatiónem.</text:p>
        <text:p text:style-name="BodyL"><text:span text:style-name="Bold">R</text:span>équiem ætérnam * dona eis, Dómine.</text:p>
        <text:p text:style-name="BodyL"><text:span text:style-name="Bold">E</text:span>t lux perpétua * lúceat eis.</text:p>
        <text:p text:style-name="Spacer"/>
        <text:p text:style-name="BodyL"><text:span text:style-name="Rubric">Preces, </text:span><text:span text:style-name="Rubric"><text:span text:style-name="NonRubric">A porta ínferi</text:span></text:span><text:span text:style-name="Rubric">, cum reliquis, ut ad Laudes, p. </text:span><text:span text:style-name="Rubric"><text:span text:style-name="NonRubric"><text:bookmark-ref text:reference-format="page" text:ref-name="offDefPreces">35</text:bookmark-ref></text:span></text:span><text:span text:style-name="Rubric">.</text:span></text:p>
      </text:section>
      <text:p text:style-name="BodySm"/>
      <text:h text:style-name="Hidden1" text:outline-level="1"/>
      <text:p text:style-name="Head0">Appendix</text:p>
      <text:p text:style-name="BodySm"/>
      <text:p text:style-name="BodySm"/>
      <text:h text:style-name="Hidden2" text:outline-level="2">Gradual Psalms</text:h>
      <text:p text:style-name="Head1">Psalmi Graduales</text:p>
      <text:section text:style-name="Sect1" text:name="Section4">
        <text:p text:style-name="BodyL"><text:span text:style-name="Rubric">Sicubi recitentur in choro, congrue dicuntur ante Matutinum diei; extra chorum vero pro temporis opportunitate.</text:span></text:p>
        <text:p text:style-name="BodyL"><text:span text:style-name="Rubric">Primi quinque psalmi dicuntur sine </text:span><text:span text:style-name="Rubric"><text:span text:style-name="NonRubric">Gloria Pátri</text:span></text:span><text:span text:style-name="Rubric">; sed in fine ultimi dicitur </text:span><text:span text:style-name="Rubric"><text:span text:style-name="NonRubric">Réquiem ætérnam</text:span></text:span><text:span text:style-name="Rubric">.</text:span></text:p>
        <text:p text:style-name="BodyL"><text:span text:style-name="Rubric">Incipiuntur absolute sine antiphona.</text:span></text:p>
        <text:p text:style-name="Head2Ps">Psalmus 119</text:p>
        <text:p text:style-name="BodyLDrop">AD Dóminum cum tribulárer clamávi: * et exaudívit me.<text:tab/><text:line-break/><text:span text:style-name="Bold">D</text:span>ómine, líbera ánimam me­am a lábiis iníquis, * et a lingua dolósa.</text:p>
        <text:p text:style-name="BodyL"><text:span text:style-name="Bold">Q</text:span>uid detur ti­bi, aut quid apponátur ti­bi * ad linguam dolósam?</text:p>
        <text:p text:style-name="BodyL"><text:span text:style-name="Bold">S</text:span>agíttæ poténtis acútæ, * cum carbónibus desolatóriis.</text:p>
        <text:p text:style-name="BodyL"><text:span text:style-name="Bold">H</text:span>eu mi­hi, quia incolátus me­us prolongátus est: habitávi cum habitántibus Cedar: * multum íncola fuit ánima mea.</text:p>
        <text:p text:style-name="BodyL"><text:span text:style-name="Bold">C</text:span>um his, qui odérunt pacem, eram pacíficus: * cum loquébar illis, impugnábant me gratis.</text:p>
        <text:p text:style-name="Head2Ps">Psalmus 120</text:p>
        <text:p text:style-name="BodyLDrop">LEVÁVI óculos meos in montes, * unde véniet auxílium mi­hi.<text:tab/><text:line-break/><text:span text:style-name="Bold">A</text:span>uxílium me­um a Dómino, * qui fecit cælum et terram.</text:p>
        <text:p text:style-name="BodyL"><text:span text:style-name="Bold">N</text:span>on det in commotiónem pedem tu­um: * neque dormítet qui custódit te.</text:p>
        <text:p text:style-name="BodyL"><text:span text:style-name="Bold">E</text:span>cce, non dormitábit neque dórmiet, * qui custódit Israël.</text:p>
        <text:p text:style-name="BodyL"><text:span text:style-name="Bold">D</text:span>óminus custódit te, Dóminus protéctio tua, * super manum déxteram tu­am.</text:p>
        <text:p text:style-name="BodyL"><text:span text:style-name="Bold">P</text:span>er diem sol non uret te: * neque luna per noctem.</text:p>
        <text:p text:style-name="BodyL"><text:span text:style-name="Bold">D</text:span>óminus custódit te ab omni malo: * custódiat ánimam tu­am Dóminus.</text:p>
        <text:p text:style-name="BodyL"><text:span text:style-name="Bold">D</text:span>óminus custódiat intróitum tu­um, et éxitum tu­um: * ex hoc nunc, et usque in sãculum.</text:p>
        <text:p text:style-name="Head2Ps">Psalmus 121</text:p>
        <text:p text:style-name="BodyLDrop">LÆTÁTUS sum in his, quæ dicta sunt mi­hi: * In domum Dómini <text:soft-page-break/>íbimus.<text:tab/><text:line-break/><text:span text:style-name="Bold">S</text:span>tantes erant pedes nostri, * in átriis tuis, Jerúsalem.</text:p>
        <text:p text:style-name="BodyL"><text:span text:style-name="Bold">J</text:span>erúsalem, quæ ædificátur ut cívitas: * cujus participátio ejus in idípsum.</text:p>
        <text:p text:style-name="BodyL"><text:span text:style-name="Bold">I</text:span>lluc enim ascendérunt tribus, tribus Dómini: * testimónium Israël ad confiténdum nómini Dómini.</text:p>
        <text:p text:style-name="BodyL"><text:span text:style-name="Bold">Q</text:span>uia illic sedérunt sedes in judício, * sedes super domum David.</text:p>
        <text:p text:style-name="BodyL"><text:span text:style-name="Bold">R</text:span>ogáte quæ ad pacem sunt Jerúsalem: * et abundántia diligéntibus te:</text:p>
        <text:p text:style-name="BodyL"><text:span text:style-name="Bold">F</text:span>iat pax in virtúte tua: * et abundántia in túrribus tuis.</text:p>
        <text:p text:style-name="BodyL"><text:span text:style-name="Bold">P</text:span>ropter fratres meos, et próximos meos, * loquébar pacem de te:</text:p>
        <text:p text:style-name="BodyL"><text:span text:style-name="Bold">P</text:span>ropter domum Dómini, Dei nostri, * quæsívi bona ti­bi.</text:p>
        <text:p text:style-name="Head2Ps">Psalmus 122</text:p>
        <text:p text:style-name="BodyLDrop">AD te levávi óculos meos, * qui hábitas in cælis.<text:tab/><text:line-break/><text:span text:style-name="Bold">E</text:span>cce, sicut óculi servórum * in mánibus dominórum suórum,</text:p>
        <text:p text:style-name="BodyL"><text:span text:style-name="Bold">S</text:span>icut óculi ancíllæ in mánibus dóminæ suæ: * ita óculi nostri ad Dóminum, Deum nostrum, donec misereátur nostri.</text:p>
        <text:p text:style-name="BodyL"><text:span text:style-name="Bold">M</text:span>iserére nostri, Dómine, miserére nostri: * quia multum repléti sumus despectióne:</text:p>
        <text:p text:style-name="BodyL"><text:span text:style-name="Bold">Q</text:span>uia multum repléta est ánima nostra: * oppróbrium abundántibus, et despéctio supérbis.</text:p>
        <text:p text:style-name="Head2Ps">Psalmus 123</text:p>
        <text:p text:style-name="BodyLDrop">NISI quia Dóminus erat in nobis, dicat nunc Israël: * nisi quia Dóminus erat in nobis,<text:tab/><text:line-break/><text:span text:style-name="Bold">C</text:span>um exsúrgerent hómines in nos, * forte vivos deglutíssent nos:</text:p>
        <text:p text:style-name="BodyL"><text:span text:style-name="Bold">C</text:span>um irascerétur furor eórum in nos, * fórsitan aqua absorbuísset nos.</text:p>
        <text:p text:style-name="BodyL"><text:span text:style-name="Bold">T</text:span>orréntem pertransívit ánima nostra: * fórsitan pertransísset ánima nostra aquam intolerábilem.</text:p>
        <text:p text:style-name="BodyL"><text:span text:style-name="Bold">B</text:span>enedíctus Dóminus * qui non dedit nos in captiónem déntibus eórum.</text:p>
        <text:p text:style-name="BodyL"><text:span text:style-name="Bold">A</text:span>nima nostra sicut passer erépta est * de láqueo venántium:</text:p>
        <text:p text:style-name="BodyL"><text:span text:style-name="Bold">L</text:span>áqueus contrítus est, * et nos liberáti sumus.</text:p>
        <text:p text:style-name="BodyL"><text:span text:style-name="Bold">A</text:span>djutórium nostrum in nómine Dómini, * qui fecit cælum et terram.</text:p>
        <text:p text:style-name="BodyL"><text:span text:style-name="Bold">R</text:span>équiem ætérnam * dona eis, Dómine.</text:p>
        <text:p text:style-name="BodyL"><text:span text:style-name="Bold">E</text:span>t lux perpétua * lúceat eis.</text:p>
        <text:p text:style-name="BodySm"/>
        <text:p text:style-name="BodyL"><text:span text:style-name="Rubric">Deinde dicitur flexis genibus:</text:spa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L"><text:span text:style-name="VR">V. </text:span>A porta ínferi.<text:tab/> <text:span text:style-name="VR">R. </text:span>Erue, Dómine, ánimas eórum.</text:p>
        <text:p text:style-name="BodyL"><text:span text:style-name="VR">V. </text:span>Requiéscant in pace.<text:tab/> <text:span text:style-name="VR">R. </text:span>Amen.</text:p>
        <text:p text:style-name="BodyL"><text:span text:style-name="VR">V. </text:span>Dómine, exáudi oratiónem me­am.<text:tab/> <text:span text:style-name="VR">R. </text:span>Et clamor me­us ad te véniat.</text:p>
        <text:p text:style-name="BodyL"><text:span text:style-name="Rubric">In recitatione in choro vel in communi:</text:span></text:p>
        <text:p text:style-name="BodyL"><text:span text:style-name="VR">V. </text:span>Dóminus vobíscum.<text:tab/> <text:span text:style-name="VR">R. </text:span>Et cum spíritu tuo.</text:p>
        <text:p text:style-name="BodyLIndent">Orémus.</text:p>
        <text:p text:style-name="BodyLDrop">ABSÓLVE, quãsumus, Dómine, ánimas famulórum famularúmque tuárum et ómnium fidélium defunctórum, ab omni vínculo delictórum: ut in resurrectiónis glória inter Sanctos et Eléctos tuos resuscitáti respírent. Per Christum Dóminum nostrum.</text:p>
        <text:p text:style-name="BodySm"/>
        <text:p text:style-name="BodyL"><text:span text:style-name="Rubric">Post orationem statim dicuntur alii psalmi graduales qui sequuntur; et in fine cujuslibet psalmi dicitur </text:span><text:span text:style-name="Rubric"><text:span text:style-name="NonRubric">Gloria Pátri</text:span></text:span><text:span text:style-name="Rubric">.</text:span></text:p>
        <text:p text:style-name="Head2Ps">Psalmus 124</text:p>
        <text:p text:style-name="BodyLDrop">QUI confídunt in Dómino, sicut mons Sion: * non commovébitur in ætérnum, qui hábitat in Jerúsalem.<text:tab/><text:line-break/><text:span text:style-name="Bold">M</text:span>ontes in circúitu ejus: * et Dóminus <text:soft-page-break/>in circúitu pópuli sui, ex hoc nunc et usque in sãculum.</text:p>
        <text:p text:style-name="BodyL"><text:span text:style-name="Bold">Q</text:span>uia non relínquet Dóminus virgam peccatórum super sortem justórum: * ut non exténdant justi ad iniquitátem manus suas.</text:p>
        <text:p text:style-name="BodyL"><text:span text:style-name="Bold">B</text:span>énefac, Dómine, bonis, * et rectis corde.</text:p>
        <text:p text:style-name="BodyL"><text:span text:style-name="Bold">D</text:span>eclinántes autem in obligatiónes addúcet Dóminus cum operántibus iniquitátem: * pax super Israël.</text:p>
        <text:p text:style-name="BodyL"><text:span text:style-name="Bold">G</text:span>lória Patri, <text:span text:style-name="Rubric">&amp;c</text:span>.</text:p>
        <text:p text:style-name="Head2Ps">Psalmus 125</text:p>
        <text:p text:style-name="BodyLDrop">IN converténdo Dóminus captivitátem Sion: * facti sumus sicut consoláti:<text:tab/><text:line-break/><text:span text:style-name="Bold">T</text:span>unc replétum est gáudio os nostrum: * et lingua nostra exsultatióne.</text:p>
        <text:p text:style-name="BodyL"><text:span text:style-name="Bold">T</text:span>unc dicent inter gentes: * Magnificávit Dóminus fácere cum eis.</text:p>
        <text:p text:style-name="BodyL"><text:span text:style-name="Bold">M</text:span>agnificávit Dóminus fácere nobíscum: * facti sumus lætántes.</text:p>
        <text:p text:style-name="BodyL"><text:span text:style-name="Bold">C</text:span>onvérte, Dómine, captivitátem nostram, * sicut torrens in Austro.</text:p>
        <text:p text:style-name="BodyL"><text:span text:style-name="Bold">Q</text:span>ui séminant in lácrimis, * in exsultatióne metent.</text:p>
        <text:p text:style-name="BodyL"><text:span text:style-name="Bold">E</text:span>úntes ibant et flebant, * mitténtes sémina sua.</text:p>
        <text:p text:style-name="BodyL"><text:span text:style-name="Bold">V</text:span>eniéntes autem vénient cum exsultatióne, * portántes manípulos suos.</text:p>
        <text:p text:style-name="BodyL"><text:span text:style-name="Bold">G</text:span>lória Patri, <text:span text:style-name="Rubric">&amp;c</text:span>.</text:p>
        <text:p text:style-name="Head2Ps">Psalmus 126</text:p>
        <text:p text:style-name="BodyLDrop">NISI Dóminus ædificáverit domum, * in vanum laboravérunt qui ædíficant eam.<text:tab/><text:line-break/><text:span text:style-name="Bold">N</text:span>isi Dóminus custodíerit civitátem, * frustra vígilat qui custódit eam.</text:p>
        <text:p text:style-name="BodyL"><text:span text:style-name="Bold">V</text:span>anum est vobis ante lucem súrgere: * súrgite postquam sedéritis, qui manducátis panem dolóris.</text:p>
        <text:p text:style-name="BodyL"><text:span text:style-name="Bold">C</text:span>um déderit diléctis suis somnum: * ecce heréditas Dómini fílii: merces, fructus ventris.</text:p>
        <text:p text:style-name="BodyL"><text:span text:style-name="Bold">S</text:span>icut sagíttæ in manu poténtis: * ita fílii excussórum.</text:p>
        <text:p text:style-name="BodyL"><text:span text:style-name="Bold">B</text:span>eátus vir, qui implévit desidérium suum ex ipsis: * non confundétur cum loquétur inimícis suis in porta.</text:p>
        <text:p text:style-name="BodyL"><text:span text:style-name="Bold">G</text:span>lória Patri, <text:span text:style-name="Rubric">&amp;c</text:span>.</text:p>
        <text:p text:style-name="Head2Ps">Psalmus 127</text:p>
        <text:p text:style-name="BodyLDrop">BEÁTI, omnes, qui timent Dóminum, * qui ámbulant in viis ejus.<text:tab/><text:line-break/><text:span text:style-name="Bold">L</text:span>abóres mánuum tuárum quia manducábis: * beátus es, et bene ti­bi erit.</text:p>
        <text:p text:style-name="BodyL"><text:span text:style-name="Bold">U</text:span>xor tua sicut vitis abúndans, * in latéribus domus tuæ.</text:p>
        <text:p text:style-name="BodyL"><text:span text:style-name="Bold">F</text:span>ílii tui sicut novéllæ olivárum, * in circúitu mensæ tuæ.</text:p>
        <text:p text:style-name="BodyL"><text:span text:style-name="Bold">E</text:span>cce, sic benedicétur homo, * qui timet Dóminum.</text:p>
        <text:p text:style-name="BodyL"><text:span text:style-name="Bold">B</text:span>enedícat ti­bi Dóminus ex Sion: * et vídeas bona Jerúsalem ómnibus diébus vitæ tuæ.</text:p>
        <text:p text:style-name="BodyL"><text:span text:style-name="Bold">E</text:span>t vídeas fílios filiórum tuórum, * pacem super Israël.</text:p>
        <text:p text:style-name="BodyL"><text:span text:style-name="Bold">G</text:span>lória Patri, <text:span text:style-name="Rubric">&amp;c</text:span>.</text:p>
        <text:p text:style-name="Head2Ps">Psalmus 128</text:p>
        <text:p text:style-name="BodyLDrop">SÆPE expugnavérunt me a juventúte mea, * dicat nunc Israël:<text:tab/><text:line-break/><text:span text:style-name="Bold">S</text:span>æpe expugnavérunt me a juventúte mea: * étenim non potuérunt mi­hi.</text:p>
        <text:p text:style-name="BodyL"><text:span text:style-name="Bold">S</text:span>upra dorsum me­um fabricavérunt peccatóres: * prolongavérunt iniquitátem suam.</text:p>
        <text:p text:style-name="BodyL"><text:span text:style-name="Bold">D</text:span>óminus justus concídit cervíces peccatórum: * confundántur et convertántur retrórsum omnes, qui odérunt Sion.</text:p>
        <text:p text:style-name="BodyL"><text:span text:style-name="Bold">F</text:span>iant sicut fônum tectórum: * quod priúsquam evellátur, exáruit:</text:p>
        <text:p text:style-name="BodyL"><text:span text:style-name="Bold">D</text:span>e quo non implévit manum suam qui metit, * et sinum suum qui manípulos cólligit.</text:p>
        <text:p text:style-name="BodyL"><text:span text:style-name="Bold">E</text:span>t non dixérunt qui præteríbant: Benedíctio Dómini super vos: * benedíximus vobis in nómine Dómini.</text:p>
        <text:p text:style-name="BodyL"><text:span text:style-name="Bold">G</text:span>lória Patri, <text:span text:style-name="Rubric">&amp;c</text:span>.</text:p>
        <text:p text:style-name="BodySm"><text:soft-page-break/></text:p>
        <text:p text:style-name="BodyL"><text:span text:style-name="Rubric">Postea dicitur flexis genibus:</text:span></text:p>
        <text:p text:style-name="BodyL"><text:span text:style-name="Bold">K</text:span>ýrie, eléison.</text:p>
        <text:p text:style-name="BodyL"><text:span text:style-name="Bold">C</text:span>hriste, eléison.</text:p>
        <text:p text:style-name="BodyL"><text:span text:style-name="Bold">K</text:span>ýrie, eléiso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L"><text:span text:style-name="VR">V. </text:span>Meménto congregatiónis tuæ.<text:tab/> <text:span text:style-name="VR">R. </text:span>Quam possedísti ab inítio.</text:p>
        <text:p text:style-name="BodyL"><text:span text:style-name="VR">V. </text:span>Dómine, exáudi oratiónem me­am.<text:tab/> <text:span text:style-name="VR">R. </text:span>Et clamor me­us ad te véniat.</text:p>
        <text:p text:style-name="BodyL"><text:span text:style-name="Rubric">In recitatione in choro vel in communi:</text:span></text:p>
        <text:p text:style-name="BodyL"><text:span text:style-name="VR">V. </text:span>Dóminus vobíscum.<text:tab/> <text:span text:style-name="VR">R. </text:span>Et cum spíritu tuo.</text:p>
        <text:p text:style-name="BodyLIndent">Orémus.</text:p>
        <text:p text:style-name="BodyLDrop">DEUS, cui próprium est miseréri semper et párcere: súscipe deprecatiónem nostram; ut nos, et omnes fámulos tuos, quos delictórum caténa constríngit, miserátio tuæ pietátis cleménter absólvat. Per Christum Dóminum nostrum.</text:p>
        <text:p text:style-name="BodySm"/>
        <text:p text:style-name="BodyL"><text:span text:style-name="Rubric">Post orationem statim dicuntur alii psalmi graduales qui sequuntur; et in fine cujuslibet psalmi dicitur </text:span><text:span text:style-name="Rubric"><text:span text:style-name="NonRubric">Gloria Pátri</text:span></text:span><text:span text:style-name="Rubric">.</text:span></text:p>
        <text:p text:style-name="Head2Ps">Psalmus 129</text:p>
        <text:p text:style-name="BodyLDrop">DE profúndis clamávi ad te, Dómine: * Dómine, exáudi vocem me­am:<text:tab/><text:line-break/><text:span text:style-name="Bold">F</text:span>iant aures tuæ intendéntes, * in vocem deprecatiónis meæ.</text:p>
        <text:p text:style-name="BodyL"><text:span text:style-name="Bold">S</text:span>i iniquitátes observáveris, Dómine: * Dómine, quis sustinébit?</text:p>
        <text:p text:style-name="BodyL"><text:span text:style-name="Bold">Q</text:span>uia apud te propitiátio est: * et propter legem tu­am sustínui te, Dómine.</text:p>
        <text:p text:style-name="BodyL"><text:span text:style-name="Bold">S</text:span>ustínuit ánima mea in verbo ejus: * sperávit ánima mea in Dómino.</text:p>
        <text:p text:style-name="BodyL"><text:span text:style-name="Bold">A</text:span> custódia matutína usque ad noctem: * speret Israël in Dómino.</text:p>
        <text:p text:style-name="BodyL"><text:span text:style-name="Bold">Q</text:span>uia apud Dóminum misericórdia: * et copiósa apud eum redémptio.</text:p>
        <text:p text:style-name="BodyL"><text:span text:style-name="Bold">E</text:span>t ipse rédimet Israël, * ex ómnibus iniquitátibus ejus.</text:p>
        <text:p text:style-name="BodyL"><text:span text:style-name="Bold">G</text:span>lória Patri, <text:span text:style-name="Rubric">&amp;c</text:span>.</text:p>
        <text:p text:style-name="Head2Ps">Psalmus 130</text:p>
        <text:p text:style-name="BodyLDrop">DÓMINE, non est exaltátum cor me­um: * neque eláti sunt óculi mei.<text:tab/><text:line-break/><text:span text:style-name="Bold">N</text:span>eque ambulávi in magnis: * neque in mirabílibus super me.</text:p>
        <text:p text:style-name="BodyL"><text:span text:style-name="Bold">S</text:span>i non humíliter sentiébam: * sed exaltávi ánimam me­am:</text:p>
        <text:p text:style-name="BodyL"><text:span text:style-name="Bold">S</text:span>icut ablactátus est super matre sua, * ita retribútio in ánima mea.</text:p>
        <text:p text:style-name="BodyL"><text:span text:style-name="Bold">S</text:span>peret Israël in Dómino, * ex hoc nunc et usque in sãculum.</text:p>
        <text:p text:style-name="BodyL"><text:span text:style-name="Bold">G</text:span>lória Patri, <text:span text:style-name="Rubric">&amp;c</text:span>.</text:p>
        <text:p text:style-name="Head2Ps">Psalmus 131</text:p>
        <text:p text:style-name="BodyLDrop">MEMÉNTO, Dómine, David, * et omnis mansuetúdinis ejus:<text:tab/><text:line-break/><text:span text:style-name="Bold">S</text:span>icut jurávit Dómino, * votum vovit Deo Jacob:</text:p>
        <text:p text:style-name="BodyL"><text:span text:style-name="Bold">S</text:span>i introíero in tabernáculum domus meæ, * si ascéndero in lectum strati mei:</text:p>
        <text:p text:style-name="BodyL"><text:span text:style-name="Bold">S</text:span>i dédero somnum óculis meis, * et pálpebris meis dormitatiónem:</text:p>
        <text:p text:style-name="BodyL"><text:span text:style-name="Bold">E</text:span>t réquiem tempóribus meis: donec invéniam locum Dómino, * tabernáculum Deo Jacob.</text:p>
        <text:p text:style-name="BodyL"><text:span text:style-name="Bold">E</text:span>cce, audívimus eam in Ephrata: * invénimus eam in campis silvæ.</text:p>
        <text:p text:style-name="BodyL"><text:span text:style-name="Bold">I</text:span>ntroíbimus in tabernáculum ejus: * adorábimus in loco, ubi stetérunt pedes ejus.</text:p>
        <text:p text:style-name="BodyL"><text:span text:style-name="Bold">S</text:span>urge, Dómine, in réquiem tu­am, * tu et arca sanctificatiónis tuæ.</text:p>
        <text:p text:style-name="BodyL"><text:span text:style-name="Bold">S</text:span>acerdótes tui induántur justítiam: * et sancti tui exsúltent.</text:p>
        <text:p text:style-name="BodyL"><text:span text:style-name="Bold">P</text:span>ropter David, servum tu­um, * non avértas fáciem Christi tui.</text:p>
        <text:p text:style-name="BodyL"><text:span text:style-name="Bold">J</text:span>urávit Dóminus David veritátem, et non frustrábitur eam: * De fructu ven<text:soft-page-break/>tris tui ponam super sedem tu­am.</text:p>
        <text:p text:style-name="BodyL"><text:span text:style-name="Bold">S</text:span>i custodíerint fílii tui testaméntum me­um, * et testimónia mea hæc, quæ docébo eos:</text:p>
        <text:p text:style-name="BodyL"><text:span text:style-name="Bold">E</text:span>t fílii eórum usque in sãculum, * sedébunt super sedem tu­am.</text:p>
        <text:p text:style-name="BodyL"><text:span text:style-name="Bold">Q</text:span>uóniam elégit Dóminus Sion: * elégit eam in habitatiónem sibi.</text:p>
        <text:p text:style-name="BodyL"><text:span text:style-name="Bold">H</text:span>æc réquies mea in sãculum sãculi: * hic habitábo quóniam elégi eam.</text:p>
        <text:p text:style-name="BodyL"><text:span text:style-name="Bold">V</text:span>íduam ejus benedícens benedícam: * páuperes ejus saturábo pánibus.</text:p>
        <text:p text:style-name="BodyL"><text:span text:style-name="Bold">S</text:span>acerdótes ejus índuam salutári: * et sancti ejus exsultatióne exsultábunt.</text:p>
        <text:p text:style-name="BodyL"><text:span text:style-name="Bold">I</text:span>lluc prodúcam cornu David, * parávi lucérnam Christo meo.</text:p>
        <text:p text:style-name="BodyL"><text:span text:style-name="Bold">I</text:span>nimícos ejus índuam confusióne: * super ipsum autem efflorébit sanctificátio mea.</text:p>
        <text:p text:style-name="BodyL"><text:span text:style-name="Bold">G</text:span>lória Patri, <text:span text:style-name="Rubric">&amp;c</text:span>.</text:p>
        <text:p text:style-name="Head2Ps">Psalmus 132</text:p>
        <text:p text:style-name="BodyLDrop">ECCE, quam bonum et quam jucúndum, * habitáre fratres in unum:<text:tab/><text:line-break/><text:span text:style-name="Bold">S</text:span>icut unguéntum in cápite, * quod descéndit in barbam, barbam Aaron,</text:p>
        <text:p text:style-name="BodyL"><text:span text:style-name="Bold">Q</text:span>uod descéndit in oram vestiménti ejus: * sicut ros Hermon, qui descéndit in montem Sion.</text:p>
        <text:p text:style-name="BodyL"><text:span text:style-name="Bold">Q</text:span>uóniam illic mandávit Dóminus benedictiónem, * et vitam usque in sãculum.</text:p>
        <text:p text:style-name="BodyL"><text:span text:style-name="Bold">G</text:span>lória Patri, <text:span text:style-name="Rubric">&amp;c</text:span>.</text:p>
        <text:p text:style-name="Head2Ps">Psalmus 133</text:p>
        <text:p text:style-name="BodyLDrop">ECCE, nunc benedícite Dóminum, * omnes servi Dómini:<text:tab/><text:line-break/><text:span text:style-name="Bold">Q</text:span>ui statis in domo Dómini, * in átriis domus Dei nostri.</text:p>
        <text:p text:style-name="BodyL"><text:span text:style-name="Bold">I</text:span>n nóctibus extóllite manus vestras in sancta, * et benedícite Dóminum.</text:p>
        <text:p text:style-name="BodyL"><text:span text:style-name="Bold">B</text:span>enedícat te Dóminus ex Sion, * qui fecit cælum et terram.</text:p>
        <text:p text:style-name="BodyL"><text:span text:style-name="Bold">G</text:span>lória Patri, <text:span text:style-name="Rubric">&amp;c</text:span>.</text:p>
        <text:p text:style-name="BodySm"/>
        <text:p text:style-name="BodyL"><text:span text:style-name="Rubric">Postea dicitur flexis genibus:</text:span></text:p>
        <text:p text:style-name="BodyL"><text:span text:style-name="Bold">K</text:span>ýrie, eléison.</text:p>
        <text:p text:style-name="BodyL"><text:span text:style-name="Bold">C</text:span>hriste, eléison.</text:p>
        <text:p text:style-name="BodyL"><text:span text:style-name="Bold">K</text:span>ýrie, eléiso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L"><text:span text:style-name="VR">V. </text:span>Salvos fac servos tuos.<text:tab/> <text:span text:style-name="VR">R. </text:span>De­us me­us, sperántes in te.</text:p>
        <text:p text:style-name="BodyL"><text:span text:style-name="VR">V. </text:span>Dómine, exáudi oratiónem me­am.<text:tab/> <text:span text:style-name="VR">R. </text:span>Et clamor me­us ad te véniat.</text:p>
        <text:p text:style-name="BodyL"><text:span text:style-name="Rubric">In recitatione in choro vel in communi:</text:span></text:p>
        <text:p text:style-name="BodyL"><text:span text:style-name="VR">V. </text:span>Dóminus vobíscum.<text:tab/> <text:span text:style-name="VR">R. </text:span>Et cum spíritu tuo.</text:p>
        <text:p text:style-name="BodyLIndent">Orémus.</text:p>
        <text:p text:style-name="BodyLDrop">PRÆTÉNDE, Dómine, fámulis et famulábus tuis déxteram cæléstis auxílii: ut te toto corde perquírant, et quæ digne póstulant, cónsequi mereántur. Per Christum Dóminum nostrum.</text:p>
      </text:section>
      <text:p text:style-name="BodySm"/>
      <text:h text:style-name="Hidden2" text:outline-level="2">Penitential Psalms</text:h>
      <text:p text:style-name="Head1">Septem Psalmi Pônitentiales</text:p>
      <text:p text:style-name="Head4">cum Litaniis Sanctorum ac suis Precibus</text:p>
      <text:section text:style-name="Sect1" text:name="Section5">
        <text:p text:style-name="BodyL"><text:span text:style-name="Rubric">Sicubi recitentur in choro, congrue dicuntur post Matutinum et Laudes diei flexis genibus, dicto </text:span><text:span text:style-name="Rubric"><text:span text:style-name="NonRubric">Benedicámus Dómino</text:span></text:span><text:span text:style-name="Rubric"> et </text:span><text:span text:style-name="Rubric"><text:span text:style-name="NonRubric">Deo grátias</text:span></text:span><text:span text:style-name="Rubric">; extra chorum pro temporis opportunitate.</text:span></text:p>
        <text:p text:style-name="BodyL"><text:span text:style-name="Rubric">Litaniæ Sanctorum, sine psalmis pônitentialibus, sed cum suis precibus, dicendæ sunt in Litaniis majoribus et minoribus, juxta proprias rubricas, nec duplicantur, nec anticipari possunt de sero.</text:span></text:p>
        <text:p text:style-name="BodySm"/>
        <text:p text:style-name="BodyL"><text:span text:style-name="Rubric">Ant.</text:span> Ne reminiscáris * Dómine delícta nostra, vel paréntum nostrórum: neque vindíctam sumas de peccátis nostris. <text:span text:style-name="Rubric">(T.P.</text:span> Allelúja.<text:span text:style-name="Rubric">)</text:span></text:p>
        <text:p text:style-name="Head2Ps"><text:soft-page-break/>Psalmus 6</text:p>
        <text:p text:style-name="BodyLDrop">DÓMINE, ne in furóre tuo árguas me, * neque in ira tua corrípias me.<text:tab/><text:line-break/><text:span text:style-name="Bold">M</text:span>iserére mei, Dómine, quóniam infírmus sum: * sana me, Dómine, quóniam conturbáta sunt ossa mea.</text:p>
        <text:p text:style-name="BodyL"><text:span text:style-name="Bold">E</text:span>t ánima mea turbáta est valde: * sed tu, Dómine, úsquequo?</text:p>
        <text:p text:style-name="BodyL"><text:span text:style-name="Bold">C</text:span>onvértere, Dómine, et éripe ánimam me­am: * salvum me fac propter misericórdiam tu­am.</text:p>
        <text:p text:style-name="BodyL"><text:span text:style-name="Bold">Q</text:span>uóniam non est in morte qui memor sit tui: * in inférno autem quis confitébitur ti­bi?</text:p>
        <text:p text:style-name="BodyL"><text:span text:style-name="Bold">L</text:span>aborávi in gémitu meo, lavábo per síngulas noctes lectum me­um: * lácrimis meis stratum me­um rigábo.</text:p>
        <text:p text:style-name="BodyL"><text:span text:style-name="Bold">T</text:span>urbátus est a furóre óculus me­us: * inveterávi inter omnes inimícos meos.</text:p>
        <text:p text:style-name="BodyL"><text:span text:style-name="Bold">D</text:span>iscédite a me, omnes, qui operámini iniquitátem: * quóniam exaudívit Dóminus vocem fletus mei.</text:p>
        <text:p text:style-name="BodyL"><text:span text:style-name="Bold">E</text:span>xaudívit Dóminus deprecatiónem me­am, * Dóminus oratiónem me­am suscépit.</text:p>
        <text:p text:style-name="BodyL"><text:span text:style-name="Bold">E</text:span>rubéscant, et conturbéntur veheménter omnes inimíci mei: * convertántur et erubéscant valde velóciter.</text:p>
        <text:p text:style-name="BodyL"><text:span text:style-name="Bold">G</text:span>lória Patri, <text:span text:style-name="Rubric">&amp;c</text:span>.</text:p>
        <text:p text:style-name="Head2Ps">Psalmus 31</text:p>
        <text:p text:style-name="BodyLDrop">BEÁTI quorum remíssæ sunt iniquitátes: * et quorum tecta sunt peccáta.<text:tab/><text:line-break/><text:span text:style-name="Bold">B</text:span>eátus vir, cui non imputávit Dóminus peccátum, * nec est in spíritu ejus dolus.</text:p>
        <text:p text:style-name="BodyL"><text:span text:style-name="Bold">Q</text:span>uóniam tácui, inveteravérunt ossa mea, * dum clamárem tota die.</text:p>
        <text:p text:style-name="BodyL"><text:span text:style-name="Bold">Q</text:span>uóniam die ac nocte graváta est super me manus tua: * convérsus sum in ærúmna mea, dum confígitur spina.</text:p>
        <text:p text:style-name="BodyL"><text:span text:style-name="Bold">D</text:span>elíctum me­um cógnitum ti­bi feci: * et injustítiam me­am non abscóndi.</text:p>
        <text:p text:style-name="BodyL"><text:span text:style-name="Bold">D</text:span>ixi: Confitébor advérsum me injustítiam me­am Dómino: * et tu remisísti impietátem peccáti mei.</text:p>
        <text:p text:style-name="BodyL"><text:span text:style-name="Bold">P</text:span>ro hac orábit ad te omnis sanctus, * in témpore opportúno.</text:p>
        <text:p text:style-name="BodyL"><text:span text:style-name="Bold">V</text:span>erúmtamen in dilúvio aquárum multárum, * ad eum non approximábunt.</text:p>
        <text:p text:style-name="BodyL"><text:span text:style-name="Bold">T</text:span>u es refúgium me­um a tribulatióne, quæ circúmdedit me: * exsultátio mea, érue me a circumdántibus me.</text:p>
        <text:p text:style-name="BodyL"><text:span text:style-name="Bold">I</text:span>ntelléctum ti­bi dabo, et ínstruam te in via hac, qua gradiéris: * firmábo super te óculos meos.</text:p>
        <text:p text:style-name="BodyL"><text:span text:style-name="Bold">N</text:span>olíte fíeri sicut equus et mulus, * quibus non est intelléctus.</text:p>
        <text:p text:style-name="BodyL"><text:span text:style-name="Bold">I</text:span>n camo et freno maxíllas eórum constrínge, * qui non appróximant ad te.</text:p>
        <text:p text:style-name="BodyL"><text:span text:style-name="Bold">M</text:span>ulta flagélla peccatóris, * sperántem autem in Dómino misericórdia circúmdabit.</text:p>
        <text:p text:style-name="BodyL"><text:span text:style-name="Bold">L</text:span>ætámini in Dómino et exsultáte, justi, * et gloriámini, omnes recti corde.</text:p>
        <text:p text:style-name="BodyL"><text:span text:style-name="Bold">G</text:span>lória Patri, <text:span text:style-name="Rubric">&amp;c</text:span>.</text:p>
        <text:p text:style-name="Head2Ps">Psalmus 37</text:p>
        <text:p text:style-name="BodyLDrop">DÓMINE, ne in furóre tuo árguas me, * neque in ira tua corrípias me.<text:tab/><text:line-break/><text:span text:style-name="Bold">Q</text:span>uóniam sagíttæ tuæ infíxæ sunt mi­hi: * et confirmásti super me manum tu­am.</text:p>
        <text:p text:style-name="BodyL"><text:span text:style-name="Bold">N</text:span>on est sánitas in carne mea a fácie iræ tuæ: * non est pax óssibus meis a fácie peccatórum meórum.</text:p>
        <text:p text:style-name="BodyL"><text:span text:style-name="Bold">Q</text:span>uóniam iniquitátes meæ supergréssæ sunt caput me­um: * et sicut onus grave gravátæ sunt super me.</text:p>
        <text:p text:style-name="BodyL"><text:span text:style-name="Bold">P</text:span>utruérunt et corrúptæ sunt cicatríces meæ, * a fácie insipiéntiæ meæ.</text:p>
        <text:p text:style-name="BodyL"><text:span text:style-name="Bold">M</text:span>iser factus sum, et curvátus sum usque in finem: * tota die contristátus ingrediébar.</text:p>
        <text:p text:style-name="BodyL"><text:span text:style-name="Bold">Q</text:span>uóniam lumbi mei impléti sunt illusi<text:soft-page-break/>ónibus: * et non est sánitas in carne mea.</text:p>
        <text:p text:style-name="BodyL"><text:span text:style-name="Bold">A</text:span>fflíctus sum, et humiliátus sum nimis: * rugiébam a gémitu cordis mei.</text:p>
        <text:p text:style-name="BodyL"><text:span text:style-name="Bold">D</text:span>ómine, ante te omne desidérium me­um: * et gémitus me­us a te non est abscónditus.</text:p>
        <text:p text:style-name="BodyL"><text:span text:style-name="Bold">C</text:span>or me­um conturbátum est, derelíquit me virtus mea: * et lumen oculórum meórum, et ipsum non est mecum.</text:p>
        <text:p text:style-name="BodyL"><text:span text:style-name="Bold">A</text:span>míci mei, et próximi mei * advérsum me appropinquavérunt, et stetérunt.</text:p>
        <text:p text:style-name="BodyL"><text:span text:style-name="Bold">E</text:span>t qui juxta me erant, de longe stetérunt: * et vim faciébant qui quærébant ánimam me­am.</text:p>
        <text:p text:style-name="BodyL"><text:span text:style-name="Bold">E</text:span>t qui inquirébant mala mi­hi, locúti sunt vanitátes: * et dolos tota die meditabántur.</text:p>
        <text:p text:style-name="BodyL"><text:span text:style-name="Bold">E</text:span>go autem tamquam surdus non audiébam: * et sicut mutus non apériens os suum.</text:p>
        <text:p text:style-name="BodyL"><text:span text:style-name="Bold">E</text:span>t factus sum sicut homo non áudiens: * et non habens in ore suo redargutiónes.</text:p>
        <text:p text:style-name="BodyL"><text:span text:style-name="Bold">Q</text:span>uóniam in te, Dómine, sperávi: * tu exáudies, Dómine, De­us me­us.</text:p>
        <text:p text:style-name="BodyL"><text:span text:style-name="Bold">Q</text:span>uia dixi: Nequándo supergáudeant mi­hi inimíci mei: * et dum commovéntur pedes mei, super me magna locúti sunt.</text:p>
        <text:p text:style-name="BodyL"><text:span text:style-name="Bold">Q</text:span>uóniam ego in flagélla parátus sum: * et dolor me­us in conspéctu meo semper.</text:p>
        <text:p text:style-name="BodyL"><text:span text:style-name="Bold">Q</text:span>uóniam iniquitátem me­am annuntiábo: * et cogitábo pro peccáto meo.</text:p>
        <text:p text:style-name="BodyL"><text:span text:style-name="Bold">I</text:span>nimíci autem mei vivunt, et confirmáti sunt super me: * et multiplicáti sunt qui odérunt me iníque.</text:p>
        <text:p text:style-name="BodyL"><text:span text:style-name="Bold">Q</text:span>ui retríbuunt mala pro bonis, detrahébant mi­hi: * quóniam sequébar bonitátem.</text:p>
        <text:p text:style-name="BodyL"><text:span text:style-name="Bold">N</text:span>e derelínquas me, Dómine, De­us me­us: * ne discésseris a me.</text:p>
        <text:p text:style-name="BodyL"><text:span text:style-name="Bold">I</text:span>nténde in adjutórium me­um, * Dómine, De­us, salútis meæ.</text:p>
        <text:p text:style-name="BodyL"><text:span text:style-name="Bold">G</text:span>lória Patri, <text:span text:style-name="Rubric">&amp;c</text:span>.</text:p>
        <text:p text:style-name="Head2Ps">Psalmus 50</text:p>
        <text:p text:style-name="BodyLDrop">MISERÉRE mei, De­us, * secúndum magnam misericórdiam tu­am.<text:tab/><text:line-break/><text:span text:style-name="Bold">E</text:span>t secúndum multitúdinem miseratiónum tuárum, * dele iniquitátem me­am.</text:p>
        <text:p text:style-name="BodyL"><text:span text:style-name="Bold">A</text:span>mplius lava me ab iniquitáte mea: * et a peccáto meo munda me.</text:p>
        <text:p text:style-name="BodyL"><text:span text:style-name="Bold">Q</text:span>uóniam iniquitátem me­am ego cognósco: * et peccátum me­um contra me est semper.</text:p>
        <text:p text:style-name="BodyL"><text:span text:style-name="Bold">T</text:span>ibi soli peccávi, et malum coram te feci: * ut justificéris in sermónibus tuis, et vincas cum judicáris.</text:p>
        <text:p text:style-name="BodyL"><text:span text:style-name="Bold">E</text:span>cce enim, in iniquitátibus concéptus sum: * et in peccátis concépit me mater mea.</text:p>
        <text:p text:style-name="BodyL"><text:span text:style-name="Bold">E</text:span>cce enim, veritátem dilexísti: * incérta et occúlta sapiéntiæ tuæ manifestásti mi­hi.</text:p>
        <text:p text:style-name="BodyL"><text:span text:style-name="Bold">A</text:span>spérges me hyssópo, et mundábor: * lavábis me, et super nivem dealbábor.</text:p>
        <text:p text:style-name="BodyL"><text:span text:style-name="Bold">A</text:span>udítui meo dabis gáudium et lætítiam: * et exsultábunt ossa humiliáta.</text:p>
        <text:p text:style-name="BodyL"><text:span text:style-name="Bold">A</text:span>vérte fáciem tu­am a peccátis meis: * et omnes iniquitátes meas dele.</text:p>
        <text:p text:style-name="BodyL"><text:span text:style-name="Bold">C</text:span>or mundum crea in me, De­us: * et spíritum rectum ínnova in viscéribus meis.</text:p>
        <text:p text:style-name="BodyL"><text:span text:style-name="Bold">N</text:span>e projícias me a fácie tua: * et spíritum sanctum tu­um ne áuferas a me.</text:p>
        <text:p text:style-name="BodyL"><text:span text:style-name="Bold">R</text:span>edde mi­hi lætítiam salutáris tui: * et spíritu principáli confírma me.</text:p>
        <text:p text:style-name="BodyL"><text:span text:style-name="Bold">D</text:span>océbo iníquos vias tuas: * et ímpii ad te converténtur.</text:p>
        <text:p text:style-name="BodyL"><text:span text:style-name="Bold">L</text:span>íbera me de sanguínibus, De­us, De­us salútis meæ: * et exsultábit lingua mea justítiam tu­am.</text:p>
        <text:p text:style-name="BodyL"><text:span text:style-name="Bold">D</text:span>ómine, lábia mea apéries: * et os me­um annuntiábit laudem tu­am.</text:p>
        <text:p text:style-name="BodyL"><text:soft-page-break/><text:span text:style-name="Bold">Q</text:span>uóniam si voluísses sacrifícium, dedíssem útique: * holocáustis non delectáberis.</text:p>
        <text:p text:style-name="BodyL"><text:span text:style-name="Bold">S</text:span>acrifícium Deo spíritus contribulátus: * cor contrítum, et humiliátum, De­us, non despícies.</text:p>
        <text:p text:style-name="BodyL"><text:span text:style-name="Bold">B</text:span>enígne fac, Dómine, in bona voluntáte tua Sion: * ut ædificéntur muri Jerúsalem.</text:p>
        <text:p text:style-name="BodyL"><text:span text:style-name="Bold">T</text:span>unc acceptábis sacrifícium justítiæ, oblatiónes, et holocáusta: * tunc impónent super altáre tu­um vítulos.</text:p>
        <text:p text:style-name="BodyL"><text:span text:style-name="Bold">G</text:span>lória Patri, <text:span text:style-name="Rubric">&amp;c</text:span>.</text:p>
        <text:p text:style-name="Head2Ps">Psalmus 101</text:p>
        <text:p text:style-name="BodyLDrop">DÓMINE, exáudi oratiónem me­am: * et clamor me­us ad te véniat.<text:tab/><text:line-break/><text:span text:style-name="Bold">N</text:span>on avértas fáciem tu­am a me: * in quacúmque die tríbulor, inclína ad me aurem tu­am.</text:p>
        <text:p text:style-name="BodyL"><text:span text:style-name="Bold">I</text:span>n quacúmque die invocávero te, * velóciter exáudi me.</text:p>
        <text:p text:style-name="BodyL"><text:span text:style-name="Bold">Q</text:span>uia defecérunt sicut fumus dies mei: * et ossa mea sicut crémium aruérunt.</text:p>
        <text:p text:style-name="BodyL"><text:span text:style-name="Bold">P</text:span>ercússus sum ut fônum, et áruit cor me­um: * quia oblítus sum comédere panem me­um.</text:p>
        <text:p text:style-name="BodyL"><text:span text:style-name="Bold">A</text:span> voce gémitus mei * adhãsit os me­um carni meæ.</text:p>
        <text:p text:style-name="BodyL"><text:span text:style-name="Bold">S</text:span>ímilis factus sum pellicáno solitúdinis: * factus sum sicut nyctícorax in domicílio.</text:p>
        <text:p text:style-name="BodyL"><text:span text:style-name="Bold">V</text:span>igilávi, * et factus sum sicut passer solitárius in tecto.</text:p>
        <text:p text:style-name="BodyL"><text:span text:style-name="Bold">T</text:span>ota die exprobrábant mi­hi inimíci mei: * et qui laudábant me, advérsum me jurábant.</text:p>
        <text:p text:style-name="BodyL"><text:span text:style-name="Bold">Q</text:span>uia cínerem tamquam panem manducábam, * et potum me­um cum fletu miscébam.</text:p>
        <text:p text:style-name="BodyL"><text:span text:style-name="Bold">A</text:span> fácie iræ et indignatiónis tuæ: * quia élevans allisísti me.</text:p>
        <text:p text:style-name="BodyL"><text:span text:style-name="Bold">D</text:span>ies mei sicut umbra declinavérunt: * et ego sicut fônum árui.</text:p>
        <text:p text:style-name="BodyL"><text:span text:style-name="Bold">T</text:span>u autem, Dómine, in ætérnum pérmanes: * et memoriále tu­um in generatiónem et generatiónem.</text:p>
        <text:p text:style-name="BodyL"><text:span text:style-name="Bold">T</text:span>u exsúrgens miseréberis Sion: * quia tempus miseréndi ejus, quia venit tempus.</text:p>
        <text:p text:style-name="BodyL"><text:span text:style-name="Bold">Q</text:span>uóniam placuérunt servis tuis lápides ejus: * et terræ ejus miserebúntur.</text:p>
        <text:p text:style-name="BodyL"><text:span text:style-name="Bold">E</text:span>t timébunt gentes nomen tu­um, Dómine, * et omnes reges terræ glóriam tu­am.</text:p>
        <text:p text:style-name="BodyL"><text:span text:style-name="Bold">Q</text:span>uia ædificávit Dóminus Sion: * et vidébitur in glória sua.</text:p>
        <text:p text:style-name="BodyL"><text:span text:style-name="Bold">R</text:span>espéxit in oratiónem humílium: * et non sprevit precem eórum.</text:p>
        <text:p text:style-name="BodyL"><text:span text:style-name="Bold">S</text:span>cribántur hæc in generatióne áltera: * et pópulus, qui creábitur, laudábit Dóminum:</text:p>
        <text:p text:style-name="BodyL"><text:span text:style-name="Bold">Q</text:span>uia prospéxit de excélso sancto suo: * Dóminus de cælo in terram aspéxit:</text:p>
        <text:p text:style-name="BodyL"><text:span text:style-name="Bold">U</text:span>t audíret gémitus compeditórum: * ut sólveret fílios interemptórum:</text:p>
        <text:p text:style-name="BodyL"><text:span text:style-name="Bold">U</text:span>t annúntient in Sion nomen Dómini: * et laudem ejus in Jerúsalem.</text:p>
        <text:p text:style-name="BodyL"><text:span text:style-name="Bold">I</text:span>n conveniéndo pópulos in unum, * et reges ut sérviant Dómino.</text:p>
        <text:p text:style-name="BodyL"><text:span text:style-name="Bold">R</text:span>espóndit ei in via virtútis suæ: * Paucitátem diérum meórum núntia mi­hi.</text:p>
        <text:p text:style-name="BodyL"><text:span text:style-name="Bold">N</text:span>e révoces me in dimídio diérum meórum: * in generatiónem et generatiónem anni tui.</text:p>
        <text:p text:style-name="BodyL"><text:span text:style-name="Bold">I</text:span>nítio tu, Dómine, terram fundásti: * et ópera mánuum tuárum sunt cæli.</text:p>
        <text:p text:style-name="BodyL"><text:span text:style-name="Bold">I</text:span>psi períbunt, tu autem pérmanes: * et omnes sicut vestiméntum veteráscent.</text:p>
        <text:p text:style-name="BodyL"><text:span text:style-name="Bold">E</text:span>t sicut opertórium mutábis eos, et mutabúntur: * tu autem idem ipse es, et anni tui non defícient.</text:p>
        <text:p text:style-name="BodyL"><text:span text:style-name="Bold">F</text:span>ílii servórum tuórum habitábunt: * et semen eórum in sãculum dirigétur.</text:p>
        <text:p text:style-name="BodyL"><text:span text:style-name="Bold">G</text:span>lória Patri, <text:span text:style-name="Rubric">&amp;c</text:span>.</text:p>
        <text:p text:style-name="Head2Ps"><text:soft-page-break/>Psalmus 129</text:p>
        <text:p text:style-name="BodyLDrop">DE profúndis clamávi ad te, Dómine: * Dómine, exáudi vocem me­am:<text:tab/><text:line-break/><text:span text:style-name="Bold">F</text:span>iant aures tuæ intendéntes, * in vocem deprecatiónis meæ.</text:p>
        <text:p text:style-name="BodyL"><text:span text:style-name="Bold">S</text:span>i iniquitátes observáveris, Dómine: * Dómine, quis sustinébit?</text:p>
        <text:p text:style-name="BodyL"><text:span text:style-name="Bold">Q</text:span>uia apud te propitiátio est: * et propter legem tu­am sustínui te, Dómine.</text:p>
        <text:p text:style-name="BodyL"><text:span text:style-name="Bold">S</text:span>ustínuit ánima mea in verbo ejus: * sperávit ánima mea in Dómino.</text:p>
        <text:p text:style-name="BodyL"><text:span text:style-name="Bold">A</text:span> custódia matutína usque ad noctem: * speret Israël in Dómino.</text:p>
        <text:p text:style-name="BodyL"><text:span text:style-name="Bold">Q</text:span>uia apud Dóminum misericórdia: * et copiósa apud eum redémptio.</text:p>
        <text:p text:style-name="BodyL"><text:span text:style-name="Bold">E</text:span>t ipse rédimet Israël, * ex ómnibus iniquitátibus ejus.</text:p>
        <text:p text:style-name="BodyL"><text:span text:style-name="Bold">G</text:span>lória Patri, <text:span text:style-name="Rubric">&amp;c</text:span>.</text:p>
        <text:p text:style-name="Head2Ps">Psalmus 142</text:p>
        <text:p text:style-name="BodyLDrop">DÓMINE, exáudi oratiónem me­am: áuribus pércipe obsecratiónem me­am in veritáte tua: * exáudi me in tua justítia.<text:tab/><text:line-break/><text:span text:style-name="Bold">E</text:span>t non intres in judícium cum servo tuo: * quia non justificábitur in conspéctu tuo omnis vivens.</text:p>
        <text:p text:style-name="BodyL"><text:span text:style-name="Bold">Q</text:span>uia persecútus est inimícus ánimam me­am: * humiliávit in terra vitam me­am.</text:p>
        <text:p text:style-name="BodyL"><text:span text:style-name="Bold">C</text:span>ollocávit me in obscúris sicut mórtuos sãculi: * et anxiátus est super me spíritus me­us, in me turbátum est cor me­um.</text:p>
        <text:p text:style-name="BodyL"><text:span text:style-name="Bold">M</text:span>emor fui diérum antiquórum, meditátus sum in ómnibus opéribus tuis: * in factis mánuum tuárum meditábar.</text:p>
        <text:p text:style-name="BodyL"><text:span text:style-name="Bold">E</text:span>xpándi manus meas ad te: * ánima mea sicut terra sine aqua ti­bi.</text:p>
        <text:p text:style-name="BodyL"><text:span text:style-name="Bold">V</text:span>elóciter exáudi me, Dómine: * defécit spíritus me­us.</text:p>
        <text:p text:style-name="BodyL"><text:span text:style-name="Bold">N</text:span>on avértas fáciem tu­am a me: * et símilis ero descendéntibus in lacum.</text:p>
        <text:p text:style-name="BodyL"><text:span text:style-name="Bold">A</text:span>udítam fac mi­hi mane misericórdiam tu­am: * quia in te sperávi.</text:p>
        <text:p text:style-name="BodyL"><text:span text:style-name="Bold">N</text:span>otam fac mi­hi viam, in qua ámbulem: * quia ad te levávi ánimam me­am.</text:p>
        <text:p text:style-name="BodyL"><text:span text:style-name="Bold">E</text:span>ripe me de inimícis meis, Dómine, ad te confúgi: * doce me fácere voluntátem tu­am, quia De­us me­us es tu.</text:p>
        <text:p text:style-name="BodyL"><text:span text:style-name="Bold">S</text:span>píritus tuus bonus dedúcet me in terram rectam: * propter nomen tu­um, Dómine, vivificábis me, in æquitáte tua.</text:p>
        <text:p text:style-name="BodyL"><text:span text:style-name="Bold">E</text:span>dúces de tribulatióne ánimam me­am: * et in misericórdia tua dispérdes inimícos meos.</text:p>
        <text:p text:style-name="BodyL"><text:span text:style-name="Bold">E</text:span>t perdes omnes, qui tríbulant ánimam me­am: * quóniam ego servus tuus sum.</text:p>
        <text:p text:style-name="BodyL"><text:span text:style-name="Bold">G</text:span>lória Patri, <text:span text:style-name="Rubric">&amp;c</text:span>.</text:p>
        <text:p text:style-name="BodyL"><text:span text:style-name="Rubric">Ant.</text:span> Ne reminiscáris Dómine delícta nostra, vel paréntum nostrórum: neque vindíctam sumas de peccátis nostris. <text:span text:style-name="Rubric">(T.P.</text:span> Allelúja.<text:span text:style-name="Rubric">)</text:span></text:p>
      </text:section>
      <text:p text:style-name="BodySm"/>
      <text:h text:style-name="Hidden2" text:outline-level="2">Litany of the Saints</text:h>
      <text:p text:style-name="Head1">Litaniæ Sanctorum cum suis Precibus</text:p>
      <text:section text:style-name="Sect1" text:name="Section6">
        <text:p text:style-name="BodyLDrop">KÝRIE, eléison. <text:tab/><text:line-break/>Christe eléison.</text:p>
        <text:p text:style-name="BodyL">Kýrie, eléison.</text:p>
        <text:p text:style-name="BodyL">Christe, audi nos.</text:p>
        <text:p text:style-name="BodyL">Christe, exáudi nos.</text:p>
        <text:p text:style-name="BodyL">Pater de côlis, De­us,<text:tab/><text:span text:style-name="VR">R. </text:span>Miserére nobis.</text:p>
        <text:p text:style-name="BodyL">Fili, Redémptor mundi, De­us,<text:tab/><text:span text:style-name="VR">R. </text:span>Miserére nobis.</text:p>
        <text:p text:style-name="BodyL">Spíritus Sancte, De­us,<text:tab/><text:span text:style-name="VR">R. </text:span>Miserére nobis.</text:p>
        <text:p text:style-name="BodyL">Sancta Trínitas, unus De­us,<text:tab/><text:span text:style-name="VR">R. </text:span>Miserére nobis.</text:p>
        <text:p text:style-name="BodyL"><text:tab/></text:p>
        <text:p text:style-name="BodyL">Sancta María,<text:tab/><text:span text:style-name="VR">R. </text:span>Ora pro nobis.</text:p>
        <text:p text:style-name="BodyL">Sancta Dei Génetrix,<text:tab/>ora.</text:p>
        <text:p text:style-name="BodyL"><text:soft-page-break/>Sancta Virgo vírginum,<text:tab/>ora.</text:p>
        <text:p text:style-name="BodyL">Sancte Míchaël,<text:tab/>ora.</text:p>
        <text:p text:style-name="BodyL">Sancte Gábriel,<text:tab/>ora.</text:p>
        <text:p text:style-name="BodyL">Sancte Ráphaël,<text:tab/>ora.</text:p>
        <text:p text:style-name="BodyL">Omnes sancti Angeli et Archángeli,<text:tab/>oráte.</text:p>
        <text:p text:style-name="BodyL">Omnes sancti beatórum Spirítu­um órdines,<text:tab/>oráte.</text:p>
        <text:p text:style-name="BodyL">Sancte Joánnes Baptísta,<text:tab/>ora.</text:p>
        <text:p text:style-name="BodyL">Sancte Joseph,<text:tab/>ora.</text:p>
        <text:p text:style-name="BodyL">Omnes sancti Patriárchæ et Prophétæ,<text:tab/>oráte.</text:p>
        <text:p text:style-name="BodyL">Sancte Petre,<text:tab/>ora.</text:p>
        <text:p text:style-name="BodyL">Sancte Paule,<text:tab/>ora.</text:p>
        <text:p text:style-name="BodyL">Sancte Andréa,<text:tab/>ora.</text:p>
        <text:p text:style-name="BodyL">Sancte Jacóbe,<text:tab/>ora.</text:p>
        <text:p text:style-name="BodyL">Sancte Joánnes,<text:tab/>ora.</text:p>
        <text:p text:style-name="BodyL">Sancte Thoma,<text:tab/>ora.</text:p>
        <text:p text:style-name="BodyL">Sancte Jacóbe,<text:tab/>ora.</text:p>
        <text:p text:style-name="BodyL">Sancte Philíppe,<text:tab/>ora.</text:p>
        <text:p text:style-name="BodyL">Sancte Bartholomãe,<text:tab/>ora.</text:p>
        <text:p text:style-name="BodyL">Sancte Matthãe,<text:tab/>ora.</text:p>
        <text:p text:style-name="BodyL">Sancte Simon,<text:tab/>ora.</text:p>
        <text:p text:style-name="BodyL">Sancte Thaddãe,<text:tab/>ora.</text:p>
        <text:p text:style-name="BodyL">Sancte Matthía,<text:tab/>ora.</text:p>
        <text:p text:style-name="BodyL">Sancte Bárnaba,<text:tab/>ora.</text:p>
        <text:p text:style-name="BodyL">Sancte Luca,<text:tab/>ora.</text:p>
        <text:p text:style-name="BodyL">Sancte Marce,<text:tab/>ora.</text:p>
        <text:p text:style-name="BodyL">Omnes sancti Apóstoli et Evangelístæ,<text:tab/>oráte.</text:p>
        <text:p text:style-name="BodyL">Omnes sancti Discípuli Dómini,<text:tab/>oráte.</text:p>
        <text:p text:style-name="BodyL">Omnes sancti Innocéntes,<text:tab/>oráte.</text:p>
        <text:p text:style-name="BodyL">Sancte Stéphane,<text:tab/>ora.</text:p>
        <text:p text:style-name="BodyL">Sancte Laurénti,<text:tab/>ora.</text:p>
        <text:p text:style-name="BodyL">Sancte Vincénti,<text:tab/>ora.</text:p>
        <text:p text:style-name="BodyL">Sancti Fabiáne et Sebastiáne,<text:tab/>oráte.</text:p>
        <text:p text:style-name="BodyL">Sancti Joánnes et Paule,<text:tab/>oráte.</text:p>
        <text:p text:style-name="BodyL">Sancti Cosma et Damiáne,<text:tab/>oráte.</text:p>
        <text:p text:style-name="BodyL">Sancti Gervási et Protási,<text:tab/>oráte.</text:p>
        <text:p text:style-name="BodyL">Omnes sancti Mártyres,<text:tab/>oráte.</text:p>
        <text:p text:style-name="BodyL">Sancte Silvéster,<text:tab/>ora.</text:p>
        <text:p text:style-name="BodyL">Sancte Gregóri,<text:tab/>ora.</text:p>
        <text:p text:style-name="BodyL">Sancte Ambrósi,<text:tab/>ora.</text:p>
        <text:p text:style-name="BodyL">Sancte Augustíne,<text:tab/>ora.</text:p>
        <text:p text:style-name="BodyL">Sancte Hierónyme,<text:tab/>ora.</text:p>
        <text:p text:style-name="BodyL">Sancte Martíne,<text:tab/>ora.</text:p>
        <text:p text:style-name="BodyL">Sancte Nicoláë,<text:tab/>ora.</text:p>
        <text:p text:style-name="BodyL">Omnes sancti Pontífices et Confessóres,<text:tab/>oráte.</text:p>
        <text:p text:style-name="BodyL">Omnes sancti Doctóres,<text:tab/>oráte.</text:p>
        <text:p text:style-name="BodyL">Sancte Antóni,<text:tab/>ora.</text:p>
        <text:p text:style-name="BodyL">Sancte Benedícte,<text:tab/>ora.</text:p>
        <text:p text:style-name="BodyL">Sancte Bernárde,<text:tab/>ora.</text:p>
        <text:p text:style-name="BodyL">Sancte Domínice,<text:tab/>ora.</text:p>
        <text:p text:style-name="BodyL">Sancte Francísce,<text:tab/>ora.</text:p>
        <text:p text:style-name="BodyL">Omnes sancti Sacerdótes et Levítæ,<text:tab/>oráte.</text:p>
        <text:p text:style-name="BodyL">Omnes sancti Mónachi et Eremítæ,<text:tab/>oráte.</text:p>
        <text:p text:style-name="BodyL">Sancta María Magdaléna,<text:tab/>ora.</text:p>
        <text:p text:style-name="BodyL">Sancta Agatha,<text:tab/>ora.</text:p>
        <text:p text:style-name="BodyL">Sancta Lúcia,<text:tab/>ora.</text:p>
        <text:p text:style-name="BodyL">Sancta Agnes,<text:tab/>ora.</text:p>
        <text:p text:style-name="BodyL">Sancta Cæcília,<text:tab/>ora.</text:p>
        <text:p text:style-name="BodyL">Sancta Catharína,<text:tab/>ora.</text:p>
        <text:p text:style-name="BodyL">Sancta Anastásia,<text:tab/>ora.</text:p>
        <text:p text:style-name="BodyL">Omnes sanctæ Vírgines et Víduæ,<text:tab/>oráte.</text:p>
        <text:p text:style-name="BodyL"><text:tab/></text:p>
        <text:p text:style-name="BodyL">Omnes Sancti et Sanctæ Dei,<text:tab/><text:span text:style-name="VR">R. </text:span>Intercédite pro nobis.</text:p>
        <text:p text:style-name="BodyL">Propítius esto,<text:tab/><text:span text:style-name="VR">R. </text:span>Parce nobis, Dómine.</text:p>
        <text:p text:style-name="BodyL">Propítius esto,<text:tab/><text:span text:style-name="VR">R. </text:span>Exáudi nos, Dómine.</text:p>
        <text:p text:style-name="BodyL"><text:tab/></text:p>
        <text:p text:style-name="BodyL">Ab omni malo,<text:tab/><text:span text:style-name="VR">R. </text:span>Líbera nos, Dómine.</text:p>
        <text:p text:style-name="BodyL">Ab omni peccáto,</text:p>
        <text:p text:style-name="BodyL">Ab ira tua,</text:p>
        <text:p text:style-name="BodyL">A subitánea et improvísa morte,</text:p>
        <text:p text:style-name="BodyL">Ab insídiis diáboli,</text:p>
        <text:p text:style-name="BodyL">Ab ira, et ódio, et omni mala voluntáte,</text:p>
        <text:p text:style-name="BodyL">A spíritu fornicatiónis,</text:p>
        <text:p text:style-name="BodyL">A fúlgure et tempestáte,</text:p>
        <text:p text:style-name="BodyL">A flagéllo terræmótus,</text:p>
        <text:p text:style-name="BodyL">A peste, fame et bello,</text:p>
        <text:p text:style-name="BodyL">A morte perpétua,</text:p>
        <text:p text:style-name="BodyL"><text:soft-page-break/>Per mystérium sanctæ Incarnatiónis tuæ,</text:p>
        <text:p text:style-name="BodyL">Per advéntum tu­um,</text:p>
        <text:p text:style-name="BodyL">Per nativitátem tu­am,</text:p>
        <text:p text:style-name="BodyL">Per baptísmum et sanctum jejúnium tu­um,</text:p>
        <text:p text:style-name="BodyL">Per crucem et passiónem tu­am,</text:p>
        <text:p text:style-name="BodyL">Per mortem et sepultúram tu­am,</text:p>
        <text:p text:style-name="BodyL">Per sanctam resurrectiónem tu­am,</text:p>
        <text:p text:style-name="BodyL">Per admirábilem ascensiónem tu­am,</text:p>
        <text:p text:style-name="BodyL">Per advéntum Spíritus Sancti Parácliti,</text:p>
        <text:p text:style-name="BodyL">In die judícii,</text:p>
        <text:p text:style-name="BodyL"><text:tab/></text:p>
        <text:p text:style-name="BodyL">Peccatóres.<text:tab/><text:span text:style-name="VR">R. </text:span>Te rogámus, audi nos.</text:p>
        <text:p text:style-name="BodyL">Ut nobis parcas,</text:p>
        <text:p text:style-name="BodyL">Ut nobis indúlgeas,</text:p>
        <text:p text:style-name="BodyL">Ut ad veram pôniténtiam nos perdúcere dignéris,</text:p>
        <text:p text:style-name="BodyL">Ut Ecclésiam tu­am sanctam régere et conserváre dignéris,</text:p>
        <text:p text:style-name="BodyL">Ut <text:span text:style-name="Rubric">(</text:span>Domnum Apostólicum et<text:span text:style-name="Rubric">)</text:span> omnes ecclesiásticos órdines in sancta religióne conserváre dignéris,</text:p>
        <text:p text:style-name="BodyL"><text:span text:style-name="Rubric">¶ Vacante Apostolica Sede, (</text:span>Domnum Apostólicum et<text:span text:style-name="Rubric">) omittitur.</text:span></text:p>
        <text:p text:style-name="BodyL">Ut inimícos sanctæ Ecclésiæ humiliáre dignéris,</text:p>
        <text:p text:style-name="BodyL">Ut régibus et princípibus christiánis pacem et veram concórdiam donáre dignéris,</text:p>
        <text:p text:style-name="BodyL">Ut cuncto pópulo christiáno pacem et unitátem largíri dignéris,</text:p>
        <text:p text:style-name="BodyL">Ut omnes errántes ad unitátem Ecclésiæ revocáre, et infidéles univérsos ad Evangélii lumen perdúcere dignéris,</text:p>
        <text:p text:style-name="BodyL">Ut nosmetípsos in tuo sancto servítio confortáre et conserváre dignéris,</text:p>
        <text:p text:style-name="BodyL">Ut mentes nostras ad cæléstia desidéria érigas,</text:p>
        <text:p text:style-name="BodyL">Ut ómnibus benefactóribus nostris sempitérna bona retríbuas,</text:p>
        <text:p text:style-name="BodyL">Ut ánimas nostras, fratrum, propinquórum et benefactórum nostrórum ab ætérna damnatióne erípias,</text:p>
        <text:p text:style-name="BodyL">Ut fructus terræ dare et conserváre dignéris,</text:p>
        <text:p text:style-name="BodyL">Ut ómnibus fidélibus defúnctis réquiem ætérnam donáre dignéris,</text:p>
        <text:p text:style-name="BodyL">Ut nos exaudíre dignéris,</text:p>
        <text:p text:style-name="BodyL">Fili Dei,</text:p>
        <text:p text:style-name="BodyL"><text:tab/></text:p>
        <text:p text:style-name="BodyL">Agnus Dei, qui tollis peccáta mundi,<text:tab/><text:span text:style-name="VR">R. </text:span>Parce nobis, Dómine.</text:p>
        <text:p text:style-name="BodyL">Agnus Dei, qui tollis peccáta mundi,<text:tab/><text:span text:style-name="VR">R. </text:span>Exáudi nos, Dómine.</text:p>
        <text:p text:style-name="BodyL">Agnus Dei, qui tollis peccáta mundi,<text:tab/><text:span text:style-name="VR">R. </text:span>Miserére nobis.</text:p>
        <text:p text:style-name="BodyL">Christe, audi nos.</text:p>
        <text:p text:style-name="BodyL">Christe, exáudi nos.</text:p>
        <text:p text:style-name="BodyL">Kýrie, eléison.</text:p>
        <text:p text:style-name="BodyL">Christe, eléison.</text:p>
        <text:p text:style-name="BodyL">Kýrie, eléiso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Sm"/>
        <text:p text:style-name="Head2Ps">Psalmus 69</text:p>
        <text:p text:style-name="BodyLDrop">DEUS, in adjutórium me­um inténde: * Dómine, ad adjuvándum me festína.<text:tab/><text:line-break/><text:span text:style-name="Bold">C</text:span>onfundántur et revereántur, * qui quærunt ánimam me­am.</text:p>
        <text:p text:style-name="BodyL"><text:span text:style-name="Bold">A</text:span>vertántur retrórsum, et erubéscant, * qui volunt mi­hi mala.</text:p>
        <text:p text:style-name="BodyL"><text:span text:style-name="Bold">A</text:span>vertántur statim erubescéntes, * qui dicunt mi­hi: Euge, euge.</text:p>
        <text:p text:style-name="BodyL"><text:span text:style-name="Bold">E</text:span>xsúltent et læténtur in te omnes qui quærunt te, * et dicant semper: Magnificétur Dóminus: qui díligunt salutáre tu­um.</text:p>
        <text:p text:style-name="BodyL"><text:span text:style-name="Bold">E</text:span>go vero egénus, et pauper sum: * De­us, ádjuva me.</text:p>
        <text:p text:style-name="BodyL"><text:span text:style-name="Bold">A</text:span>djútor me­us, et liberátor me­us es tu: * Dómine, ne moréris.</text:p>
        <text:p text:style-name="BodySm"/>
        <text:p text:style-name="BodyL"><text:span text:style-name="VR">V. </text:span>Salvos fac servos tuos.<text:tab/> <text:span text:style-name="VR">R. </text:span>De­us me­<text:soft-page-break/>us, sperántes in te.</text:p>
        <text:p text:style-name="BodyL"><text:span text:style-name="VR">V. </text:span>Esto nobis, Dómine, turris fortitúdinis.<text:tab/> <text:span text:style-name="VR">R. </text:span>A fácie inimíci.</text:p>
        <text:p text:style-name="BodyL"><text:span text:style-name="VR">V. </text:span>Nihil profíciat inimícus in nobis.<text:tab/> <text:span text:style-name="VR">R. </text:span>Et fílius iniquitátis non appónat nocére nobis.</text:p>
        <text:p text:style-name="BodyL"><text:span text:style-name="VR">V. </text:span>Dómine, non secúndum peccáta nostra fácias nobis.<text:tab/> <text:span text:style-name="VR">R. </text:span>Neque secúndum iniquitátes nostras retríbuas nobis.</text:p>
        <text:p text:style-name="BodyL"><text:span text:style-name="VR">V. </text:span>Orémus pro Pontífice nostro <text:span text:style-name="Rubric">N</text:span>.<text:tab/> <text:span text:style-name="VR">R. </text:span>Dóminus consérvet eum, et vivíficet eum, et beátum fáciat eum in terra, et non tradat eum in ánimam inimicórum ejus.</text:p>
        <text:p text:style-name="BodyL"><text:span text:style-name="Rubric"><text:span text:style-name="NonRubric">¶</text:span></text:span><text:span text:style-name="Rubric"> Vacante Apostolica versus cum suo responsorio omittuntur.</text:span></text:p>
        <text:p text:style-name="BodyL"><text:span text:style-name="VR">V. </text:span>Orémus pro benefactóribus nostris.<text:tab/> <text:span text:style-name="VR">R. </text:span>Retribúere dignáre, Dómine, ómnibus, nobis bona faciéntibus propter nomen tu­um, vitam ætérnam. Amen.</text:p>
        <text:p text:style-name="BodyL"><text:span text:style-name="VR">V. </text:span>Orémus pro fidélibus defúnctis.<text:tab/> <text:span text:style-name="VR">R. </text:span>Réquiem ætérnam dona eis, Dómine, et lux perpétua lúceat eis.</text:p>
        <text:p text:style-name="BodyL"><text:span text:style-name="VR">V. </text:span>Requiéscant in pace.<text:tab/> <text:span text:style-name="VR">R. </text:span>Amen.</text:p>
        <text:p text:style-name="BodyL"><text:span text:style-name="VR">V. </text:span>Pro frátribus nostris abséntibus.<text:tab/> <text:span text:style-name="VR">R. </text:span>Salvos fac servos tuos, De­us me­us, sperántes in te.</text:p>
        <text:p text:style-name="BodyL"><text:span text:style-name="VR">V. </text:span>Mitte eis, Dómine, auxílium de sancto.<text:tab/> <text:span text:style-name="VR">R. </text:span>Et de Sion tuére eos.</text:p>
        <text:p text:style-name="BodyL"><text:span text:style-name="VR">V. </text:span>Dómine, exáudi oratiónem me­am.<text:tab/> <text:span text:style-name="VR">R. </text:span>Et clamor me­us ad te véniat.</text:p>
        <text:p text:style-name="BodyL"><text:span text:style-name="Rubric">In recitatione in choro vel in communi:</text:span></text:p>
        <text:p text:style-name="BodyL"><text:span text:style-name="VR">V. </text:span>Dóminus vobíscum.<text:tab/> <text:span text:style-name="VR">R. </text:span>Et cum spíritu tuo.</text:p>
        <text:p text:style-name="BodyLIndent">Orémus.</text:p>
        <text:p text:style-name="BodyLDrop">DEUS, cui próprium est miseréri semper et párcere: súscipe deprecatiónem nostram; ut nos, et omnes fámulos tuos, quos delictórum caténa constríngit, miserátio tuæ pietátis cleménter absólvat.</text:p>
        <text:p text:style-name="BodyLDrop">EXÁUDI, quãsumus, Dómine, supplícium preces, et confiténtium ti­bi parce peccátis: ut páriter nobis indulgéntiam tríbuas benígnus et pacem.</text:p>
        <text:p text:style-name="BodyLDrop">INEFFÁBILEM nobis, Dómine, misericórdiam tu­am cleménter osténde: ut simul nos et a peccátis ómnibus éxuas, et a pônis, quas pro his merémur, erípias.</text:p>
        <text:p text:style-name="BodyLDrop">DEUS, qui culpa offénderis, pôniténtia placáris: preces pópuli tui supplicántis propítius réspice; et flagélla tuæ iracúndiæ, quæ pro peccátis nostris merémur, avérte.</text:p>
        <text:p text:style-name="BodyL"><text:span text:style-name="Rubric">¶ Vacante Apostolica Sede, oratio sequens omittitur.</text:span></text:p>
        <text:p text:style-name="BodyLDrop">OMNÍPOTENS sempitérne De­us, miserére fámulo tuo Pontífici nostro <text:span text:style-name="Rubric">N.</text:span>, et dírige eum secúndum tu­am cleméntiam in viam salútis ætérnæ: ut, te donánte, ti­bi plácita cúpiat, et tota virtúte perfíciat.</text:p>
        <text:p text:style-name="BodyLDrop">DEUS, a quo sancta desidéria, recta consília et justa sunt ópera: da servis tuis illam, quam mundus dare non potest, pacem; ut et corda nostra mandátis tuis dédita, et, hóstium subláta formídine, témpora sint, tua protectióne, tranquílla.</text:p>
        <text:p text:style-name="BodyLDrop">URE igne Sancti Spíritus renes nostros et cor nostrum, Dómine: ut ti­bi casto córpore serviámus, et mundo corde placeámus.</text:p>
        <text:p text:style-name="BodyLDrop">FIDÉLIUM, De­us, ómnium cónditor et redémptor, animábus famulórum famularúmque tuárum remissiónem cunctórum tríbue peccatórum: ut indulgéntiam, quam semper optavérunt, piis supplicatiónibus consequántur.</text:p>
        <text:p text:style-name="BodyLDrop">ACTIÓNES nostras, quãsumus, Dómine, aspirándo prævéni et adjuvándo proséquere: ut cuncta nostra orátio et operátio a te semper incípiat <text:soft-page-break/>et per te côpta finiátur.</text:p>
        <text:p text:style-name="BodyLDrop">OMNÍPOTENS sempitérne De­us, qui vivórum domináris simul et mortuórum, omniúmque miseréris quos tuos fide et ópere futúros esse prænóscis: te súpplices exorámus; ut, pro quibus effúndere preces decrévimus, quosque vel præsens sãculum adhuc in carne rétinet vel futúrum jam exútos córpore suscépit, intercedéntibus ómnibus Sanctis tuis, pietátis tuæ cleméntia, ómnium delictórum suórum véniam consequántur. Per Dóminum.<text:tab/> <text:span text:style-name="VR">R.</text:span> Amen.</text:p>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text:span text:style-name="VR">V. </text:span>Exáudiat nos omnípotens et miséricors Dóminus.<text:tab/> <text:span text:style-name="VR">R. </text:span>Amen.</text:p>
        <text:p text:style-name="BodyL"><text:span text:style-name="VR">V. </text:span>Et fidélium ánimæ per misericórdiam Dei requiéscant in pace.<text:tab/> <text:span text:style-name="VR">R. </text:span>Amen.</text:p>
      </text:section>
      <text:p text:style-name="BodySm"/>
      <text:h text:style-name="Hidden2" text:outline-level="2">Preparation for Mass</text:h>
      <text:p text:style-name="Head1">Præparatio ad Missam</text:p>
      <text:section text:style-name="Sect1" text:name="Section7">
        <text:p text:style-name="BodyL"><text:span text:style-name="Rubric">Ant.</text:span> Ne reminiscáris * Dómine delícta nostra, vel paréntum nostrórum: neque vindíctam sumas de peccátis nostris. <text:span text:style-name="Rubric">(T.P.</text:span> Allelúja.<text:span text:style-name="Rubric">)</text:span></text:p>
        <text:p text:style-name="Head2Ps">Psalmus 83</text:p>
        <text:p text:style-name="BodyLDrop">QUAM dilécta tabernácula tua, Dómine virtútum: * concupíscit, et déficit ánima mea in átria Dómini.<text:tab/><text:line-break/><text:span text:style-name="Bold">C</text:span>or me­um, et caro mea * exsultavérunt in Deum vivum.</text:p>
        <text:p text:style-name="BodyL"><text:span text:style-name="Bold">E</text:span>tenim passer invénit sibi domum: * et turtur nidum sibi, ubi ponat pullos suos.</text:p>
        <text:p text:style-name="BodyL"><text:span text:style-name="Bold">A</text:span>ltária tua, Dómine virtútum: * Rex me­us, et De­us me­us.</text:p>
        <text:p text:style-name="BodyL"><text:span text:style-name="Bold">B</text:span>eáti, qui hábitant in domo tua, Dómine: * in sãcula sæculórum laudábunt te.</text:p>
        <text:p text:style-name="BodyL"><text:span text:style-name="Bold">B</text:span>eátus vir, cujus est auxílium abs te: * ascensiónes in corde suo dispósuit, in valle lacrimárum in loco, quem pósuit.</text:p>
        <text:p text:style-name="BodyL"><text:span text:style-name="Bold">E</text:span>tenim benedictiónem dabit legislátor, ibunt de virtúte in virtútem: * vidébitur De­us deórum in Sion.</text:p>
        <text:p text:style-name="BodyL"><text:span text:style-name="Bold">D</text:span>ómine, De­us virtútum, exáudi oratiónem me­am: * áuribus pércipe, De­us Jacob.</text:p>
        <text:p text:style-name="BodyL"><text:span text:style-name="Bold">P</text:span>rotéctor noster, áspice, De­us: * et réspice in fáciem Christi tui:</text:p>
        <text:p text:style-name="BodyL"><text:span text:style-name="Bold">Q</text:span>uia mélior est dies una in átriis tuis, * super míllia.</text:p>
        <text:p text:style-name="BodyL"><text:span text:style-name="Bold">E</text:span>légi abjéctus esse in domo Dei mei: * magis quam habitáre in tabernáculis peccatórum.</text:p>
        <text:p text:style-name="BodyL"><text:span text:style-name="Bold">Q</text:span>uia misericórdiam, et veritátem díligit De­us: * grátiam et glóriam dabit Dóminus.</text:p>
        <text:p text:style-name="BodyL"><text:span text:style-name="Bold">N</text:span>on privábit bonis eos, qui ámbulant in innocéntia: * Dómine virtútum, beátus homo, qui sperat in te.</text:p>
        <text:p text:style-name="BodyL"><text:span text:style-name="Bold">G</text:span>lória Patri, <text:span text:style-name="Rubric">&amp;c</text:span>.</text:p>
        <text:p text:style-name="Head2Ps">Psalmus 84</text:p>
        <text:p text:style-name="BodyLDrop">BENEDIXÍSTI, Dómine, terram tu­am: * avertísti captivitátem Jacob.<text:tab/><text:line-break/><text:span text:style-name="Bold">R</text:span>emisísti iniquitátem plebis tuæ: * operuísti ómnia peccáta eórum.</text:p>
        <text:p text:style-name="BodyL"><text:span text:style-name="Bold">M</text:span>itigásti omnem iram tu­am: * avertísti ab ira indignatiónis tuæ.</text:p>
        <text:p text:style-name="BodyL"><text:span text:style-name="Bold">C</text:span>onvérte nos, De­us, salutáris noster: * et avérte iram tu­am a nobis.</text:p>
        <text:p text:style-name="BodyL"><text:span text:style-name="Bold">N</text:span>umquid in ætérnum irascéris nobis? * aut exténdes iram tu­am a generatióne in generatiónem?</text:p>
        <text:p text:style-name="BodyL"><text:span text:style-name="Bold">D</text:span>eus, tu convérsus vivificábis nos: * et plebs tua lætábitur in te.</text:p>
        <text:p text:style-name="BodyL"><text:soft-page-break/><text:span text:style-name="Bold">O</text:span>sténde nobis, Dómine, misericórdiam tu­am: * et salutáre tu­um da nobis.</text:p>
        <text:p text:style-name="BodyL"><text:span text:style-name="Bold">A</text:span>udiam quid loquátur in me Dóminus De­us: * quóniam loquétur pacem in plebem suam.</text:p>
        <text:p text:style-name="BodyL"><text:span text:style-name="Bold">E</text:span>t super sanctos suos: * et in eos, qui convertúntur ad cor.</text:p>
        <text:p text:style-name="BodyL"><text:span text:style-name="Bold">V</text:span>erúmtamen prope timéntes eum salutáre ipsíus: * ut inhábitet glória in terra nostra.</text:p>
        <text:p text:style-name="BodyL"><text:span text:style-name="Bold">M</text:span>isericórdia, et véritas obviavérunt sibi: * justítia, et pax osculátæ sunt.</text:p>
        <text:p text:style-name="BodyL"><text:span text:style-name="Bold">V</text:span>éritas de terra orta est: * et justítia de cælo prospéxit.</text:p>
        <text:p text:style-name="BodyL"><text:span text:style-name="Bold">E</text:span>tenim Dóminus dabit benignitátem: * et terra nostra dabit fructum suum.</text:p>
        <text:p text:style-name="BodyL"><text:span text:style-name="Bold">J</text:span>ustítia ante eum ambulábit: * et ponet in via gressus suos.</text:p>
        <text:p text:style-name="BodyL"><text:span text:style-name="Bold">G</text:span>lória Patri, <text:span text:style-name="Rubric">&amp;c</text:span>.</text:p>
        <text:p text:style-name="Head2Ps">Psalmus 85</text:p>
        <text:p text:style-name="BodyLDrop">INCLÍNA, Dómine, aurem tu­am, et exáudi me: * quóniam inops, et pauper sum ego.<text:tab/><text:line-break/><text:span text:style-name="Bold">C</text:span>ustódi ánimam me­am, quóniam sanctus sum: * salvum fac servum tu­um, De­us me­us, sperántem in te.</text:p>
        <text:p text:style-name="BodyL"><text:span text:style-name="Bold">M</text:span>iserére mei, Dómine, quóniam ad te clamávi tota die: * lætífica ánimam servi tui, quóniam ad te, Dómine, ánimam me­am levávi.</text:p>
        <text:p text:style-name="BodyL"><text:span text:style-name="Bold">Q</text:span>uóniam tu, Dómine, suávis, et mitis: * et multæ misericórdiæ ómnibus invocántibus te.</text:p>
        <text:p text:style-name="BodyL"><text:span text:style-name="Bold">A</text:span>uribus pércipe, Dómine, oratiónem me­am: * et inténde voci deprecatiónis meæ.</text:p>
        <text:p text:style-name="BodyL"><text:span text:style-name="Bold">I</text:span>n die tribulatiónis meæ clamávi ad te: * quia exaudísti me.</text:p>
        <text:p text:style-name="BodyL"><text:span text:style-name="Bold">N</text:span>on est símilis tui in diis, Dómine: * et non est secúndum ópera tua.</text:p>
        <text:p text:style-name="BodyL"><text:span text:style-name="Bold">O</text:span>mnes gentes quascúmque fecísti, vénient, et adorábunt coram te, Dómine: * et glorificábunt nomen tu­um.</text:p>
        <text:p text:style-name="BodyL"><text:span text:style-name="Bold">Q</text:span>uóniam magnus es tu, et fáciens mirabília: * tu es De­us solus.</text:p>
        <text:p text:style-name="BodyL"><text:span text:style-name="Bold">D</text:span>educ me, Dómine, in via tua, et ingrédiar in veritáte tua: * lætétur cor me­um ut tímeat nomen tu­um.</text:p>
        <text:p text:style-name="BodyL"><text:span text:style-name="Bold">C</text:span>onfitébor ti­bi, Dómine, De­us me­us, in toto corde meo, * et glorificábo nomen tu­um in ætérnum:</text:p>
        <text:p text:style-name="BodyL"><text:span text:style-name="Bold">Q</text:span>uia misericórdia tua magna est super me: * et eruísti ánimam me­am ex inférno inferióri.</text:p>
        <text:p text:style-name="BodyL"><text:span text:style-name="Bold">D</text:span>eus, iníqui insurrexérunt super me, et synagóga poténtium quæsiérunt ánimam me­am: * et non proposuérunt te in conspéctu suo.</text:p>
        <text:p text:style-name="BodyL"><text:span text:style-name="Bold">E</text:span>t tu, Dómine, De­us miserátor et miséricors, * pátiens, et multæ misericórdiæ, et verax,</text:p>
        <text:p text:style-name="BodyL"><text:span text:style-name="Bold">R</text:span>éspice in me, et miserére mei, * da impérium tu­um púero tuo: et salvum fac fílium ancíllæ tuæ.</text:p>
        <text:p text:style-name="BodyL"><text:span text:style-name="Bold">F</text:span>ac mecum signum in bonum, ut vídeant qui odérunt me, et confundántur: * quóniam tu, Dómine, adjuvísti me, et consolátus es me.</text:p>
        <text:p text:style-name="BodyL"><text:span text:style-name="Bold">G</text:span>lória Patri, <text:span text:style-name="Rubric">&amp;c</text:span>.</text:p>
        <text:p text:style-name="Head2Ps">Psalmus 115</text:p>
        <text:p text:style-name="BodyLDrop">CRÉDIDI, propter quod locútus sum: * ego autem humiliátus sum nimis.<text:tab/><text:line-break/><text:span text:style-name="Bold">E</text:span>go dixi in excéssu meo: * Omnis homo mendax.</text:p>
        <text:p text:style-name="BodyL"><text:span text:style-name="Bold">Q</text:span>uid retríbuam Dómino, * pro ómnibus, quæ retríbuit mi­hi?</text:p>
        <text:p text:style-name="BodyL"><text:span text:style-name="Bold">C</text:span>álicem salutáris accípiam: * et nomen Dómini invocábo.</text:p>
        <text:p text:style-name="BodyL"><text:span text:style-name="Bold">V</text:span>ota mea Dómino reddam coram omni pópulo ejus: * pretiósa in conspéctu Dómini mors sanctórum ejus:</text:p>
        <text:p text:style-name="BodyL"><text:span text:style-name="Bold">O</text:span> Dómine, quia ego servus tuus: * ego servus tuus, et fílius ancíllæ tuæ.</text:p>
        <text:p text:style-name="BodyL"><text:span text:style-name="Bold">D</text:span>irupísti víncula mea: * ti­bi sacrificábo hóstiam laudis, et nomen Dómini <text:soft-page-break/>invocábo.</text:p>
        <text:p text:style-name="BodyL"><text:span text:style-name="Bold">V</text:span>ota mea Dómino reddam in conspéctu omnis pópuli ejus: * in átriis domus Dómini, in médio tui, Jerúsalem.</text:p>
        <text:p text:style-name="BodyL"><text:span text:style-name="Bold">G</text:span>lória Patri, <text:span text:style-name="Rubric">&amp;c</text:span>.</text:p>
        <text:p text:style-name="Head2Ps">Psalmus 129</text:p>
        <text:p text:style-name="BodyLDrop">DE profúndis clamávi ad te, Dómine: * Dómine, exáudi vocem me­am:<text:tab/><text:line-break/><text:span text:style-name="Bold">F</text:span>iant aures tuæ intendéntes, * in vocem deprecatiónis meæ.</text:p>
        <text:p text:style-name="BodyL"><text:span text:style-name="Bold">S</text:span>i iniquitátes observáveris, Dómine: * Dómine, quis sustinébit?</text:p>
        <text:p text:style-name="BodyL"><text:span text:style-name="Bold">Q</text:span>uia apud te propitiátio est: * et propter legem tu­am sustínui te, Dómine.</text:p>
        <text:p text:style-name="BodyL"><text:span text:style-name="Bold">S</text:span>ustínuit ánima mea in verbo ejus: * sperávit ánima mea in Dómino.</text:p>
        <text:p text:style-name="BodyL"><text:span text:style-name="Bold">A</text:span> custódia matutína usque ad noctem: * speret Israël in Dómino.</text:p>
        <text:p text:style-name="BodyL"><text:span text:style-name="Bold">Q</text:span>uia apud Dóminum misericórdia: * et copiósa apud eum redémptio.</text:p>
        <text:p text:style-name="BodyL"><text:span text:style-name="Bold">E</text:span>t ipse rédimet Israël, * ex ómnibus iniquitátibus ejus.</text:p>
        <text:p text:style-name="BodyL"><text:span text:style-name="Bold">G</text:span>lória Patri, <text:span text:style-name="Rubric">&amp;c</text:span>.</text:p>
        <text:p text:style-name="BodyL"><text:span text:style-name="Rubric">Ant.</text:span> Ne reminiscáris Dómine delícta nostra, vel paréntum nostrórum: neque vindíctam sumas de peccátis nostris. <text:span text:style-name="Rubric">(T.P.</text:span> Allelúja.<text:span text:style-name="Rubric">)</text:span></text:p>
        <text:p text:style-name="BodySm"/>
        <text:p text:style-name="BodyL"><text:span text:style-name="Bold">K</text:span>ýrie, eléison.</text:p>
        <text:p text:style-name="BodyL"><text:span text:style-name="Bold">C</text:span>hriste, eléison.</text:p>
        <text:p text:style-name="BodyL"><text:span text:style-name="Bold">K</text:span>ýrie, eléiso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L"><text:span text:style-name="VR">V. </text:span>Ego dixi: Dómine, miserére mei.<text:tab/> <text:span text:style-name="VR">R. </text:span>Sana ánimam me­am quia peccávi ti­bi.</text:p>
        <text:p text:style-name="BodyL"><text:span text:style-name="VR">V. </text:span>Convértere, Dómine, aliquántulum.<text:tab/> <text:span text:style-name="VR">R. </text:span>Et deprecáre super servos tuos.</text:p>
        <text:p text:style-name="BodyL"><text:span text:style-name="VR">V. </text:span>Fiat misericórdia tua, Dómine, super nos.<text:tab/> <text:span text:style-name="VR">R. </text:span>Quemádmodum sperávimus in te.</text:p>
        <text:p text:style-name="BodyL"><text:span text:style-name="VR">V. </text:span>Sacerdótes tui induántur justítiam.<text:tab/> <text:span text:style-name="VR">R. </text:span>Et sancti tui exsúltent.</text:p>
        <text:p text:style-name="BodyL"><text:span text:style-name="VR">V. </text:span>Ab occúltis meis munda me, Dómine.<text:tab/> <text:span text:style-name="VR">R. </text:span>Et ab aliénis parce servo tuo.</text:p>
        <text:p text:style-name="BodyL"><text:span text:style-name="VR">V. </text:span>Dómine, exáudi oratiónem me­am.<text:tab/> <text:span text:style-name="VR">R. </text:span>Et clamor me­us ad te véniat.</text:p>
        <text:p text:style-name="BodyLIndent">Orémus.</text:p>
        <text:p text:style-name="BodyLDrop">AURES tuæ pietátis, mitíssime De­us, inclína précibus nostris, et grátia Sancti Spíritus illúmina cor nostrum: ut tuis mystériis digne ministráre, teque ætérna caritáte dilígere mereámur.</text:p>
        <text:p text:style-name="BodyLDrop">DEUS, cui omne cor patet et omnis volúntas lóquitur, et quem nullum latet secrétum: purífica per infusiónem Sancti Spíritus cogitatiónes cordis nostri; ut te perfécte dilígere, et digne laudáre mereámur.</text:p>
        <text:p text:style-name="BodyLDrop">URE igne Sancti Spíritus renes nostros et cor nostrum, Dómine: ut ti­bi casto córpore serviámus, et mundo corde placeámus.</text:p>
        <text:p text:style-name="BodyLDrop">MENTES nostras, quãsumus, Dómine: Paráclitus, qui a te procédit, illúminet: et indúcat in omnem, sicut tuus promísit Fílius, veritátem.</text:p>
        <text:p text:style-name="BodyLDrop">ADSIT nobis, quãsumus, Dómine, virtus Spíritus Sancti: quæ et corda nostra cleménter expúrget, et ab ómnibus tueátur advérsis.</text:p>
        <text:p text:style-name="BodyLDrop">DEUS, qui corda fidélium Sancti Spíritus illustratióne docuísti: da nobis in eódem Spíritu recta sápere; et de ejus semper consolatióne gaudére.</text:p>
        <text:p text:style-name="BodyLDrop">CONSCIÉNTIAS nostras, quãsumus, Dómine, visitándo purífica: ut véniens Dóminus noster Jesus Christus, Fílius tuus, parátam sibi in nobis invéniat mansiónem: Qui tecum vivit.<text:tab/> <text:span text:style-name="VR">R.</text:span> Amen.</text:p>
        <text:p text:style-name="BodySm"/>
        <text:p text:style-name="Head4"><text:soft-page-break/>Oratio sancti Thomæ Aquinatis</text:p>
        <text:p text:style-name="BodyLDrop">OMNÍPOTENS, sempitérne De­us, ecce accédo ad sacraméntum unigéniti Fílii tui, Dómini nostri, Jesu Christi; accédo tamquam infírmus ad médicum vitæ, immúndus ad fontem misericórdiæ, cæcus ad lumen claritátis ætérnæ, páuper et egénus ad Dóminum côli et terræ. Rogo ergo imménsæ largitátis tuæ abundántiam, quátenus me­am curáre dignéris infirmitátem, laváre fôditátem, illumináre cæcitátem, ditáre paupertátem, vestíre nuditátem; ut panem Angelórum, Regem regum et Dóminum dominántium, tanta suscípiam reveréntia et humilitáte, tanta contritióne et devotióne, tanta puritáte et fide, tali propósito et intentióne, sicut éxpedit salúti ánimæ meæ. Da mi­hi, quæso, domínici Córporis et Sánguinis non solum suscípere sacraméntum, sed étiam rem et virtútem sacraménti. O mitíssime De­us, da mi­hi Corpus unigéniti Fílii tui, Dómini nostri, Jesu Christi, quod traxit de Vírgine Maria, sic suscípere, ut córpori suo mýstico mérear incorporári, et inter ejus membra connumerári. O amatíssime Pater, concéde mi­hi diléctum Fílium tu­um, quem nunc velátum in via suscípere propóno, reveláta tandem fácie perpétuo contemplári: Qui tecum vivit et regnat in unitáte Spíritus Sancti, De­us, per ómnia sãcula sæculórum. Amen.</text:p>
      </text:section>
      <text:p text:style-name="BodySm"/>
      <text:h text:style-name="Hidden2" text:outline-level="2">Thanksgiving after Mass</text:h>
      <text:p text:style-name="Head1">Gratiarum actio post Missam</text:p>
      <text:section text:style-name="Sect1" text:name="Section8">
        <text:p text:style-name="BodyL"><text:span text:style-name="Rubric">Ant.</text:span> Trium puerórum * cantémus hymnum, quem cantábant Sancti in camíno ignis, benedicéntes Dóminum. <text:span text:style-name="Rubric">(T.P.</text:span> Allelúja.<text:span text:style-name="Rubric">)</text:span></text:p>
        <text:p text:style-name="Head2Cant">Cant. Trium Puerorum <text:line-break/>(Dan. 3:57-88 &amp; 56)</text:p>
        <text:p text:style-name="BodyLDrop">BENEDÍCITE, ómnia ópera Dómini, Dómino: * laudáte et superexaltáte eum in sãcula.<text:tab/><text:line-break/><text:span text:style-name="Bold">B</text:span>enedícite, Angeli Dómini, Dómino: * benedícite, cæli, Dómino.</text:p>
        <text:p text:style-name="BodyL"><text:span text:style-name="Bold">B</text:span>enedícite, aquæ omnes, quæ super cælos sunt, Dómino: * benedícite, omnes virtútes Dómini, Dómino.</text:p>
        <text:p text:style-name="BodyL"><text:span text:style-name="Bold">B</text:span>enedícite, sol et luna, Dómino: * benedícite, stellæ cæli, Dómino.</text:p>
        <text:p text:style-name="BodyL"><text:span text:style-name="Bold">B</text:span>enedícite, omnis imber et ros, Dómino: * benedícite, omnes spíritus Dei, Dómino.</text:p>
        <text:p text:style-name="BodyL"><text:span text:style-name="Bold">B</text:span>enedícite, ignis et æstus, Dómino: * benedícite, frigus et æstus, Dómino.</text:p>
        <text:p text:style-name="BodyL"><text:span text:style-name="Bold">B</text:span>enedícite, rores et pruína, Dómino: * benedícite, gelu et frigus, Dómino.</text:p>
        <text:p text:style-name="BodyL"><text:span text:style-name="Bold">B</text:span>enedícite, glácies et nives, Dómino: * benedícite, noctes et dies, Dómino.</text:p>
        <text:p text:style-name="BodyL"><text:span text:style-name="Bold">B</text:span>enedícite, lux et ténebræ, Dómino: * benedícite, fúlgura et nubes, Dómino.</text:p>
        <text:p text:style-name="BodyL"><text:span text:style-name="Bold">B</text:span>enedícat terra Dóminum: * laudet et superexáltet eum in sãcula.</text:p>
        <text:p text:style-name="BodyL"><text:span text:style-name="Bold">B</text:span>enedícite, montes et colles, Dómino: * benedícite, univérsa germinántia in terra, Dómino.</text:p>
        <text:p text:style-name="BodyL"><text:span text:style-name="Bold">B</text:span>enedícite, fontes, Dómino: * benedícite, mária et flúmina, Dómino.</text:p>
        <text:p text:style-name="BodyL"><text:span text:style-name="Bold">B</text:span>enedícite, cete, et ómnia, quæ movéntur in aquis, Dómino: * benedícite, omnes vólucres cæli, Dómino.</text:p>
        <text:p text:style-name="BodyL"><text:span text:style-name="Bold">B</text:span>enedícite, omnes béstiæ et pécora, Dómino: * benedícite, fílii hóminum, Dómino.</text:p>
        <text:p text:style-name="BodyL"><text:span text:style-name="Bold">B</text:span>enedícat Israël Dóminum: * laudet et superexáltet eum in sãcula.</text:p>
        <text:p text:style-name="BodyL"><text:span text:style-name="Bold">B</text:span>enedícite, sacerdótes Dómini, Dómino: * benedícite, servi Dómini, Dómino.</text:p>
        <text:p text:style-name="BodyL"><text:span text:style-name="Bold">B</text:span>enedícite, spíritus, et ánimæ justó<text:soft-page-break/>rum, Dómino: * benedícite, sancti, et húmiles corde, Dómino.</text:p>
        <text:p text:style-name="BodyL"><text:span text:style-name="Bold">B</text:span>enedícite, Ananía, Azaría, Mísaël, Dómino: * laudáte et superexaltáte eum in sãcula.</text:p>
        <text:p text:style-name="BodyL"><text:span text:style-name="Rubric">(Fit reveréntia:)</text:span></text:p>
        <text:p text:style-name="BodyL"><text:span text:style-name="Bold">B</text:span>enedicámus Patrem et Fílium cum Sancto Spíritu: * laudémus et superexaltémus eum in sãcula.</text:p>
        <text:p text:style-name="BodyL"><text:span text:style-name="Bold">B</text:span>enedíctus es, Dómine, in firmaménto cæli: * et laudábilis, et gloriósus, et superexaltátus in sãcula.</text:p>
        <text:p text:style-name="BodyL"><text:span text:style-name="Rubric">Hic non dicitur</text:span> Glória Patri, <text:span text:style-name="Rubric">neque</text:span> Amen.</text:p>
        <text:p text:style-name="Head2Ps">Psalmus 150</text:p>
        <text:p text:style-name="BodyLDrop">LAUDÁTE Dóminum in sanctis ejus: * laudáte eum in firmaménto virtútis ejus.<text:tab/><text:line-break/><text:span text:style-name="Bold">L</text:span>audáte eum in virtútibus ejus: * laudáte eum secúndum multitúdinem magnitúdinis ejus.</text:p>
        <text:p text:style-name="BodyL"><text:span text:style-name="Bold">L</text:span>audáte eum in sono tubæ: * laudáte eum in psaltério, et cíthara.</text:p>
        <text:p text:style-name="BodyL"><text:span text:style-name="Bold">L</text:span>audáte eum in týmpano, et choro: * laudáte eum in chordis, et órgano.</text:p>
        <text:p text:style-name="BodyL"><text:span text:style-name="Bold">L</text:span>audáte eum in cýmbalis benesonántibus: laudáte eum in cýmbalis jubilatiónis: * omnis spíritus laudet Dóminum.</text:p>
        <text:p text:style-name="BodyL"><text:span text:style-name="Bold">G</text:span>lória Patri, <text:span text:style-name="Rubric">&amp;c</text:span>.</text:p>
        <text:p text:style-name="BodyL"><text:span text:style-name="Rubric">Ant.</text:span> Trium puerórum cantémus hymnum, quem cantábant Sancti in camíno ignis, benedicéntes Dóminum. <text:span text:style-name="Rubric">(T.P.</text:span> Allelúja.<text:span text:style-name="Rubric">)</text:span></text:p>
        <text:p text:style-name="BodySm"/>
        <text:p text:style-name="BodyL"><text:span text:style-name="Bold">K</text:span>ýrie, eléison.</text:p>
        <text:p text:style-name="BodyL"><text:span text:style-name="Bold">C</text:span>hriste, eléison.</text:p>
        <text:p text:style-name="BodyL"><text:span text:style-name="Bold">K</text:span>ýrie, eléiso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L"><text:span text:style-name="VR">V. </text:span>Confiteántur ti­bi, Dómine, ómnia ópera tua.<text:tab/> <text:span text:style-name="VR">R. </text:span>Et sancti tui benedícant ti­bi.</text:p>
        <text:p text:style-name="BodyL"><text:span text:style-name="VR">V. </text:span>Exsultábunt Sancti in glória.<text:tab/> <text:span text:style-name="VR">R. </text:span>Lætabúntur in cubílibus suis.</text:p>
        <text:p text:style-name="BodyL"><text:span text:style-name="VR">V. </text:span>Non nobis, Dómine, non nobis.<text:tab/> <text:span text:style-name="VR">R. </text:span>Sed nómini tuo da glóriam.</text:p>
        <text:p text:style-name="BodyL"><text:span text:style-name="VR">V. </text:span>Dómine, exáudi oratiónem me­am.<text:tab/> <text:span text:style-name="VR">R. </text:span>Et clamor me­us ad te véniat.</text:p>
        <text:p text:style-name="BodyLIndent">Orémus.</text:p>
        <text:p text:style-name="BodyLDrop">DEUS, qui tribus púeris mitigásti flammas ígnium: concéde propítius; ut nos fámulos tuos non exúrat flamma vitiórum.</text:p>
        <text:p text:style-name="BodyLDrop">ACTIÓNES nostras, quãsumus, Dómine, aspirándo prãveni et adjuvándo proséquere: ut cuncta nostra orátio et operátio a te semper incípiat, et per te côpta finiátur.</text:p>
        <text:p text:style-name="BodyLDrop">DA nobis, quãsumus Dómine, vitiórum nostrórum flammas extínguere: qui beáto Lauréntio tribuísti tormentórum suórum incéndia superáre. Per Christum Dóminum nostrum.<text:tab/> <text:span text:style-name="VR">R.</text:span> Amen.</text:p>
        <text:p text:style-name="BodySm"/>
        <text:p text:style-name="Head2Cant">Aspirationes S. Ignatii ad Ssðum Redemptorem</text:p>
        <text:p text:style-name="BodyLDrop">ANIMA Christi, sanctífica me.<text:tab/><text:line-break/><text:span text:style-name="Bold">C</text:span>orpus Christi, salva me.</text:p>
        <text:p text:style-name="BodyL"><text:span text:style-name="Bold">S</text:span>anguis Christi, inébria me.</text:p>
        <text:p text:style-name="BodyL"><text:span text:style-name="Bold">A</text:span>qua láteris Christi, lava me.</text:p>
        <text:p text:style-name="BodyL"><text:span text:style-name="Bold">P</text:span>ássio Christi, confórta me.</text:p>
        <text:p text:style-name="BodyL"><text:span text:style-name="Bold">O</text:span> bone Jesu, exáudi me.</text:p>
        <text:p text:style-name="BodyL"><text:span text:style-name="Bold">I</text:span>ntra tua vúlnera abscónde me.</text:p>
        <text:p text:style-name="BodyL"><text:span text:style-name="Bold">N</text:span>e permíttas me separári a te.</text:p>
        <text:p text:style-name="BodyL"><text:span text:style-name="Bold">A</text:span>b hoste malígno defénde me.</text:p>
        <text:p text:style-name="BodyL"><text:span text:style-name="Bold">I</text:span>n hora mortis meæ voca me.</text:p>
        <text:p text:style-name="BodyL"><text:span text:style-name="Bold">E</text:span>t jube me veníre ad te,</text:p>
        <text:p text:style-name="BodyL"><text:span text:style-name="Bold">U</text:span>t cum Sanctis tuis laudem te</text:p>
        <text:p text:style-name="BodyL"><text:span text:style-name="Bold">I</text:span>n sãcula sæculórum. Amen.</text:p>
        <text:p text:style-name="BodySm"/>
        <text:p text:style-name="Head3"><text:soft-page-break/><draw:frame draw:style-name="fr3" draw:name="2" text:anchor-type="as-char" svg:width="0.3492in" style:rel-width="40%" svg:height="0.522in" style:rel-height="scale" draw:z-index="89"><draw:image xlink:href="../Images/crucifix.png" xlink:type="simple" xlink:show="embed" xlink:actuate="onLoad"/></draw:frame></text:p>
        <text:p text:style-name="Head4">Oratio ad D.N.J.C. Crucifixum</text:p>
        <text:p text:style-name="BodyLDrop">EN ego, o bone et dulcíssime Jesu, ante conspéctum tu­um génibus me provólvo ac máximo ánimi ardóre te oro atque obtéstor, ut me­um in cor vívidos fídei, spei et caritátis sensus, atque veram peccatórum meórum pæniténtiam, éaque emendándi firmíssimam voluntátem velis imprímere; dum magno ánimi afféctu et dolóre tua quinque vúlnera mecum ipse consídero ac mente contémplor, illud præ óculis habens, quod jam in ore ponébat tuo David prophéta de te, o bone Jesu: Fodérunt manus meas et pedes meos: dinumeravérunt ómnia ossa mea. <text:span text:style-name="Rubric">Ps. 21, 17-18</text:span></text:p>
        <text:p text:style-name="BodySm"/>
        <text:p text:style-name="Head4">Oratio sancti Thomæ Aquinatis</text:p>
        <text:p text:style-name="BodyLDrop">GRÁTIAS ti­bi ago, Dómine sancte, Pater omnípotens, ætérne De­us, qui me peccatórem indígnum fámulum tu­um, nullis meis méritis, sed sola dignatióne misericórdiæ tuæ satiáre dignátus es pretióso Córpore et Sánguine Fílii tui Dómini nostri Jesu Christi: et precor ut hæc sancta Commúnio non sit mi­hi reátus ad pônam, sed intercéssio salutáris ad véniam: sit mi­hi armatúra fídei, et scutum bonæ voluntátis: sit vitiórum meórum evacuátio, concupiscéntiæ et libídinis exterminátio, caritátis et patiéntiæ, humilitátis et obediéntiæ, omniúmque virtútum augmentátio: contra insídias inimicórum ómnium tam visibílium quam invisibílium firma defénsio, mótu­um meórum, tam carnálium quam spirituálium, perfécta quietátio, in te uno ac vero Deo firma adhaésio, atque finis mei felix consummátio. Et precor te ut ad illud ineffábile convívium me peccatórem perdúcere dignéris, ubi tu cum Fílio tuo et Spíritu Sancto, sanctis tuis es lux vera, satíetas plena, gáudium sempitérnum, jucúnditas consummáta, et felícitas perfécta. Per eúmdem Christum Dóminum nostrum. Amen.</text:p>
        <text:p text:style-name="BodySm"/>
        <text:p text:style-name="Head4">Rhythmus S. Thomæ Aquinatis</text:p>
        <text:p text:style-name="HymnL1"><text:span text:style-name="HymnR">A</text:span>dóro te devóte, látens Déitas,</text:p>
        <text:p text:style-name="HymnL">Quæ sub his figúris vere látitas,</text:p>
        <text:p text:style-name="HymnL">Tibi se cor me­um totum súbjicit,</text:p>
        <text:p text:style-name="HymnL">Quia Te contémplans totum déficit.</text:p>
        <text:p text:style-name="HymnS"/>
        <text:p text:style-name="HymnL"><text:span text:style-name="HymnR">V</text:span>isus, tactus, gustus in te fállitur,</text:p>
        <text:p text:style-name="HymnL">Sed audítu solo tuto créditur:</text:p>
        <text:p text:style-name="HymnL">Credo quidquid dixit Dei Fílius:</text:p>
        <text:p text:style-name="HymnL">Nil hoc verbo Veritátis vérius.</text:p>
        <text:p text:style-name="HymnS"/>
        <text:p text:style-name="HymnL"><text:span text:style-name="HymnR">I</text:span>n cruce latébat sola Déitas,</text:p>
        <text:p text:style-name="HymnL">At hic latet simul et humánitas:</text:p>
        <text:p text:style-name="HymnL">Ambo tamen credens atque cónfitens,</text:p>
        <text:p text:style-name="HymnL">Peto quod petívit latro põnitens.</text:p>
        <text:p text:style-name="HymnS"/>
        <text:p text:style-name="HymnL"><text:span text:style-name="HymnR">P</text:span>lagas, sicut Thomas, non intúeor:</text:p>
        <text:p text:style-name="HymnL">Deum tamen me­um te confíteor:</text:p>
        <text:p text:style-name="HymnL">Fac me ti­bi semper magis crédere,</text:p>
        <text:p text:style-name="HymnL">In te spem habére, te dilígere.</text:p>
        <text:p text:style-name="HymnS"/>
        <text:p text:style-name="HymnL"><text:span text:style-name="HymnR">O</text:span> memoriále mortis Dómini!</text:p>
        <text:p text:style-name="HymnL">Panis vivus vitam præstans hómini!</text:p>
        <text:p text:style-name="HymnL">Præsta meæ menti de te vívere,</text:p>
        <text:p text:style-name="HymnL">Et te illi semper dulce sápere.</text:p>
        <text:p text:style-name="HymnS"/>
        <text:p text:style-name="HymnL"><text:span text:style-name="HymnR">P</text:span>ie pellicáne, Jesu Dómine!</text:p>
        <text:p text:style-name="HymnL">Me immúndum munda tuo Sánguine:</text:p>
        <text:p text:style-name="HymnL">Cujus una stilla salvum fácere</text:p>
        <text:p text:style-name="HymnL">Totum mundum quit ab omni scélere.</text:p>
        <text:p text:style-name="HymnS"/>
        <text:p text:style-name="HymnL"><text:span text:style-name="HymnR">J</text:span>esu, quem velátum nunc aspício,</text:p>
        <text:p text:style-name="HymnL">Oro fiat illud quod tam sítio,</text:p>
        <text:p text:style-name="HymnL"><text:soft-page-break/>Ut te reveláta cérnens fácie,</text:p>
        <text:p text:style-name="HymnL">Visu sim beátus tuæ glóriæ. Amen.</text:p>
        <text:p text:style-name="BodySm"><text:span text:style-name="Rubric">Auth. St. Thomas</text:span></text:p>
      </text:section>
      <text:p text:style-name="BodySm"/>
      <text:h text:style-name="Hidden2" text:outline-level="2">Litany B.V.M.</text:h>
      <text:p text:style-name="Head1">Litaniæ Laurentanæ B. Mariæ Virg.</text:p>
      <text:section text:style-name="Sect1" text:name="Section9">
        <text:p text:style-name="BodyLDrop">KÝRIE, eléison. <text:tab/><text:line-break/>Christe eléison.</text:p>
        <text:p text:style-name="BodyL">Kýrie, eléison.</text:p>
        <text:p text:style-name="BodyL">Christe, audi nos.</text:p>
        <text:p text:style-name="BodyL">Christe, exáudi nos.</text:p>
        <text:p text:style-name="BodyL">Pater de côlis, De­us,<text:tab/><text:span text:style-name="VR">R. </text:span>Miserére nobis.</text:p>
        <text:p text:style-name="BodyL">Fili, Redémptor mundi, De­us,<text:tab/><text:span text:style-name="VR">R. </text:span>Miserére nobis.</text:p>
        <text:p text:style-name="BodyL">Spíritus Sancte, De­us,<text:tab/><text:span text:style-name="VR">R. </text:span>Miserére nobis.</text:p>
        <text:p text:style-name="BodyL">Sancta Trínitas, unus De­us,<text:tab/><text:span text:style-name="VR">R. </text:span>Miserére nobis.</text:p>
        <text:p text:style-name="BodyL"><text:tab/></text:p>
        <text:p text:style-name="BodyL">Sancta María,<text:tab/><text:span text:style-name="VR">R. </text:span>Ora pro nobis,</text:p>
        <text:p text:style-name="BodyL">Sancta Dei Génetrix,</text:p>
        <text:p text:style-name="BodyL">Sancta Virgo vírginum,</text:p>
        <text:p text:style-name="BodyL">Mater Christi,</text:p>
        <text:p text:style-name="BodyL">Mater divínæ grátiæ,</text:p>
        <text:p text:style-name="BodyL">Mater puríssima,</text:p>
        <text:p text:style-name="BodyL">Mater castíssima,</text:p>
        <text:p text:style-name="BodyL">Mater invioláta,</text:p>
        <text:p text:style-name="BodyL">Mater intemeráta,</text:p>
        <text:p text:style-name="BodyL">Mater amábilis,</text:p>
        <text:p text:style-name="BodyL">Mater admirábilis,</text:p>
        <text:p text:style-name="BodyL">Mater boni Consílii,</text:p>
        <text:p text:style-name="BodyL">Mater de perpétuo succúrsu,</text:p>
        <text:p text:style-name="BodyL">Mater Creatóris,</text:p>
        <text:p text:style-name="BodyL">Mater Salvatóris,</text:p>
        <text:p text:style-name="BodyL">Virgo prudentíssima,</text:p>
        <text:p text:style-name="BodyL">Virgo veneránda,</text:p>
        <text:p text:style-name="BodyL">Virgo prædicánda,</text:p>
        <text:p text:style-name="BodyL">Virgo potens,</text:p>
        <text:p text:style-name="BodyL">Virgo clemens,</text:p>
        <text:p text:style-name="BodyL">Virgo fidélis,</text:p>
        <text:p text:style-name="BodyL">Spéculum justítiæ,</text:p>
        <text:p text:style-name="BodyL">Sedes sapiéntiæ,</text:p>
        <text:p text:style-name="BodyL">Causa nostræ lætítiæ,</text:p>
        <text:p text:style-name="BodyL">Vas spirituále,</text:p>
        <text:p text:style-name="BodyL">Vas honorábile,</text:p>
        <text:p text:style-name="BodyL">Vas insígne devotiónis,</text:p>
        <text:p text:style-name="BodyL">Rosa mýstica,</text:p>
        <text:p text:style-name="BodyL">Turris Davídica,</text:p>
        <text:p text:style-name="BodyL">Turris ebúrnea,</text:p>
        <text:p text:style-name="BodyL">Domus áurea,</text:p>
        <text:p text:style-name="BodyL">Fôderis arca,</text:p>
        <text:p text:style-name="BodyL">Jánua côli,</text:p>
        <text:p text:style-name="BodyL">Stella matutína,</text:p>
        <text:p text:style-name="BodyL">Salus infirmórum,</text:p>
        <text:p text:style-name="BodyL">Refúgium peccatórum,</text:p>
        <text:p text:style-name="BodyL">Consolátrix afflictórum,</text:p>
        <text:p text:style-name="BodyL">Auxílium Christianórum,</text:p>
        <text:p text:style-name="BodyL">Regína Angelórum,</text:p>
        <text:p text:style-name="BodyL">Regína Patriarchárum,</text:p>
        <text:p text:style-name="BodyL">Regína Prophetárum,</text:p>
        <text:p text:style-name="BodyL">Regína Apostolórum,</text:p>
        <text:p text:style-name="BodyL">Regína Mártyrum,</text:p>
        <text:p text:style-name="BodyL">Regína Confessórum,</text:p>
        <text:p text:style-name="BodyL">Regína Vírginum,</text:p>
        <text:p text:style-name="BodyL">Regína Sanctórum ómnium,</text:p>
        <text:p text:style-name="BodyL">Regína sine labe origináli concépta,</text:p>
        <text:p text:style-name="BodyL">Regína in côlum assúmpta,</text:p>
        <text:p text:style-name="BodyL">Regína sacratíssimi Rosárii,</text:p>
        <text:p text:style-name="BodyL">Regína pacis,</text:p>
        <text:p text:style-name="BodyL"><text:tab/></text:p>
        <text:p text:style-name="BodyL">Agnus Dei, qui tollis peccáta mundi,<text:tab/><text:span text:style-name="VR">R. </text:span>Parce nobis, Dómine.</text:p>
        <text:p text:style-name="BodyL">Agnus Dei, qui tollis peccáta mundi,<text:tab/><text:span text:style-name="VR">R. </text:span>Exáudi nos, Dómine.</text:p>
        <text:p text:style-name="BodyL">Agnus Dei, qui tollis peccáta mundi,<text:tab/><text:span text:style-name="VR">R. </text:span>Miserére nobis.</text:p>
        <text:p text:style-name="BodyL"><text:tab/></text:p>
        <text:p text:style-name="BodyL"><text:span text:style-name="VR">V. </text:span>Ora pro nobis, sancta Dei Génitrix.<text:tab/> <text:span text:style-name="VR">R. </text:span>Ut digni efficiámur promissiónibus Christi.</text:p>
        <text:p text:style-name="BodyLIndent">Orémus.</text:p>
        <text:p text:style-name="BodyLDrop">CONCÉDE nos fámulos tuos, quãsumus, Dómine De­us, perpé<text:soft-page-break/>tua mentis et córporis sanitáte gaudére: et, gloriósa beátæ Maríæ semper Vírginis intercessióne, a præsénti liberári tristítia, et ætérna pérfrui lætítia. Per Christum Dóminum nostrum.</text:p>
        <text:p text:style-name="BodySm"/>
        <text:p text:style-name="Head4">Oratio ad S. Angelum custodem</text:p>
        <text:p text:style-name="BodyLDrop">ANGELE Dei, qui custos es mei, me, ti­bi commíssum pietáte supérna, hodie illúmina, custódi, rege et gubérna. Amen.</text:p>
        <text:p text:style-name="BodyL"><text:span text:style-name="VR">V. </text:span>Angelis suis De­us mandávit de te.<text:tab/> <text:span text:style-name="VR">R. </text:span>Ut custódiant te in ómnibus viis tuis.</text:p>
        <text:p text:style-name="BodyLIndent">Orémus.</text:p>
        <text:p text:style-name="BodyLDrop">DEUS, qui ineffábili providéntia sanctos Angelos tuos ad nostram custódiam míttere dignáris: largíre supplícibus tuis; et eórum semper protectióne deféndi, et ætérna societáte gaudére. Per Dóminum.</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VR" svg:font-family="'Times VR'" style:font-adornments="Regular" style:font-pitch="variable"/>
    <style:font-face style:name="Times New Roman" svg:font-family="'Times New Roman'" style:font-family-generic="roman" style:font-pitch="variable"/>
    <style:font-face style:name="TimesLT" svg:font-family="TimesLT"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LT"/>
    </style:style>
    <style:style style:name="Body" style:family="paragraph" style:parent-style-name="Standard" style:master-page-name="">
      <style:paragraph-properties fo:text-align="start" style:justify-single-word="false" fo:hyphenation-ladder-count="no-limit" style:page-number="auto" fo:background-color="transparent" style:shadow="none">
        <style:tab-stops>
          <style:tab-stop style:position="10in" style:type="right"/>
        </style:tab-stops>
        <style:background-image/>
      </style:paragraph-properties>
      <style:text-properties fo:font-size="9pt" fo:language="en" fo:country="GB" style:text-scale="95%" fo:hyphenate="true" fo:hyphenation-remain-char-count="2" fo:hyphenation-push-char-count="2"/>
    </style:style>
    <style:style style:name="BodyE" style:family="paragraph" style:parent-style-name="Body">
      <style:paragraph-properties fo:text-align="justify" style:justify-single-word="false"/>
    </style:style>
    <style:style style:name="BodyL" style:family="paragraph" style:parent-style-name="BodyE">
      <style:text-properties fo:language="la" fo:country="VA"/>
    </style:style>
    <style:style style:name="BodySm" style:family="paragraph" style:parent-style-name="Body" style:master-page-name="">
      <style:paragraph-properties style:page-number="auto"/>
      <style:text-properties fo:font-size="8pt"/>
    </style:style>
    <style:style style:name="BodyESm" style:family="paragraph" style:parent-style-name="BodySm">
      <style:paragraph-properties fo:text-align="justify" style:justify-single-word="false"/>
    </style:style>
    <style:style style:name="Footnote" style:family="paragraph" style:parent-style-name="BodyESm" style:class="extra">
      <style:paragraph-properties fo:margin="100%" fo:margin-left="0in" fo:margin-right="0in" fo:text-indent="0.0701in" style:auto-text-indent="false" text:number-lines="false" text:line-number="0"/>
    </style:style>
    <style:style style:name="BodyLSm" style:family="paragraph" style:parent-style-name="BodyESm">
      <style:text-properties fo:language="la" fo:country="VA"/>
    </style:style>
    <style:style style:name="BodyEDrop" style:family="paragraph" style:parent-style-name="BodyE" style:class="extra" style:master-page-name="">
      <style:paragraph-properties style:page-number="auto">
        <style:drop-cap style:lines="2" style:distance="0.0201in" style:style-name="DropCap"/>
      </style:paragraph-properties>
    </style:style>
    <style:style style:name="BodyLDrop" style:family="paragraph" style:parent-style-name="BodyEDrop">
      <style:text-properties fo:language="la" fo:country="VA"/>
    </style:style>
    <style:style style:name="BodyEIndent" style:family="paragraph" style:parent-style-name="BodyE">
      <style:paragraph-properties fo:margin="100%" fo:margin-left="0in" fo:margin-right="0in" fo:text-indent="0.1in" style:auto-text-indent="false"/>
    </style:style>
    <style:style style:name="BodyLIndent" style:family="paragraph" style:parent-style-name="BodyEIndent">
      <style:text-properties fo:language="la" fo:country="VA"/>
    </style:style>
    <style:style style:name="Rubric" style:family="paragraph" style:parent-style-name="BodyE" style:class="extra" style:master-page-name="">
      <style:paragraph-properties style:page-number="auto"/>
      <style:text-properties fo:color="#ff0000" fo:font-style="italic"/>
    </style:style>
    <style:style style:name="RubricH" style:family="paragraph" style:parent-style-name="Rubric" style:master-page-name="">
      <style:paragraph-properties style:page-number="auto" fo:keep-with-next="always"/>
    </style:style>
    <style:style style:name="RubricHSm" style:family="paragraph" style:parent-style-name="RubricH">
      <style:text-properties fo:font-size="7.5pt"/>
    </style:style>
    <style:style style:name="RubricHidden" style:family="paragraph" style:parent-style-name="Body">
      <style:paragraph-properties fo:keep-with-next="always"/>
      <style:text-properties text:display="none"/>
    </style:style>
    <style:style style:name="BkHidden" style:family="paragraph" style:parent-style-name="RubricHidden"/>
    <style:style style:name="HymnE" style:family="paragraph" style:parent-style-name="Body">
      <style:paragraph-properties fo:margin="100%" fo:margin-left="0.1in" fo:margin-right="0in" fo:text-indent="-0.1in" style:auto-text-indent="false"/>
    </style:style>
    <style:style style:name="HymnE1" style:family="paragraph" style:parent-style-name="HymnE"/>
    <style:style style:name="HymnL" style:family="paragraph" style:parent-style-name="HymnE">
      <style:text-properties fo:language="la" fo:country="VA"/>
    </style:style>
    <style:style style:name="HymnL1" style:family="paragraph" style:parent-style-name="HymnL"/>
    <style:style style:name="HymnS" style:family="paragraph" style:parent-style-name="Body">
      <style:text-properties fo:font-size="4pt"/>
    </style:style>
    <style:style style:name="Head0" style:family="paragraph" style:parent-style-name="Standard">
      <style:paragraph-properties fo:margin-top="0in" fo:margin-bottom="0in" style:contextual-spacing="false" fo:text-align="center" style:justify-single-word="false" fo:keep-with-next="always"/>
      <style:text-properties fo:text-transform="uppercase" fo:color="#ff0000" fo:font-size="13pt" fo:font-weight="bold"/>
    </style:style>
    <style:style style:name="Head0L" style:family="paragraph" style:parent-style-name="Head0">
      <style:text-properties text:display="none"/>
    </style:style>
    <style:style style:name="Head1" style:family="paragraph" style:parent-style-name="Head0">
      <style:text-properties fo:color="#000000" fo:font-size="11pt" fo:font-weight="bold"/>
    </style:style>
    <style:style style:name="Head1L" style:family="paragraph" style:parent-style-name="Head1">
      <style:text-properties text:display="none"/>
    </style:style>
    <style:style style:name="Head1NI" style:family="paragraph" style:parent-style-name="Head1"/>
    <style:style style:name="Head1NIL" style:family="paragraph" style:parent-style-name="Head1NI">
      <style:text-properties text:display="none"/>
    </style:style>
    <style:style style:name="Head2" style:family="paragraph" style:parent-style-name="Head1" style:next-style-name="Rubric" style:master-page-name="">
      <style:paragraph-properties fo:margin-top="0in" fo:margin-bottom="0in" style:contextual-spacing="false" style:page-number="auto"/>
      <style:text-properties fo:font-variant="small-caps" fo:font-size="10pt" fo:font-weight="bold"/>
    </style:style>
    <style:style style:name="Head2L" style:family="paragraph" style:parent-style-name="Head2">
      <style:text-properties text:display="none"/>
    </style:style>
    <style:style style:name="Head2Ps" style:family="paragraph" style:parent-style-name="Head4"/>
    <style:style style:name="Head2Cant" style:family="paragraph" style:parent-style-name="Head4"/>
    <style:style style:name="Head3" style:family="paragraph" style:parent-style-name="Head2">
      <style:text-properties fo:color="#ff0000" fo:font-size="10pt" fo:font-weight="normal"/>
    </style:style>
    <style:style style:name="Head3L" style:family="paragraph" style:parent-style-name="Head3">
      <style:text-properties text:display="none"/>
    </style:style>
    <style:style style:name="Head4" style:family="paragraph" style:parent-style-name="RubricH">
      <style:paragraph-properties fo:text-align="center" style:justify-single-word="false"/>
    </style:style>
    <style:style style:name="Head5" style:family="paragraph" style:parent-style-name="RubricHSm">
      <style:paragraph-properties fo:text-align="center" style:justify-single-word="false"/>
    </style:style>
    <style:style style:name="IndexCaps" style:family="paragraph" style:parent-style-name="Body" style:master-page-name="">
      <style:paragraph-properties fo:margin-top="0.0402in" fo:margin-bottom="0.0402in" style:contextual-spacing="false" style:page-number="auto"/>
      <style:text-properties fo:text-transform="uppercase" fo:font-weight="bold"/>
    </style:style>
    <style:style style:name="Spacer" style:family="paragraph" style:parent-style-name="Body" style:master-page-name="">
      <style:paragraph-properties style:page-number="auto"/>
      <style:text-properties fo:font-size="2pt"/>
    </style:style>
    <style:style style:name="Line" style:family="paragraph" style:parent-style-name="Spacer">
      <style:paragraph-properties fo:margin="100%" fo:margin-left="0.15in" fo:margin-right="0.15in" fo:text-indent="0in" style:auto-text-indent="false" fo:padding="0in" fo:border-left="none" fo:border-right="none" fo:border-top="none" fo:border-bottom="0.06pt solid #ff0000" style:shadow="none"/>
    </style:style>
    <style:style style:name="PageHeader" style:family="paragraph" style:parent-style-name="BodySm">
      <style:paragraph-properties fo:padding="0in" fo:border-left="none" fo:border-right="none" fo:border-top="none" fo:border-bottom="0.06pt solid #000000" style:shadow="none"/>
    </style:style>
    <style:style style:name="Hidden1" style:family="paragraph" style:parent-style-name="Body" style:default-outline-level="1" style:master-page-name="">
      <style:paragraph-properties style:page-number="auto" fo:keep-with-next="always"/>
      <style:text-properties text:display="none"/>
    </style:style>
    <style:style style:name="Hidden2" style:family="paragraph" style:parent-style-name="Hidden1" style:default-outline-level="2" style:master-page-name="">
      <style:paragraph-properties style:page-number="auto"/>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ext_20_body" style:display-name="Text body" style:family="paragraph" style:parent-style-name="Standard" style:class="text">
      <style:paragraph-properties fo:margin-top="0in" fo:margin-bottom="0.0835in" style:contextual-spacing="false"/>
    </style:style>
    <style:style style:name="Frame_20_contents" style:display-name="Frame contents" style:family="paragraph" style:parent-style-name="Text_20_body" style:class="extra"/>
    <style:style style:name="HymnR" style:family="text">
      <style:text-properties fo:color="#ff0000" fo:font-size="10pt" fo:font-weight="bold"/>
    </style:style>
    <style:style style:name="Rubric" style:family="text">
      <style:text-properties fo:color="#ff0000" fo:font-style="normal"/>
    </style:style>
    <style:style style:name="RubricH" style:family="text" style:parent-style-name="Rubric">
      <style:text-properties style:text-position="10% 70%"/>
    </style:style>
    <style:style style:name="NonRubric" style:family="text" style:parent-style-name="Rubric">
      <style:text-properties fo:color="#000000" fo:font-style="normal" fo:font-weight="normal"/>
    </style:style>
    <style:style style:name="Red" style:family="text">
      <style:text-properties fo:color="#ff0000" style:text-position="1% 60%" style:font-name="TimesLT"/>
    </style:style>
    <style:style style:name="Italic" style:family="text">
      <style:text-properties fo:font-style="italic"/>
    </style:style>
    <style:style style:name="Bold" style:family="text">
      <style:text-properties fo:font-weight="bold"/>
    </style:style>
    <style:style style:name="BoldR" style:family="text">
      <style:text-properties fo:color="#ff0000" fo:font-weight="bold"/>
    </style:style>
    <style:style style:name="BoldRC" style:family="text">
      <style:text-properties fo:text-transform="uppercase" fo:color="#ff0000" fo:font-weight="bold"/>
    </style:style>
    <style:style style:name="AllCaps" style:family="text">
      <style:text-properties fo:text-transform="uppercase"/>
    </style:style>
    <style:style style:name="SmCaps" style:family="text">
      <style:text-properties fo:font-variant="small-caps"/>
    </style:style>
    <style:style style:name="Super" style:family="text">
      <style:text-properties style:text-position="super 58%"/>
    </style:style>
    <style:style style:name="DropCap" style:family="text">
      <style:text-properties fo:color="#ff0000" style:font-name="TimesLT" fo:font-weight="bold"/>
    </style:style>
    <style:style style:name="VR" style:family="text">
      <style:text-properties fo:color="#ff0000" style:font-name="Times VR"/>
    </style:style>
    <style:style style:name="NH" style:family="text">
      <style:text-properties fo:language="zu" fo:country="ZA"/>
    </style:style>
    <style:style style:name="L" style:family="text">
      <style:text-properties fo:language="la" fo:country="VA"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flow-with-text="false"/>
    </style:style>
    <style:style style:name="Mfr2" style:family="graphic" style:parent-style-name="Frame">
      <style:graphic-properties fo:margin-left="0in" fo:margin-right="0in" fo:margin-top="0in" fo:margin-bottom="0in" style:vertical-pos="from-top" style:vertical-rel="page-content" style:horizontal-pos="left" style:horizontal-rel="page-content" fo:padding="0in" fo:border="none" style:shadow="none" style:flow-with-text="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mirrored">
      <style:page-layout-properties fo:page-width="4.25in" fo:page-height="7in" style:num-format="1" style:print-orientation="portrait" fo:margin="0.25in"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0902in" fo:margin-left="0in" fo:margin-right="0in" fo:margin-bottom="0.05in" style:dynamic-spacing="false"/>
      </style:header-style>
      <style:footer-style>
        <style:header-footer-properties fo:min-height="0.0402in" fo:margin-left="0in" fo:margin-right="0in" fo:margin-top="0in" style:dynamic-spacing="false"/>
      </style:footer-style>
    </style:page-layout>
    <style:page-layout style:name="Mpm3" style:page-usage="mirrored">
      <style:page-layout-properties fo:page-width="4.25in" fo:page-height="7in" style:num-format="i" style:print-orientation="portrait" fo:margin="0.25in"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0902in" fo:margin-left="0in" fo:margin-right="0in" fo:margin-bottom="0.05in" style:dynamic-spacing="false"/>
      </style:header-style>
      <style:footer-style/>
    </style:page-layout>
    <style:page-layout style:name="Mpm4" style:page-usage="right">
      <style:page-layout-properties fo:page-width="4.25in" fo:page-height="7in" style:num-format="1" style:print-orientation="portrait" fo:margin="0.25in"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Body" style:page-layout-name="Mpm2">
      <style:header>
        <text:p text:style-name="PageHeader"><text:tab/><text:page-number text:select-page="current">7</text:page-number></text:p>
      </style:header>
      <style:header-left>
        <text:p text:style-name="PageHeader"><text:page-number text:select-page="current">8</text:page-number></text:p>
      </style:header-left>
      <style:footer>
        <text:p text:style-name="Spacer"><draw:frame draw:style-name="Mfr1" draw:name="FrLeft" text:anchor-type="paragraph" svg:y="-0.2in" draw:z-index="12"><draw:text-box fo:min-height="0.0201in" fo:min-width="0.1in"><text:p text:style-name="BodySm"><text:chapter text:display="name" text:outline-level="2">Matins</text:chapter></text:p></draw:text-box></draw:frame><draw:frame draw:style-name="Mfr2" draw:name="FrLeft1" text:anchor-type="paragraph" svg:y="-0.2in" draw:z-index="59"><draw:text-box fo:min-height="0.0201in" fo:min-width="0.1in"><text:p text:style-name="BodySm"><text:chapter text:display="name" text:outline-level="1">Little Office BVM</text:chapter></text:p></draw:text-box></draw:frame> <text:s/></text:p>
      </style:footer>
      <style:footer-left>
        <text:p text:style-name="Spacer"><draw:frame draw:style-name="Mfr1" draw:name="FrLeft2" text:anchor-type="paragraph" svg:y="-0.2in" draw:z-index="88"><draw:text-box fo:min-height="0.0201in" fo:min-width="0.1in"><text:p text:style-name="BodySm"><text:chapter text:display="name" text:outline-level="2">Matins</text:chapter></text:p></draw:text-box></draw:frame> </text:p>
      </style:footer-left>
    </style:master-page>
    <style:master-page style:name="Intro" style:page-layout-name="Mpm3">
      <style:header>
        <text:p text:style-name="PageHeader"><text:tab/><text:page-number text:select-page="current">2</text:page-number></text:p>
      </style:header>
      <style:header-left>
        <text:p text:style-name="PageHeader"><text:page-number text:select-page="current">2</text:page-number></text:p>
      </style:header-left>
    </style:master-page>
    <style:master-page style:name="Header_20_Page" style:display-name="Header Page"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meta:initial-creator>David Siefker</meta:initial-creator>
    <meta:creation-date>2007-12-09T19:37:48</meta:creation-date>
    <dc:date>2012-10-22T20:18:39.16</dc:date>
    <meta:printed-by>D S</meta:printed-by>
    <meta:print-date>2012-09-12T10:24:45.53</meta:print-date>
    <meta:editing-cycles>219</meta:editing-cycles>
    <meta:editing-duration>P2DT13H34M55S</meta:editing-duration>
    <meta:document-statistic meta:table-count="0" meta:image-count="3" meta:object-count="0" meta:page-count="59" meta:paragraph-count="2062" meta:word-count="21886" meta:character-count="140336" meta:non-whitespace-character-count="120215"/>
    <meta:user-defined meta:name="Info 1"/>
    <meta:user-defined meta:name="Info 2"/>
    <meta:user-defined meta:name="Info 3"/>
    <meta:user-defined meta:name="Info 4"/>
  </office:meta>
</office:document-meta>
</file>